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Object 518/content.xml"/>
  <manifest:file-entry manifest:media-type="text/xml" manifest:full-path="Object 518/settings.xml"/>
  <manifest:file-entry manifest:media-type="application/vnd.oasis.opendocument.formula" manifest:full-path="Object 518/"/>
  <manifest:file-entry manifest:media-type="text/xml" manifest:full-path="Object 420/content.xml"/>
  <manifest:file-entry manifest:media-type="text/xml" manifest:full-path="Object 420/settings.xml"/>
  <manifest:file-entry manifest:media-type="application/vnd.oasis.opendocument.formula" manifest:full-path="Object 420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958/content.xml"/>
  <manifest:file-entry manifest:media-type="text/xml" manifest:full-path="Object 958/settings.xml"/>
  <manifest:file-entry manifest:media-type="application/vnd.oasis.opendocument.formula" manifest:full-path="Object 958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959/content.xml"/>
  <manifest:file-entry manifest:media-type="text/xml" manifest:full-path="Object 959/settings.xml"/>
  <manifest:file-entry manifest:media-type="application/vnd.oasis.opendocument.formula" manifest:full-path="Object 959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ect 523/content.xml"/>
  <manifest:file-entry manifest:media-type="text/xml" manifest:full-path="Object 523/settings.xml"/>
  <manifest:file-entry manifest:media-type="application/vnd.oasis.opendocument.formula" manifest:full-path="Object 52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486/content.xml"/>
  <manifest:file-entry manifest:media-type="text/xml" manifest:full-path="Object 486/settings.xml"/>
  <manifest:file-entry manifest:media-type="application/vnd.oasis.opendocument.formula" manifest:full-path="Object 486/"/>
  <manifest:file-entry manifest:media-type="application/x-openoffice-gdimetafile;windows_formatname=&quot;GDIMetaFile&quot;" manifest:full-path="ObjectReplacements/Object 518"/>
  <manifest:file-entry manifest:media-type="application/x-openoffice-gdimetafile;windows_formatname=&quot;GDIMetaFile&quot;" manifest:full-path="ObjectReplacements/Object 42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958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959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2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86"/>
  <manifest:file-entry manifest:media-type="application/x-openoffice-gdimetafile;windows_formatname=&quot;GDIMetaFile&quot;" manifest:full-path="ObjectReplacements/Object 960"/>
  <manifest:file-entry manifest:media-type="application/x-openoffice-gdimetafile;windows_formatname=&quot;GDIMetaFile&quot;" manifest:full-path="ObjectReplacements/Object 961"/>
  <manifest:file-entry manifest:media-type="application/x-openoffice-gdimetafile;windows_formatname=&quot;GDIMetaFile&quot;" manifest:full-path="ObjectReplacements/Object 962"/>
  <manifest:file-entry manifest:media-type="application/x-openoffice-gdimetafile;windows_formatname=&quot;GDIMetaFile&quot;" manifest:full-path="ObjectReplacements/Object 963"/>
  <manifest:file-entry manifest:media-type="application/x-openoffice-gdimetafile;windows_formatname=&quot;GDIMetaFile&quot;" manifest:full-path="ObjectReplacements/Object 964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82"/>
  <manifest:file-entry manifest:media-type="application/x-openoffice-gdimetafile;windows_formatname=&quot;GDIMetaFile&quot;" manifest:full-path="ObjectReplacements/Object 965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8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84"/>
  <manifest:file-entry manifest:media-type="application/x-openoffice-gdimetafile;windows_formatname=&quot;GDIMetaFile&quot;" manifest:full-path="ObjectReplacements/Object 967"/>
  <manifest:file-entry manifest:media-type="application/x-openoffice-gdimetafile;windows_formatname=&quot;GDIMetaFile&quot;" manifest:full-path="ObjectReplacements/Object 58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86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308"/>
  <manifest:file-entry manifest:media-type="application/x-openoffice-gdimetafile;windows_formatname=&quot;GDIMetaFile&quot;" manifest:full-path="ObjectReplacements/Object 45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551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70"/>
  <manifest:file-entry manifest:media-type="application/x-openoffice-gdimetafile;windows_formatname=&quot;GDIMetaFile&quot;" manifest:full-path="ObjectReplacements/Object 273"/>
  <manifest:file-entry manifest:media-type="application/x-openoffice-gdimetafile;windows_formatname=&quot;GDIMetaFile&quot;" manifest:full-path="ObjectReplacements/Object 274"/>
  <manifest:file-entry manifest:media-type="application/x-openoffice-gdimetafile;windows_formatname=&quot;GDIMetaFile&quot;" manifest:full-path="ObjectReplacements/Object 275"/>
  <manifest:file-entry manifest:media-type="application/x-openoffice-gdimetafile;windows_formatname=&quot;GDIMetaFile&quot;" manifest:full-path="ObjectReplacements/Object 276"/>
  <manifest:file-entry manifest:media-type="application/x-openoffice-gdimetafile;windows_formatname=&quot;GDIMetaFile&quot;" manifest:full-path="ObjectReplacements/Object 41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960/content.xml"/>
  <manifest:file-entry manifest:media-type="text/xml" manifest:full-path="Object 960/settings.xml"/>
  <manifest:file-entry manifest:media-type="application/vnd.oasis.opendocument.formula" manifest:full-path="Object 960/"/>
  <manifest:file-entry manifest:media-type="text/xml" manifest:full-path="Object 961/content.xml"/>
  <manifest:file-entry manifest:media-type="text/xml" manifest:full-path="Object 961/settings.xml"/>
  <manifest:file-entry manifest:media-type="application/vnd.oasis.opendocument.formula" manifest:full-path="Object 961/"/>
  <manifest:file-entry manifest:media-type="text/xml" manifest:full-path="Object 962/content.xml"/>
  <manifest:file-entry manifest:media-type="text/xml" manifest:full-path="Object 962/settings.xml"/>
  <manifest:file-entry manifest:media-type="application/vnd.oasis.opendocument.formula" manifest:full-path="Object 962/"/>
  <manifest:file-entry manifest:media-type="text/xml" manifest:full-path="Object 963/content.xml"/>
  <manifest:file-entry manifest:media-type="text/xml" manifest:full-path="Object 963/settings.xml"/>
  <manifest:file-entry manifest:media-type="application/vnd.oasis.opendocument.formula" manifest:full-path="Object 963/"/>
  <manifest:file-entry manifest:media-type="text/xml" manifest:full-path="Object 964/content.xml"/>
  <manifest:file-entry manifest:media-type="text/xml" manifest:full-path="Object 964/settings.xml"/>
  <manifest:file-entry manifest:media-type="application/vnd.oasis.opendocument.formula" manifest:full-path="Object 964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82/content.xml"/>
  <manifest:file-entry manifest:media-type="text/xml" manifest:full-path="Object 582/settings.xml"/>
  <manifest:file-entry manifest:media-type="application/vnd.oasis.opendocument.formula" manifest:full-path="Object 582/"/>
  <manifest:file-entry manifest:media-type="text/xml" manifest:full-path="Object 965/content.xml"/>
  <manifest:file-entry manifest:media-type="text/xml" manifest:full-path="Object 965/settings.xml"/>
  <manifest:file-entry manifest:media-type="application/vnd.oasis.opendocument.formula" manifest:full-path="Object 965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83/content.xml"/>
  <manifest:file-entry manifest:media-type="text/xml" manifest:full-path="Object 583/settings.xml"/>
  <manifest:file-entry manifest:media-type="application/vnd.oasis.opendocument.formula" manifest:full-path="Object 58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84/content.xml"/>
  <manifest:file-entry manifest:media-type="text/xml" manifest:full-path="Object 584/settings.xml"/>
  <manifest:file-entry manifest:media-type="application/vnd.oasis.opendocument.formula" manifest:full-path="Object 584/"/>
  <manifest:file-entry manifest:media-type="text/xml" manifest:full-path="Object 967/content.xml"/>
  <manifest:file-entry manifest:media-type="text/xml" manifest:full-path="Object 967/settings.xml"/>
  <manifest:file-entry manifest:media-type="application/vnd.oasis.opendocument.formula" manifest:full-path="Object 967/"/>
  <manifest:file-entry manifest:media-type="text/xml" manifest:full-path="Object 585/content.xml"/>
  <manifest:file-entry manifest:media-type="text/xml" manifest:full-path="Object 585/settings.xml"/>
  <manifest:file-entry manifest:media-type="application/vnd.oasis.opendocument.formula" manifest:full-path="Object 58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86/content.xml"/>
  <manifest:file-entry manifest:media-type="text/xml" manifest:full-path="Object 586/settings.xml"/>
  <manifest:file-entry manifest:media-type="application/vnd.oasis.opendocument.formula" manifest:full-path="Object 586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full-path="Object 108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full-path="Object 256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full-path="Object 207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full-path="Object 208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full-path="Object 161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308/content.xml"/>
  <manifest:file-entry manifest:media-type="text/xml" manifest:full-path="Object 308/settings.xml"/>
  <manifest:file-entry manifest:media-type="application/vnd.oasis.opendocument.formula" manifest:full-path="Object 308/"/>
  <manifest:file-entry manifest:media-type="text/xml" manifest:full-path="Object 455/content.xml"/>
  <manifest:file-entry manifest:media-type="text/xml" manifest:full-path="Object 455/settings.xml"/>
  <manifest:file-entry manifest:media-type="application/vnd.oasis.opendocument.formula" manifest:full-path="Object 455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551/content.xml"/>
  <manifest:file-entry manifest:media-type="text/xml" manifest:full-path="Object 551/settings.xml"/>
  <manifest:file-entry manifest:media-type="application/vnd.oasis.opendocument.formula" manifest:full-path="Object 551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full-path="Object 179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270/content.xml"/>
  <manifest:file-entry manifest:media-type="text/xml" manifest:full-path="Object 270/settings.xml"/>
  <manifest:file-entry manifest:media-type="application/vnd.oasis.opendocument.formula" manifest:full-path="Object 270/"/>
  <manifest:file-entry manifest:media-type="text/xml" manifest:full-path="meta.xml"/>
  <manifest:file-entry manifest:media-type="text/xml" manifest:full-path="Object 273/content.xml"/>
  <manifest:file-entry manifest:media-type="text/xml" manifest:full-path="Object 273/settings.xml"/>
  <manifest:file-entry manifest:media-type="application/vnd.oasis.opendocument.formula" manifest:full-path="Object 273/"/>
  <manifest:file-entry manifest:media-type="text/xml" manifest:full-path="Object 274/content.xml"/>
  <manifest:file-entry manifest:media-type="text/xml" manifest:full-path="Object 274/settings.xml"/>
  <manifest:file-entry manifest:media-type="application/vnd.oasis.opendocument.formula" manifest:full-path="Object 274/"/>
  <manifest:file-entry manifest:media-type="text/xml" manifest:full-path="Object 275/content.xml"/>
  <manifest:file-entry manifest:media-type="text/xml" manifest:full-path="Object 275/settings.xml"/>
  <manifest:file-entry manifest:media-type="application/vnd.oasis.opendocument.formula" manifest:full-path="Object 275/"/>
  <manifest:file-entry manifest:media-type="text/xml" manifest:full-path="Object 276/content.xml"/>
  <manifest:file-entry manifest:media-type="text/xml" manifest:full-path="Object 276/settings.xml"/>
  <manifest:file-entry manifest:media-type="application/vnd.oasis.opendocument.formula" manifest:full-path="Object 276/"/>
  <manifest:file-entry manifest:media-type="text/xml" manifest:full-path="Object 411/content.xml"/>
  <manifest:file-entry manifest:media-type="text/xml" manifest:full-path="Object 411/settings.xml"/>
  <manifest:file-entry manifest:media-type="application/vnd.oasis.opendocument.formula" manifest:full-path="Object 411/"/>
  <manifest:file-entry manifest:media-type="" manifest:full-path="Thumbnails/thumbnail.png"/>
  <manifest:file-entry manifest:media-type="" manifest:full-path="Thumbnails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full-path="Object 180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full-path="Object 18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голова">
      <style:graphic-properties fo:min-height="1.537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комментарий_5f_лево" style:list-style-name="L2">
      <style:graphic-properties fo:min-height="4.531cm"/>
    </style:style>
    <style:style style:name="gr4" style:family="graphic" style:parent-style-name="алгоритм">
      <style:graphic-properties style:protect="size"/>
    </style:style>
    <style:style style:name="gr5" style:family="graphic" style:parent-style-name="да_5f_нет">
      <style:graphic-properties fo:min-height="0.398cm"/>
    </style:style>
    <style:style style:name="gr6" style:family="graphic" style:parent-style-name="standard">
      <style:graphic-properties style:protect="size"/>
    </style:style>
    <style:style style:name="gr7" style:family="graphic" style:parent-style-name="objectwithoutfill">
      <style:graphic-properties draw:fill="none"/>
    </style:style>
    <style:style style:name="gr8" style:family="graphic" style:parent-style-name="да_5f_нет">
      <style:graphic-properties fo:min-height="0.371cm"/>
    </style:style>
    <style:style style:name="gr9" style:family="graphic" style:parent-style-name="да_5f_нет">
      <style:graphic-properties fo:min-height="0.451cm"/>
    </style:style>
    <style:style style:name="gr10" style:family="graphic" style:parent-style-name="комментарий">
      <style:graphic-properties fo:min-height="0.374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комментарий">
      <style:graphic-properties fo:min-height="0.747cm"/>
    </style:style>
    <style:style style:name="gr13" style:family="graphic" style:parent-style-name="рамка">
      <style:graphic-properties fo:min-height="0.398cm"/>
    </style:style>
    <style:style style:name="gr14" style:family="graphic" style:parent-style-name="комментарий">
      <style:graphic-properties fo:min-height="2.961cm"/>
    </style:style>
    <style:style style:name="gr15" style:family="graphic" style:parent-style-name="вывод">
      <style:graphic-properties style:protect="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text-properties fo:font-weight="normal"/>
    </style:style>
    <style:style style:name="P6" style:family="paragraph">
      <style:text-properties fo:font-weight="bold"/>
    </style:style>
    <style:style style:name="T1" style:family="text">
      <style:text-properties fo:font-size="10pt"/>
    </style:style>
    <style:style style:name="T2" style:family="text">
      <style:text-properties fo:font-style="italic"/>
    </style:style>
    <style:style style:name="T3" style:family="text">
      <style:text-properties fo:font-family="'Courier New'" style:font-style-name="Обычный" style:font-family-generic="modern" style:font-pitch="fixed" style:font-family-asian="'Courier New'" style:font-style-name-asian="Обычный" style:font-family-generic-asian="modern" style:font-pitch-asian="fixed" style:font-family-complex="'Courier New'" style:font-style-name-complex="Обычный" style:font-family-generic-complex="modern" style:font-pitch-complex="fixed"/>
    </style:style>
    <style:style style:name="T4" style:family="text">
      <style:text-properties fo:font-size="10pt" fo:font-style="italic"/>
    </style:style>
    <style:style style:name="T5" style:family="text">
      <style:text-properties fo:font-weight="normal"/>
    </style:style>
    <style:style style:name="T6" style:family="text">
      <style:text-properties fo:font-style="italic" fo:font-weight="normal"/>
    </style:style>
    <style:style style:name="T7" style:family="text">
      <style:text-properties fo:font-style="normal" fo:font-weight="normal"/>
    </style:style>
    <style:style style:name="T8" style:family="text">
      <style:text-properties fo:font-family="Symbol" style:font-style-name="Обычный" style:font-family-generic="roman" style:font-pitch="variable" style:font-charset="x-symbol" fo:font-style="normal" fo:font-weight="normal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9" style:family="text">
      <style:text-properties fo:font-style="normal" fo:font-weight="bold"/>
    </style:style>
    <style:style style:name="T10" style:family="text">
      <style:text-properties fo:font-family="Symbol" style:font-style-name="Обычный" style:font-family-generic="roman" style:font-pitch="variable" style:font-charset="x-symbol" fo:font-size="10pt" fo:font-style="normal" fo:font-weight="bold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Алгоритм" draw:style-name="dp1" draw:master-page-name="Стандарт">
        <office:forms form:automatic-focus="false" form:apply-design-mode="false"/>
        <draw:frame draw:style-name="gr1" draw:text-style-name="P1" draw:layer="layout" svg:width="17cm" svg:height="1.537cm" svg:x="2cm" svg:y="0.52cm">
          <draw:text-box>
            <text:p text:style-name="P1">Алгоритм рассчета нагрузки и зольности комплекса МКУ</text:p>
          </draw:text-box>
        </draw:frame>
        <draw:rect draw:style-name="алгоритм" draw:id="id6" draw:layer="layout" svg:width="1.752cm" svg:height="0.796cm" svg:x="9.5cm" svg:y="2.9cm" draw:corner-radius="0.5cm">
          <text:p text:style-name="P1">Начало</text:p>
        </draw:rect>
        <draw:rect draw:style-name="подблок" draw:id="id1" draw:layer="layout" svg:width="6.7cm" svg:height="1.017cm" svg:x="7.05cm" svg:y="4.785cm">
          <text:p text:style-name="P1">Блок рассчёта средних нагрузки</text:p>
        </draw:rect>
        <draw:rect draw:style-name="подблок" draw:id="id2" draw:layer="layout" svg:width="6.7cm" svg:height="1.016cm" svg:x="7.05cm" svg:y="6.819cm">
          <text:p text:style-name="P1">Блок рассчёта средних зольности</text:p>
          <text:p text:style-name="P1">часть 1, 2</text:p>
        </draw:rect>
        <draw:rect draw:style-name="подблок" draw:id="id3" draw:layer="layout" svg:width="6.7cm" svg:height="1.017cm" svg:x="7.05cm" svg:y="8.94cm">
          <text:p text:style-name="P1">Блок рассчета нагрузки</text:p>
        </draw:rect>
        <draw:rect draw:style-name="подблок" draw:id="id4" draw:layer="layout" svg:width="6.7cm" svg:height="1.016cm" svg:x="7.05cm" svg:y="11.062cm">
          <text:p text:style-name="P1">Блок рассчёта зольности</text:p>
        </draw:rect>
        <draw:rect draw:style-name="алгоритм" draw:id="id5" draw:layer="layout" svg:width="1.752cm" svg:height="0.796cm" svg:x="9.498cm" svg:y="13.204cm" draw:corner-radius="0.5cm">
          <text:p text:style-name="P1">Конец</text:p>
        </draw:rect>
        <draw:connector draw:style-name="алгоритм" draw:layer="layout" svg:x1="10.4cm" svg:y1="5.802cm" svg:x2="10.4cm" svg:y2="6.819cm" draw:start-shape="id1" draw:start-glue-point="2" draw:end-shape="id2" draw:end-glue-point="0">
          <text:p text:style-name="P1"/>
        </draw:connector>
        <draw:connector draw:style-name="алгоритм" draw:layer="layout" svg:x1="10.4cm" svg:y1="7.835cm" svg:x2="10.4cm" svg:y2="8.94cm" draw:start-shape="id2" draw:start-glue-point="2" draw:end-shape="id3" draw:end-glue-point="0">
          <text:p text:style-name="P1"/>
        </draw:connector>
        <draw:connector draw:style-name="алгоритм" draw:layer="layout" svg:x1="10.4cm" svg:y1="9.957cm" svg:x2="10.4cm" svg:y2="11.062cm" draw:start-shape="id3" draw:start-glue-point="2" draw:end-shape="id4" draw:end-glue-point="0">
          <text:p text:style-name="P1"/>
        </draw:connector>
        <draw:connector draw:style-name="алгоритм" draw:layer="layout" svg:x1="10.4cm" svg:y1="12.078cm" svg:x2="10.374cm" svg:y2="13.204cm" draw:start-shape="id4" draw:start-glue-point="2" draw:end-shape="id5" draw:end-glue-point="0">
          <text:p text:style-name="P1"/>
        </draw:connector>
        <draw:connector draw:style-name="gr2" draw:text-style-name="P2" draw:layer="layout" svg:x1="10.376cm" svg:y1="3.696cm" svg:x2="10.4cm" svg:y2="4.785cm" draw:start-shape="id6" draw:start-glue-point="2" draw:end-shape="id1" draw:end-glue-point="0">
          <text:p text:style-name="P1"/>
        </draw:connector>
        <draw:frame draw:style-name="gr3" draw:text-style-name="P3" draw:layer="layout" svg:width="16.45cm" svg:height="4.531cm" svg:x="2.1cm" svg:y="19.069cm">
          <draw:text-box>
            <text:list text:style-name="L2">
              <text:list-item>
                <text:p text:style-name="P3">Дата : <text:date style:data-style-name="D1" text:date-value="2006-03-24">24.3.06</text:date> <text:time style:data-style-name="T1" text:time-value="0-00-00">11:09:47</text:time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Комментарии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Пределы Fam и Fax автоматически ежеминутно пересчитываются по Am, Ax, a, b, c;</text:p>
              </text:list-item>
            </text:list>
            <text:list text:style-name="L2">
              <text:list-item>
                <text:p text:style-name="P1"><text:s/></text:p>
              </text:list-item>
            </text:list>
          </draw:text-box>
        </draw:frame>
      </draw:page>
      <draw:page draw:name="Средние  нагрузки" draw:style-name="dp1" draw:master-page-name="Стандарт">
        <draw:rect draw:style-name="алгоритм" draw:id="id7" draw:layer="layout" svg:width="1.827cm" svg:height="0.834cm" svg:x="5.816cm" svg:y="3.4cm" draw:corner-radius="0.5cm">
          <text:p text:style-name="P1"><text:span text:style-name="T1">Начало</text:span></text:p>
        </draw:rect>
        <draw:g draw:id="id8">
          <draw:rect draw:style-name="алгоритм" draw:layer="layout" svg:width="6.301cm" svg:height="2.047cm" svg:x="3.579cm" svg:y="4.688cm">
            <text:p text:style-name="P1"/>
          </draw:rect>
          <draw:frame draw:style-name="gr4" draw:layer="layout" svg:width="5.999cm" svg:height="1.755cm" svg:x="3.755cm" svg:y="4.79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 draw:id="id9">
          <draw:polygon draw:style-name="алгоритм" draw:layer="layout" svg:width="3.379cm" svg:height="0.649cm" svg:x="5.04cm" svg:y="7.705cm" svg:viewBox="0 0 3380 650" draw:points="507,649 0,324 507,0 2872,0 3379,324 2872,649">
            <text:p text:style-name="P1"/>
          </draw:polygon>
          <draw:frame draw:style-name="gr4" draw:layer="layout" svg:width="1.457cm" svg:height="0.485cm" svg:x="5.957cm" svg:y="7.82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 draw:id="id10">
          <draw:polygon draw:style-name="алгоритм" draw:layer="layout" svg:width="1.689cm" svg:height="1.019cm" svg:x="5.885cm" svg:y="8.817cm" svg:viewBox="0 0 1690 1020" draw:points="0,509 844,0 1689,509 844,1019">
            <text:p text:style-name="P1"/>
          </draw:polygon>
          <draw:frame draw:style-name="gr4" draw:layer="layout" svg:width="0.631cm" svg:height="0.51cm" svg:x="6.418cm" svg:y="9.05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 draw:id="id12">
          <draw:polygon draw:style-name="алгоритм" draw:layer="layout" svg:width="2.923cm" svg:height="1.125cm" svg:x="5.268cm" svg:y="10.286cm" svg:viewBox="0 0 2924 1126" draw:points="0,562 1462,0 2923,562 1462,1125">
            <text:p text:style-name="P1"/>
          </draw:polygon>
          <draw:frame draw:style-name="gr4" draw:layer="layout" svg:width="1.644cm" svg:height="0.517cm" svg:x="5.953cm" svg:y="10.572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draw:id="id14">
          <draw:polygon draw:style-name="алгоритм" draw:layer="layout" svg:width="2.922cm" svg:height="1.124cm" svg:x="2.574cm" svg:y="11.447cm" svg:viewBox="0 0 2923 1125" draw:points="0,562 1462,0 2922,562 1462,1124">
            <text:p text:style-name="P1"/>
          </draw:polygon>
          <draw:frame draw:style-name="gr4" draw:layer="layout" svg:width="1.714cm" svg:height="0.517cm" svg:x="3.213cm" svg:y="11.738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 draw:id="id13">
          <draw:rect draw:style-name="алгоритм" draw:layer="layout" svg:width="3.105cm" svg:height="1.16cm" svg:x="9.972cm" svg:y="9.837cm">
            <text:p text:style-name="P1"/>
          </draw:rect>
          <draw:frame draw:style-name="gr4" draw:layer="layout" svg:width="2.96cm" svg:height="1.163cm" svg:x="9.972cm" svg:y="9.85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g draw:id="id15">
          <draw:rect draw:style-name="алгоритм" draw:layer="layout" svg:width="2.466cm" svg:height="1.281cm" svg:x="8.51cm" svg:y="11.847cm">
            <text:p text:style-name="P1"/>
          </draw:rect>
          <draw:frame draw:style-name="gr4" draw:layer="layout" svg:width="2.314cm" svg:height="1.164cm" svg:x="8.602cm" svg:y="11.923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 draw:id="id16">
          <draw:rect draw:style-name="алгоритм" draw:layer="layout" svg:width="2.557cm" svg:height="1.205cm" svg:x="2.757cm" svg:y="13.127cm">
            <text:p text:style-name="P1"/>
          </draw:rect>
          <draw:frame draw:style-name="gr4" draw:layer="layout" svg:width="2.484cm" svg:height="1.054cm" svg:x="2.771cm" svg:y="13.22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 draw:id="id11">
          <draw:rect draw:style-name="алгоритм" draw:layer="layout" svg:width="5.754cm" svg:height="5.42cm" svg:x="13.396cm" svg:y="10.311cm">
            <text:p text:style-name="P1"/>
          </draw:rect>
          <draw:frame draw:style-name="gr4" draw:layer="layout" svg:width="5.51cm" svg:height="5.34cm" svg:x="13.548cm" svg:y="10.44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onnector draw:style-name="алгоритм" draw:layer="layout" svg:x1="6.729cm" svg:y1="4.234cm" svg:x2="6.729cm" svg:y2="4.688cm" draw:start-shape="id7" draw:start-glue-point="2" draw:end-shape="id8" draw:end-glue-point="0">
          <text:p text:style-name="P1"/>
        </draw:connector>
        <draw:connector draw:style-name="алгоритм" draw:layer="layout" svg:x1="6.729cm" svg:y1="6.735cm" svg:x2="6.729cm" svg:y2="7.705cm" draw:start-shape="id8" draw:start-glue-point="2" draw:end-shape="id9" draw:end-glue-point="0">
          <text:p text:style-name="P1"/>
        </draw:connector>
        <draw:connector draw:style-name="алгоритм" draw:layer="layout" svg:x1="6.729cm" svg:y1="8.354cm" svg:x2="6.729cm" svg:y2="8.817cm" draw:start-shape="id9" draw:start-glue-point="2" draw:end-shape="id10" draw:end-glue-point="0">
          <text:p text:style-name="P1"/>
        </draw:connector>
        <draw:connector draw:style-name="алгоритм" draw:layer="layout" svg:x1="8.419cm" svg:y1="8.029cm" svg:x2="16.273cm" svg:y2="10.311cm" draw:start-shape="id9" draw:start-glue-point="1" draw:end-shape="id11" draw:end-glue-point="0">
          <text:p text:style-name="P1"/>
        </draw:connector>
        <draw:connector draw:style-name="алгоритм" draw:layer="layout" svg:x1="6.729cm" svg:y1="9.836cm" svg:x2="6.729cm" svg:y2="10.286cm" draw:start-shape="id10" draw:start-glue-point="2" draw:end-shape="id12" draw:end-glue-point="0">
          <text:p text:style-name="P1"/>
        </draw:connector>
        <draw:connector draw:style-name="алгоритм" draw:layer="layout" svg:x1="7.574cm" svg:y1="9.326cm" svg:x2="11.524cm" svg:y2="9.837cm" draw:start-shape="id10" draw:start-glue-point="1" draw:end-shape="id13" draw:end-glue-point="0">
          <text:p text:style-name="P1"/>
        </draw:connector>
        <draw:connector draw:style-name="алгоритм" draw:layer="layout" svg:x1="5.268cm" svg:y1="10.848cm" svg:x2="4.035cm" svg:y2="11.447cm" draw:start-shape="id12" draw:start-glue-point="3" draw:end-shape="id14" draw:end-glue-point="0">
          <text:p text:style-name="P1"/>
        </draw:connector>
        <draw:connector draw:style-name="алгоритм" draw:layer="layout" svg:x1="8.191cm" svg:y1="10.848cm" svg:x2="9.743cm" svg:y2="11.847cm" draw:start-shape="id12" draw:start-glue-point="1" draw:end-shape="id15" draw:end-glue-point="0">
          <text:p text:style-name="P1"/>
        </draw:connector>
        <draw:connector draw:style-name="алгоритм" draw:layer="layout" svg:x1="4.035cm" svg:y1="12.571cm" svg:x2="4.035cm" svg:y2="13.127cm" draw:start-shape="id14" draw:start-glue-point="2" draw:end-shape="id16" draw:end-glue-point="0">
          <text:p text:style-name="P1"/>
        </draw:connector>
        <draw:connector draw:style-name="алгоритм" draw:layer="layout" svg:x1="5.496cm" svg:y1="12.009cm" svg:x2="6.921cm" svg:y2="12.495cm" draw:start-shape="id14" draw:start-glue-point="1" draw:end-shape="id17" draw:end-glue-point="0">
          <text:p text:style-name="P1"/>
        </draw:connector>
        <draw:connector draw:style-name="алгоритм" draw:layer="layout" svg:x1="4.035cm" svg:y1="14.332cm" svg:x2="6.775cm" svg:y2="14.841cm" draw:start-shape="id16" draw:start-glue-point="2" draw:end-shape="id18" draw:end-glue-point="3">
          <text:p text:style-name="P1"/>
        </draw:connector>
        <draw:g draw:id="id17">
          <draw:rect draw:style-name="алгоритм" draw:layer="layout" svg:width="2.448cm" svg:height="1.281cm" svg:x="5.679cm" svg:y="12.495cm">
            <text:p text:style-name="P1"/>
          </draw:rect>
          <draw:frame draw:style-name="gr4" draw:layer="layout" svg:width="2.484cm" svg:height="1.164cm" svg:x="5.679cm" svg:y="12.576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connector draw:style-name="алгоритм" draw:layer="layout" svg:x1="6.921cm" svg:y1="13.776cm" svg:x2="6.912cm" svg:y2="14.702cm" draw:start-shape="id17" draw:start-glue-point="2" draw:end-shape="id18" draw:end-glue-point="0">
          <text:p text:style-name="P1"/>
        </draw:connector>
        <draw:ellipse draw:style-name="алгоритм" draw:id="id18" draw:layer="layout" svg:width="0.274cm" svg:height="0.278cm" svg:x="6.775cm" svg:y="14.702cm">
          <text:p text:style-name="P1"/>
        </draw:ellipse>
        <draw:connector draw:style-name="алгоритм" draw:layer="layout" svg:x1="9.743cm" svg:y1="13.128cm" svg:x2="7.049cm" svg:y2="14.841cm" draw:start-shape="id15" draw:start-glue-point="2" draw:end-shape="id18" draw:end-glue-point="1">
          <text:p text:style-name="P1"/>
        </draw:connector>
        <draw:ellipse draw:style-name="алгоритм" draw:id="id19" draw:layer="layout" svg:width="0.274cm" svg:height="0.277cm" svg:x="6.775cm" svg:y="15.629cm">
          <text:p text:style-name="P1"/>
        </draw:ellipse>
        <draw:connector draw:style-name="алгоритм" draw:layer="layout" svg:x1="11.524cm" svg:y1="11.013cm" svg:x2="7.049cm" svg:y2="15.767cm" draw:start-shape="id13" draw:start-glue-point="2" draw:end-shape="id19" draw:end-glue-point="1">
          <text:p text:style-name="P1"/>
        </draw:connector>
        <draw:connector draw:style-name="алгоритм" draw:layer="layout" svg:x1="6.912cm" svg:y1="14.98cm" svg:x2="6.912cm" svg:y2="15.629cm" draw:start-shape="id18" draw:start-glue-point="2" draw:end-shape="id19" draw:end-glue-point="0">
          <text:p text:style-name="P1"/>
        </draw:connector>
        <draw:connector draw:style-name="алгоритм" draw:layer="layout" draw:line-skew="-2.49cm" svg:x1="6.775cm" svg:y1="15.767cm" svg:x2="5.04cm" svg:y2="8.029cm" draw:start-shape="id19" draw:start-glue-point="3" draw:end-shape="id9" draw:end-glue-point="3">
          <text:p text:style-name="P1"/>
        </draw:connector>
        <draw:connector draw:style-name="алгоритм" draw:layer="layout" svg:x1="16.273cm" svg:y1="15.78cm" svg:x2="6.85cm" svg:y2="18.766cm" draw:start-shape="id11" draw:start-glue-point="2" draw:end-shape="id20" draw:end-glue-point="0">
          <text:p text:style-name="P1"/>
        </draw:connector>
        <draw:frame draw:style-name="gr5" draw:layer="layout" svg:width="0.913cm" svg:height="0.398cm" svg:x="7.45cm" svg:y="8.797cm">
          <draw:text-box>
            <text:p text:style-name="P1"><text:span text:style-name="T2">Нет</text:span></text:p>
          </draw:text-box>
        </draw:frame>
        <draw:frame draw:style-name="gr5" draw:layer="layout" svg:width="0.914cm" svg:height="0.398cm" svg:x="5.736cm" svg:y="9.654cm">
          <draw:text-box>
            <text:p text:style-name="P1"><text:span text:style-name="T2">Да</text:span></text:p>
          </draw:text-box>
        </draw:frame>
        <draw:frame draw:style-name="gr5" draw:layer="layout" svg:width="0.913cm" svg:height="0.398cm" svg:x="4.95cm" svg:y="10.354cm">
          <draw:text-box>
            <text:p text:style-name="P1"><text:span text:style-name="T2">Да</text:span></text:p>
          </draw:text-box>
        </draw:frame>
        <draw:frame draw:style-name="gr5" draw:layer="layout" svg:width="0.913cm" svg:height="0.398cm" svg:x="7.787cm" svg:y="10.397cm">
          <draw:text-box>
            <text:p text:style-name="P1"><text:span text:style-name="T2">Нет</text:span></text:p>
          </draw:text-box>
        </draw:frame>
        <draw:frame draw:style-name="gr5" draw:layer="layout" svg:width="0.913cm" svg:height="0.398cm" svg:x="5.131cm" svg:y="11.54cm">
          <draw:text-box>
            <text:p text:style-name="P1"><text:span text:style-name="T2">Нет</text:span></text:p>
          </draw:text-box>
        </draw:frame>
        <draw:frame draw:style-name="gr5" draw:layer="layout" svg:width="0.913cm" svg:height="0.398cm" svg:x="3.122cm" svg:y="12.469cm">
          <draw:text-box>
            <text:p text:style-name="P1"><text:span text:style-name="T2">Да</text:span></text:p>
          </draw:text-box>
        </draw:frame>
        <draw:rect draw:style-name="голова" draw:layer="layout" svg:width="16.95cm" svg:height="0.7cm" svg:x="2cm" svg:y="0.8cm">
          <text:p text:style-name="P1">Блок расчета средних нагрузки</text:p>
        </draw:rect>
        <draw:rect draw:style-name="алгоритм" draw:id="id20" draw:layer="layout" svg:width="2.101cm" svg:height="0.834cm" svg:x="5.8cm" svg:y="18.766cm" draw:corner-radius="0.5cm">
          <text:p text:style-name="P1"><text:span text:style-name="T1">Конец</text:span></text:p>
        </draw:rect>
      </draw:page>
      <draw:page draw:name="Средние зольности 1" draw:style-name="dp1" draw:master-page-name="Стандарт">
        <draw:rect draw:style-name="алгоритм" draw:id="id25" draw:layer="layout" svg:width="2cm" svg:height="0.9cm" svg:x="4.8cm" svg:y="2.15cm" draw:corner-radius="0.5cm">
          <text:p text:style-name="P1"><text:span text:style-name="T1">Начало</text:span></text:p>
        </draw:rect>
        <draw:rect draw:style-name="алгоритм" draw:id="id42" draw:layer="layout" svg:width="1.295cm" svg:height="0.603cm" svg:x="14.337cm" svg:y="3.197cm">
          <text:p text:style-name="P1"><text:span text:style-name="T3">K←0</text:span></text:p>
        </draw:rect>
        <draw:g draw:id="id22">
          <draw:polygon draw:style-name="алгоритм" draw:layer="layout" svg:width="7.122cm" svg:height="2.926cm" svg:x="11.424cm" svg:y="5.621cm" svg:viewBox="0 0 7123 2927" draw:points="0,1463 3562,0 7122,1463 3562,2926">
            <text:p text:style-name="P1"/>
          </draw:polygon>
          <draw:frame draw:style-name="gr4" draw:layer="layout" svg:width="5.583cm" svg:height="1.515cm" svg:x="12.233cm" svg:y="6.077cm">
            <draw:object xlink:href="./Object 551" xlink:type="simple" xlink:show="embed" xlink:actuate="onLoad"/>
            <draw:image xlink:href="./ObjectReplacements/Object 551" xlink:type="simple" xlink:show="embed" xlink:actuate="onLoad"/>
          </draw:frame>
        </draw:g>
        <draw:rect draw:style-name="алгоритм" draw:layer="layout" svg:width="1.619cm" svg:height="0.688cm" svg:x="14.175cm" svg:y="9.032cm">
          <text:p text:style-name="P1"><text:span text:style-name="T3">k←k+1</text:span></text:p>
        </draw:rect>
        <draw:connector draw:style-name="алгоритм" draw:layer="layout" svg:x1="14.985cm" svg:y1="8.547cm" svg:x2="14.984cm" svg:y2="9.032cm">
          <text:p text:style-name="P1"/>
        </draw:connector>
        <draw:connector draw:style-name="алгоритм" draw:layer="layout" svg:x1="14.984cm" svg:y1="3.8cm" svg:x2="14.985cm" svg:y2="4.314cm">
          <text:p text:style-name="P1"/>
        </draw:connector>
        <draw:connector draw:style-name="алгоритм" draw:layer="layout" svg:x1="14.947cm" svg:y1="4.9cm" svg:x2="14.985cm" svg:y2="5.621cm" draw:start-shape="id21" draw:start-glue-point="2" draw:end-shape="id22" draw:end-glue-point="0">
          <text:p text:style-name="P1"/>
        </draw:connector>
        <draw:connector draw:style-name="алгоритм" draw:layer="layout" svg:x1="14.984cm" svg:y1="9.72cm" svg:x2="14.975cm" svg:y2="10.45cm" draw:end-shape="id23" draw:end-glue-point="0">
          <text:p text:style-name="P1"/>
        </draw:connector>
        <draw:connector draw:style-name="алгоритм" draw:layer="layout" draw:line-skew="3.005cm 2.706cm" svg:x1="16.445cm" svg:y1="4.599cm" svg:x2="6.241cm" svg:y2="12.187cm" draw:start-shape="id21" draw:start-glue-point="1" draw:end-shape="id24" draw:end-glue-point="0">
          <text:p text:style-name="P1"/>
        </draw:connector>
        <draw:frame draw:style-name="gr5" draw:layer="layout" svg:width="0.809cm" svg:height="0.398cm" svg:x="18.303cm" svg:y="6.536cm">
          <draw:text-box>
            <text:p text:style-name="P1"><text:span text:style-name="T2">Нет</text:span></text:p>
          </draw:text-box>
        </draw:frame>
        <draw:connector draw:style-name="алгоритм" draw:layer="layout" svg:x1="5.8cm" svg:y1="3.05cm" svg:x2="5.818cm" svg:y2="3.64cm" draw:start-shape="id25" draw:start-glue-point="2" draw:end-shape="id26" draw:end-glue-point="0">
          <text:p text:style-name="P1"/>
        </draw:connector>
        <draw:g draw:id="id24">
          <draw:rect draw:style-name="алгоритм" draw:layer="layout" svg:width="5.665cm" svg:height="1.893cm" svg:x="3.409cm" svg:y="12.187cm">
            <text:p text:style-name="P1"/>
          </draw:rect>
          <draw:frame draw:style-name="gr4" draw:layer="layout" svg:width="5.387cm" svg:height="1.631cm" svg:x="3.475cm" svg:y="12.31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5" draw:layer="layout" svg:width="0.809cm" svg:height="0.398cm" svg:x="14.135cm" svg:y="8.393cm">
          <draw:text-box>
            <text:p text:style-name="P1"><text:span text:style-name="T2">Да</text:span></text:p>
          </draw:text-box>
        </draw:frame>
        <draw:g draw:id="id26">
          <draw:rect draw:style-name="алгоритм" draw:layer="layout" svg:width="3.237cm" svg:height="1.11cm" svg:x="4.2cm" svg:y="3.64cm">
            <text:p text:style-name="P1">Копирование</text:p>
            <text:p text:style-name="P1"/>
          </draw:rect>
          <draw:frame draw:style-name="gr4" draw:layer="layout" svg:width="2.913cm" svg:height="0.436cm" svg:x="4.4cm" svg:y="4.164cm">
            <draw:object xlink:href="./Object 455" xlink:type="simple" xlink:show="embed" xlink:actuate="onLoad"/>
            <draw:image xlink:href="./ObjectReplacements/Object 455" xlink:type="simple" xlink:show="embed" xlink:actuate="onLoad"/>
          </draw:frame>
        </draw:g>
        <draw:connector draw:style-name="алгоритм" draw:layer="layout" svg:x1="5.818cm" svg:y1="4.75cm" svg:x2="5.825cm" svg:y2="6.253cm" draw:start-shape="id26" draw:start-glue-point="2" draw:end-shape="id27" draw:end-glue-point="0">
          <text:p text:style-name="P1"/>
        </draw:connector>
        <draw:g draw:id="id28">
          <draw:polygon draw:style-name="алгоритм" draw:layer="layout" svg:width="2.995cm" svg:height="0.602cm" svg:x="4.744cm" svg:y="14.726cm" svg:viewBox="0 0 2996 603" draw:points="450,602 0,301 450,0 2546,0 2995,301 2546,602">
            <text:p text:style-name="P1"/>
          </draw:polygon>
          <draw:frame draw:style-name="gr4" draw:layer="layout" svg:width="1.271cm" svg:height="0.451cm" svg:x="5.618cm" svg:y="14.812cm">
            <draw:object xlink:href="./Object 958" xlink:type="simple" xlink:show="embed" xlink:actuate="onLoad"/>
            <draw:image xlink:href="./ObjectReplacements/Object 958" xlink:type="simple" xlink:show="embed" xlink:actuate="onLoad"/>
          </draw:frame>
        </draw:g>
        <draw:g draw:id="id30">
          <draw:polygon draw:style-name="алгоритм" draw:layer="layout" svg:width="1.497cm" svg:height="0.947cm" svg:x="5.493cm" svg:y="15.758cm" svg:viewBox="0 0 1498 948" draw:points="0,474 749,0 1497,474 749,947">
            <text:p text:style-name="P1"/>
          </draw:polygon>
          <draw:frame draw:style-name="gr4" draw:layer="layout" svg:width="0.701cm" svg:height="0.473cm" svg:x="5.905cm" svg:y="16.017cm">
            <draw:object xlink:href="./Object 959" xlink:type="simple" xlink:show="embed" xlink:actuate="onLoad"/>
            <draw:image xlink:href="./ObjectReplacements/Object 959" xlink:type="simple" xlink:show="embed" xlink:actuate="onLoad"/>
          </draw:frame>
        </draw:g>
        <draw:g draw:id="id32">
          <draw:polygon draw:style-name="алгоритм" draw:layer="layout" svg:width="2.589cm" svg:height="1.045cm" svg:x="4.947cm" svg:y="17.123cm" svg:viewBox="0 0 2590 1046" draw:points="0,523 1295,0 2589,523 1295,1045">
            <text:p text:style-name="P1"/>
          </draw:polygon>
          <draw:frame draw:style-name="gr4" draw:layer="layout" svg:width="1.645cm" svg:height="0.48cm" svg:x="5.446cm" svg:y="17.43cm">
            <draw:object xlink:href="./Object 961" xlink:type="simple" xlink:show="embed" xlink:actuate="onLoad"/>
            <draw:image xlink:href="./ObjectReplacements/Object 961" xlink:type="simple" xlink:show="embed" xlink:actuate="onLoad"/>
          </draw:frame>
        </draw:g>
        <draw:g draw:id="id33">
          <draw:polygon draw:style-name="алгоритм" draw:layer="layout" svg:width="2.589cm" svg:height="1.045cm" svg:x="2.074cm" svg:y="18.202cm" svg:viewBox="0 0 2590 1046" draw:points="0,522 1295,0 2589,522 1295,1045">
            <text:p text:style-name="P1"/>
          </draw:polygon>
          <draw:frame draw:style-name="gr4" draw:layer="layout" svg:width="1.706cm" svg:height="0.48cm" svg:x="2.512cm" svg:y="18.47cm">
            <draw:object xlink:href="./Object 962" xlink:type="simple" xlink:show="embed" xlink:actuate="onLoad"/>
            <draw:image xlink:href="./ObjectReplacements/Object 962" xlink:type="simple" xlink:show="embed" xlink:actuate="onLoad"/>
          </draw:frame>
        </draw:g>
        <draw:g draw:id="id31">
          <draw:rect draw:style-name="алгоритм" draw:layer="layout" svg:width="2.873cm" svg:height="1.29cm" svg:x="9.195cm" svg:y="16.706cm">
            <text:p text:style-name="P1"/>
          </draw:rect>
          <draw:frame draw:style-name="gr4" draw:layer="layout" svg:width="2.789cm" svg:height="1.081cm" svg:x="9.239cm" svg:y="16.758cm">
            <draw:object xlink:href="./Object 960" xlink:type="simple" xlink:show="embed" xlink:actuate="onLoad"/>
            <draw:image xlink:href="./ObjectReplacements/Object 960" xlink:type="simple" xlink:show="embed" xlink:actuate="onLoad"/>
          </draw:frame>
        </draw:g>
        <draw:g draw:id="id37">
          <draw:rect draw:style-name="алгоритм" draw:layer="layout" svg:width="2.509cm" svg:height="1.273cm" svg:x="7.739cm" svg:y="18.574cm">
            <text:p text:style-name="P1"/>
          </draw:rect>
          <draw:frame draw:style-name="gr4" draw:layer="layout" svg:width="2.413cm" svg:height="1.081cm" svg:x="7.777cm" svg:y="18.674cm">
            <draw:object xlink:href="./Object 965" xlink:type="simple" xlink:show="embed" xlink:actuate="onLoad"/>
            <draw:image xlink:href="./ObjectReplacements/Object 965" xlink:type="simple" xlink:show="embed" xlink:actuate="onLoad"/>
          </draw:frame>
        </draw:g>
        <draw:g draw:id="id34">
          <draw:rect draw:style-name="алгоритм" draw:layer="layout" svg:width="2.589cm" svg:height="1.119cm" svg:x="2.074cm" svg:y="19.763cm">
            <text:p text:style-name="P1"/>
          </draw:rect>
          <draw:frame draw:style-name="gr4" draw:layer="layout" svg:width="2.413cm" svg:height="0.979cm" svg:x="2.155cm" svg:y="19.847cm">
            <draw:object xlink:href="./Object 963" xlink:type="simple" xlink:show="embed" xlink:actuate="onLoad"/>
            <draw:image xlink:href="./ObjectReplacements/Object 963" xlink:type="simple" xlink:show="embed" xlink:actuate="onLoad"/>
          </draw:frame>
        </draw:g>
        <draw:g draw:id="id29">
          <draw:rect draw:style-name="алгоритм" draw:layer="layout" svg:width="6.7cm" svg:height="8.05cm" svg:x="12.55cm" svg:y="15.6cm">
            <text:p text:style-name="P1"/>
          </draw:rect>
          <draw:frame draw:style-name="gr4" draw:layer="layout" svg:width="6.398cm" svg:height="7.644cm" svg:x="12.761cm" svg:y="15.789cm">
            <draw:object xlink:href="./Object 967" xlink:type="simple" xlink:show="embed" xlink:actuate="onLoad"/>
            <draw:image xlink:href="./ObjectReplacements/Object 967" xlink:type="simple" xlink:show="embed" xlink:actuate="onLoad"/>
          </draw:frame>
        </draw:g>
        <draw:connector draw:style-name="алгоритм" draw:layer="layout" svg:x1="7.739cm" svg:y1="15.027cm" svg:x2="15.9cm" svg:y2="15.6cm" draw:start-shape="id28" draw:start-glue-point="1" draw:end-shape="id29" draw:end-glue-point="0">
          <text:p text:style-name="P1"/>
        </draw:connector>
        <draw:connector draw:style-name="алгоритм" draw:layer="layout" svg:x1="6.99cm" svg:y1="16.231cm" svg:x2="10.631cm" svg:y2="16.706cm" draw:start-shape="id30" draw:start-glue-point="1" draw:end-shape="id31" draw:end-glue-point="0">
          <text:p text:style-name="P1"/>
        </draw:connector>
        <draw:connector draw:style-name="алгоритм" draw:layer="layout" svg:x1="4.947cm" svg:y1="17.645cm" svg:x2="3.368cm" svg:y2="18.202cm" draw:start-shape="id32" draw:start-glue-point="3" draw:end-shape="id33" draw:end-glue-point="0">
          <text:p text:style-name="P1"/>
        </draw:connector>
        <draw:connector draw:style-name="алгоритм" draw:layer="layout" svg:x1="3.368cm" svg:y1="20.882cm" svg:x2="6.08cm" svg:y2="21.396cm" draw:start-shape="id34" draw:start-glue-point="2" draw:end-shape="id35" draw:end-glue-point="3">
          <text:p text:style-name="P1"/>
        </draw:connector>
        <draw:g draw:id="id36">
          <draw:rect draw:style-name="алгоритм" draw:layer="layout" svg:width="2.428cm" svg:height="1.191cm" svg:x="5.028cm" svg:y="19.175cm">
            <text:p text:style-name="P1"/>
          </draw:rect>
          <draw:frame draw:style-name="gr4" draw:layer="layout" svg:width="2.413cm" svg:height="1.081cm" svg:x="5.028cm" svg:y="19.239cm">
            <draw:object xlink:href="./Object 964" xlink:type="simple" xlink:show="embed" xlink:actuate="onLoad"/>
            <draw:image xlink:href="./ObjectReplacements/Object 964" xlink:type="simple" xlink:show="embed" xlink:actuate="onLoad"/>
          </draw:frame>
        </draw:g>
        <draw:connector draw:style-name="алгоритм" draw:layer="layout" svg:x1="6.242cm" svg:y1="20.366cm" svg:x2="6.241cm" svg:y2="21.224cm" draw:start-shape="id36" draw:start-glue-point="2" draw:end-shape="id35" draw:end-glue-point="0">
          <text:p text:style-name="P1"/>
        </draw:connector>
        <draw:ellipse draw:style-name="алгоритм" draw:id="id35" draw:layer="layout" svg:width="0.323cm" svg:height="0.344cm" svg:x="6.08cm" svg:y="21.224cm">
          <text:p text:style-name="P1"/>
        </draw:ellipse>
        <draw:connector draw:style-name="алгоритм" draw:layer="layout" svg:x1="8.993cm" svg:y1="19.847cm" svg:x2="6.403cm" svg:y2="21.396cm" draw:start-shape="id37" draw:start-glue-point="2" draw:end-shape="id35" draw:end-glue-point="1">
          <text:p text:style-name="P1"/>
        </draw:connector>
        <draw:ellipse draw:style-name="алгоритм" draw:id="id38" draw:layer="layout" svg:width="0.323cm" svg:height="0.345cm" svg:x="6.08cm" svg:y="22.084cm">
          <text:p text:style-name="P1"/>
        </draw:ellipse>
        <draw:connector draw:style-name="алгоритм" draw:layer="layout" svg:x1="10.631cm" svg:y1="17.996cm" svg:x2="6.403cm" svg:y2="22.256cm" draw:start-shape="id31" draw:start-glue-point="2" draw:end-shape="id38" draw:end-glue-point="1">
          <text:p text:style-name="P1"/>
        </draw:connector>
        <draw:connector draw:style-name="алгоритм" draw:layer="layout" svg:x1="6.241cm" svg:y1="21.568cm" svg:x2="6.241cm" svg:y2="22.084cm" draw:start-shape="id35" draw:start-glue-point="2" draw:end-shape="id38" draw:end-glue-point="0">
          <text:p text:style-name="P1"/>
        </draw:connector>
        <draw:connector draw:style-name="алгоритм" draw:layer="layout" draw:line-skew="-2.444cm" svg:x1="6.08cm" svg:y1="22.256cm" svg:x2="4.744cm" svg:y2="15.027cm" draw:start-shape="id38" draw:start-glue-point="3" draw:end-shape="id28" draw:end-glue-point="3">
          <text:p text:style-name="P1"/>
        </draw:connector>
        <draw:frame draw:style-name="gr5" draw:layer="layout" svg:width="0.809cm" svg:height="0.398cm" svg:x="7.051cm" svg:y="15.813cm">
          <draw:text-box>
            <text:p text:style-name="P1"><text:span text:style-name="T2">Нет</text:span></text:p>
          </draw:text-box>
        </draw:frame>
        <draw:frame draw:style-name="gr5" draw:layer="layout" svg:width="0.809cm" svg:height="0.398cm" svg:x="5.513cm" svg:y="16.673cm">
          <draw:text-box>
            <text:p text:style-name="P1"><text:span text:style-name="T2">Да</text:span></text:p>
          </draw:text-box>
        </draw:frame>
        <draw:frame draw:style-name="gr5" draw:layer="layout" svg:width="0.809cm" svg:height="0.398cm" svg:x="4.38cm" svg:y="17.276cm">
          <draw:text-box>
            <text:p text:style-name="P1"><text:span text:style-name="T2">Да</text:span></text:p>
          </draw:text-box>
        </draw:frame>
        <draw:frame draw:style-name="gr5" draw:layer="layout" svg:width="0.809cm" svg:height="0.398cm" svg:x="7.375cm" svg:y="17.276cm">
          <draw:text-box>
            <text:p text:style-name="P1"><text:span text:style-name="T2">Нет</text:span></text:p>
          </draw:text-box>
        </draw:frame>
        <draw:frame draw:style-name="gr5" draw:layer="layout" svg:width="0.809cm" svg:height="0.398cm" svg:x="4.34cm" svg:y="18.273cm">
          <draw:text-box>
            <text:p text:style-name="P1"><text:span text:style-name="T2">Нет</text:span></text:p>
          </draw:text-box>
        </draw:frame>
        <draw:frame draw:style-name="gr5" draw:layer="layout" svg:width="0.81cm" svg:height="0.398cm" svg:x="2.478cm" svg:y="19.137cm">
          <draw:text-box>
            <text:p text:style-name="P1"><text:span text:style-name="T2">Да</text:span></text:p>
          </draw:text-box>
        </draw:frame>
        <draw:connector draw:style-name="алгоритм" draw:layer="layout" svg:x1="6.241cm" svg:y1="15.328cm" svg:x2="6.241cm" svg:y2="15.758cm" draw:start-shape="id28" draw:start-glue-point="2" draw:end-shape="id30" draw:end-glue-point="0">
          <text:p text:style-name="P1"/>
        </draw:connector>
        <draw:connector draw:style-name="алгоритм" draw:layer="layout" svg:x1="6.241cm" svg:y1="16.705cm" svg:x2="6.241cm" svg:y2="17.123cm" draw:start-shape="id30" draw:start-glue-point="2" draw:end-shape="id32" draw:end-glue-point="0">
          <text:p text:style-name="P1"/>
        </draw:connector>
        <draw:connector draw:style-name="алгоритм" draw:layer="layout" svg:x1="3.368cm" svg:y1="19.247cm" svg:x2="3.368cm" svg:y2="19.763cm" draw:start-shape="id33" draw:start-glue-point="2" draw:end-shape="id34" draw:end-glue-point="0">
          <text:p text:style-name="P1"/>
        </draw:connector>
        <draw:connector draw:style-name="алгоритм" draw:layer="layout" svg:x1="4.663cm" svg:y1="18.724cm" svg:x2="6.242cm" svg:y2="19.175cm" draw:start-shape="id33" draw:start-glue-point="1" draw:end-shape="id36" draw:end-glue-point="0">
          <text:p text:style-name="P1"/>
        </draw:connector>
        <draw:connector draw:style-name="алгоритм" draw:layer="layout" svg:x1="7.536cm" svg:y1="17.645cm" svg:x2="8.993cm" svg:y2="18.574cm" draw:start-shape="id32" draw:start-glue-point="1" draw:end-shape="id37">
          <text:p text:style-name="P1"/>
        </draw:connector>
        <draw:rect draw:style-name="алгоритм" draw:id="id43" draw:layer="layout" svg:width="1.943cm" svg:height="0.775cm" svg:x="4.85cm" svg:y="25.825cm" draw:corner-radius="0.5cm">
          <text:p text:style-name="P1"><text:span text:style-name="T1">Конец</text:span></text:p>
        </draw:rect>
        <draw:connector draw:style-name="алгоритм" draw:layer="layout" svg:x1="6.241cm" svg:y1="14.08cm" svg:x2="6.241cm" svg:y2="14.726cm" draw:start-shape="id24" draw:start-glue-point="2" draw:end-shape="id28" draw:end-glue-point="0">
          <text:p text:style-name="P1"/>
        </draw:connector>
        <draw:rect draw:style-name="голова" draw:layer="layout" svg:width="16.95cm" svg:height="0.6cm" svg:x="2cm" svg:y="0.9cm">
          <text:p text:style-name="P1">Блок расчета средних зольности, часть 1</text:p>
        </draw:rect>
        <draw:g draw:id="id27">
          <draw:polygon draw:style-name="алгоритм" draw:layer="layout" svg:width="2.85cm" svg:height="1.147cm" svg:x="4.4cm" svg:y="6.253cm" svg:viewBox="0 0 2851 1148" draw:points="0,574 1426,0 2850,574 1426,1147">
            <text:p text:style-name="P1">U = 0</text:p>
          </draw:polygon>
        </draw:g>
        <draw:frame draw:style-name="gr5" draw:layer="layout" svg:width="0.809cm" svg:height="0.398cm" svg:x="4cm" svg:y="6.147cm">
          <draw:text-box>
            <text:p text:style-name="P1"><text:span text:style-name="T2">Да</text:span></text:p>
          </draw:text-box>
        </draw:frame>
        <draw:frame draw:style-name="gr5" draw:layer="layout" svg:width="0.809cm" svg:height="0.398cm" svg:x="7cm" svg:y="6.154cm">
          <draw:text-box>
            <text:p text:style-name="P1"><text:span text:style-name="T2">Нет</text:span></text:p>
          </draw:text-box>
        </draw:frame>
        <draw:rect draw:style-name="алгоритм" draw:id="id39" draw:layer="layout" svg:width="3.537cm" svg:height="1.46cm" svg:x="2.013cm" svg:y="7.7cm">
          <text:p text:style-name="P1">Сортировка</text:p>
          <text:p text:style-name="P1"/>
          <text:p text:style-name="P1">по убыванию </text:p>
        </draw:rect>
        <draw:frame draw:style-name="gr6" draw:layer="layout" svg:width="1.407cm" svg:height="0.595cm" svg:x="2.4cm" svg:y="8.15cm">
          <draw:object xlink:href="./Object 308" xlink:type="simple" xlink:show="embed" xlink:actuate="onLoad"/>
          <draw:image xlink:href="./ObjectReplacements/Object 308" xlink:type="simple" xlink:show="embed" xlink:actuate="onLoad"/>
        </draw:frame>
        <draw:rect draw:style-name="алгоритм" draw:id="id40" draw:layer="layout" svg:width="3.537cm" svg:height="1.46cm" svg:x="6.1cm" svg:y="7.7cm">
          <text:p text:style-name="P1">Сортировка</text:p>
          <text:p text:style-name="P1"/>
          <text:p text:style-name="P1">по возрастанию</text:p>
        </draw:rect>
        <draw:frame draw:name="Object 411" draw:style-name="gr6" draw:layer="layout" svg:width="1.407cm" svg:height="0.595cm" svg:x="6.593cm" svg:y="8.205cm">
          <draw:object xlink:href="./Object 411" xlink:type="simple" xlink:show="embed" xlink:actuate="onLoad"/>
          <draw:image xlink:href="./ObjectReplacements/Object 411" xlink:type="simple" xlink:show="embed" xlink:actuate="onLoad"/>
        </draw:frame>
        <draw:connector draw:style-name="алгоритм" draw:layer="layout" svg:x1="4.4cm" svg:y1="6.826cm" svg:x2="3.781cm" svg:y2="7.7cm" draw:start-shape="id27" draw:start-glue-point="3" draw:end-shape="id39" draw:end-glue-point="0">
          <text:p text:style-name="P1"/>
        </draw:connector>
        <draw:connector draw:style-name="алгоритм" draw:layer="layout" svg:x1="7.25cm" svg:y1="6.826cm" svg:x2="7.868cm" svg:y2="7.7cm" draw:start-shape="id27" draw:start-glue-point="1" draw:end-shape="id40" draw:end-glue-point="0">
          <text:p text:style-name="P1"/>
        </draw:connector>
        <draw:circle draw:style-name="gr7" draw:id="id41" draw:layer="layout" svg:width="0.35cm" svg:height="0.35cm" svg:x="5.7cm" svg:y="9.7cm">
          <text:p text:style-name="P1"/>
        </draw:circle>
        <draw:connector draw:style-name="алгоритм" draw:layer="layout" svg:x1="3.781cm" svg:y1="9.16cm" svg:x2="5.7cm" svg:y2="9.875cm" draw:start-shape="id39" draw:start-glue-point="2" draw:end-shape="id41" draw:end-glue-point="3">
          <text:p text:style-name="P1"/>
        </draw:connector>
        <draw:connector draw:style-name="алгоритм" draw:layer="layout" svg:x1="7.868cm" svg:y1="9.16cm" svg:x2="6.05cm" svg:y2="9.875cm" draw:start-shape="id40" draw:start-glue-point="2" draw:end-shape="id41" draw:end-glue-point="1">
          <text:p text:style-name="P1"/>
        </draw:connector>
        <draw:g draw:id="id21">
          <draw:polygon draw:style-name="алгоритм" draw:layer="layout" svg:width="2.995cm" svg:height="0.602cm" svg:x="13.45cm" svg:y="4.298cm" svg:viewBox="0 0 2996 603" draw:points="450,602 0,301 450,0 2546,0 2995,301 2546,602">
            <text:p text:style-name="P1">i = 1..n</text:p>
          </draw:polygon>
        </draw:g>
        <draw:circle draw:style-name="gr7" draw:id="id23" draw:layer="layout" svg:width="0.35cm" svg:height="0.35cm" svg:x="14.8cm" svg:y="10.45cm">
          <text:p text:style-name="P1"/>
        </draw:circle>
        <draw:connector draw:style-name="алгоритм" draw:layer="layout" svg:x1="18.546cm" svg:y1="7.084cm" svg:x2="15.15cm" svg:y2="10.625cm" draw:start-shape="id22" draw:start-glue-point="1" draw:end-shape="id23" draw:end-glue-point="1">
          <text:p text:style-name="P1"/>
        </draw:connector>
        <draw:connector draw:style-name="алгоритм" draw:layer="layout" draw:line-skew="-1.9cm" svg:x1="14.8cm" svg:y1="10.625cm" svg:x2="13.45cm" svg:y2="4.599cm" draw:start-shape="id23" draw:start-glue-point="3" draw:end-shape="id21" draw:end-glue-point="3">
          <text:p text:style-name="P1"/>
        </draw:connector>
        <draw:connector draw:style-name="алгоритм" draw:layer="layout" svg:x1="5.875cm" svg:y1="10.05cm" svg:x2="14.984cm" svg:y2="3.197cm" draw:start-shape="id41" draw:start-glue-point="2" draw:end-shape="id42" draw:end-glue-point="0">
          <text:p text:style-name="P1"/>
        </draw:connector>
        <draw:connector draw:style-name="алгоритм" draw:layer="layout" svg:x1="15.9cm" svg:y1="23.65cm" svg:x2="5.821cm" svg:y2="25.825cm" draw:start-shape="id29" draw:start-glue-point="2" draw:end-shape="id43" draw:end-glue-point="0">
          <text:p text:style-name="P1"/>
        </draw:connector>
      </draw:page>
      <draw:page draw:name="Средние зольности 2" draw:style-name="dp1" draw:master-page-name="Стандарт">
        <office:forms form:automatic-focus="false" form:apply-design-mode="false"/>
        <draw:rect draw:style-name="голова" draw:layer="layout" svg:width="17cm" svg:height="0.65cm" svg:x="1.95cm" svg:y="0.85cm">
          <text:p text:style-name="P1">Блок расчета средних зольности, часть 2</text:p>
        </draw:rect>
        <draw:rect draw:style-name="алгоритм" draw:id="id44" draw:layer="layout" svg:width="1.856cm" svg:height="0.789cm" svg:x="8.3cm" svg:y="1.961cm" draw:corner-radius="0.5cm">
          <text:p text:style-name="P1"><text:span text:style-name="T1">Начало</text:span></text:p>
        </draw:rect>
        <draw:connector draw:style-name="алгоритм" draw:layer="layout" svg:x1="9.228cm" svg:y1="2.75cm" svg:x2="9.238cm" svg:y2="3.342cm" draw:start-shape="id44" draw:start-glue-point="2" draw:end-shape="id45" draw:end-glue-point="0">
          <text:p text:style-name="P1"/>
        </draw:connector>
        <draw:g draw:id="id49">
          <draw:polygon draw:style-name="алгоритм" draw:layer="layout" svg:width="2.783cm" svg:height="0.614cm" svg:x="10.55cm" svg:y="6.75cm" svg:viewBox="0 0 2784 615" draw:points="549,614 0,307 549,0 2233,0 2783,307 2233,614">
            <text:p text:style-name="P1"/>
          </draw:polygon>
          <draw:frame draw:style-name="gr4" draw:layer="layout" svg:width="1.456cm" svg:height="0.459cm" svg:x="11.181cm" svg:y="6.838cm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 draw:id="id46">
          <draw:polygon draw:style-name="алгоритм" draw:layer="layout" svg:width="3.896cm" svg:height="1.061cm" svg:x="7.3cm" svg:y="5.389cm" svg:viewBox="0 0 3897 1062" draw:points="0,530 1949,0 3896,530 1949,1061">
            <text:p text:style-name="P1"/>
          </draw:polygon>
          <draw:frame draw:style-name="gr4" draw:layer="layout" svg:width="3.025cm" svg:height="0.541cm" svg:x="7.717cm" svg:y="5.646cm"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 draw:id="id50">
          <draw:polygon draw:style-name="алгоритм" draw:layer="layout" svg:width="2.969cm" svg:height="1.064cm" svg:x="6.043cm" svg:y="10.818cm" svg:viewBox="0 0 2970 1065" draw:points="0,532 1485,0 2969,532 1485,1064">
            <text:p text:style-name="P1"/>
          </draw:polygon>
          <draw:frame draw:style-name="gr4" draw:layer="layout" svg:width="1.712cm" svg:height="0.541cm" svg:x="6.701cm" svg:y="11.078cm"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g draw:id="id48">
          <draw:polygon draw:style-name="алгоритм" draw:layer="layout" svg:width="2.969cm" svg:height="1.064cm" svg:x="10.45cm" svg:y="9.65cm" svg:viewBox="0 0 2970 1065" draw:points="0,532 1485,0 2969,532 1485,1064">
            <text:p text:style-name="P1"/>
          </draw:polygon>
          <draw:frame draw:style-name="gr4" draw:layer="layout" svg:width="1.639cm" svg:height="0.54cm" svg:x="11.053cm" svg:y="9.942cm"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g draw:id="id45">
          <draw:rect draw:style-name="алгоритм" draw:layer="layout" svg:width="4.824cm" svg:height="1.308cm" svg:x="6.826cm" svg:y="3.342cm">
            <text:p text:style-name="P1"/>
          </draw:rect>
          <draw:frame draw:style-name="gr4" draw:layer="layout" svg:width="4.28cm" svg:height="1.101cm" svg:x="6.933cm" svg:y="3.458cm"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draw:g>
        <draw:connector draw:style-name="алгоритм" draw:layer="layout" svg:x1="9.238cm" svg:y1="4.65cm" svg:x2="9.248cm" svg:y2="5.389cm" draw:start-shape="id45" draw:start-glue-point="2" draw:end-shape="id46" draw:end-glue-point="0">
          <text:p text:style-name="P1"/>
        </draw:connector>
        <draw:connector draw:style-name="алгоритм" draw:layer="layout" svg:x1="11.934cm" svg:y1="9.05cm" svg:x2="11.934cm" svg:y2="9.65cm" draw:start-shape="id47" draw:start-glue-point="2" draw:end-shape="id48" draw:end-glue-point="0">
          <text:p text:style-name="P1"/>
        </draw:connector>
        <draw:connector draw:style-name="алгоритм" draw:layer="layout" svg:x1="11.196cm" svg:y1="5.919cm" svg:x2="11.941cm" svg:y2="6.75cm" draw:start-shape="id46" draw:start-glue-point="1" draw:end-shape="id49" draw:end-glue-point="0">
          <text:p text:style-name="P1"/>
        </draw:connector>
        <draw:connector draw:style-name="алгоритм" draw:layer="layout" svg:x1="10.45cm" svg:y1="10.182cm" svg:x2="7.527cm" svg:y2="10.818cm" draw:start-shape="id48" draw:start-glue-point="3" draw:end-shape="id50" draw:end-glue-point="0">
          <text:p text:style-name="P1"/>
        </draw:connector>
        <draw:g draw:id="id51">
          <draw:polygon draw:style-name="алгоритм" draw:layer="layout" svg:width="4.639cm" svg:height="2.103cm" svg:x="2.471cm" svg:y="12.202cm" svg:viewBox="0 0 4640 2104" draw:points="0,1052 2321,0 4639,1052 2321,2103">
            <text:p text:style-name="P1"/>
          </draw:polygon>
          <draw:frame draw:style-name="gr4" draw:layer="layout" svg:width="3.453cm" svg:height="1.101cm" svg:x="3.063cm" svg:y="12.81cm"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connector draw:style-name="алгоритм" draw:layer="layout" svg:x1="6.043cm" svg:y1="11.35cm" svg:x2="4.79cm" svg:y2="12.202cm" draw:start-shape="id50" draw:start-glue-point="3" draw:end-shape="id51" draw:end-glue-point="0">
          <text:p text:style-name="P1"/>
        </draw:connector>
        <draw:g draw:id="id52">
          <draw:rect draw:style-name="алгоритм" draw:layer="layout" svg:width="3.155cm" svg:height="1.315cm" svg:x="3.213cm" svg:y="15.031cm">
            <text:p text:style-name="P1"/>
          </draw:rect>
          <draw:frame draw:style-name="gr4" draw:layer="layout" svg:width="3.019cm" svg:height="1.101cm" svg:x="3.256cm" svg:y="15.162cm"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connector draw:style-name="алгоритм" draw:layer="layout" svg:x1="4.79cm" svg:y1="14.305cm" svg:x2="4.79cm" svg:y2="15.031cm" draw:start-shape="id51" draw:start-glue-point="2" draw:end-shape="id52" draw:end-glue-point="0">
          <text:p text:style-name="P1"/>
        </draw:connector>
        <draw:connector draw:style-name="алгоритм" draw:layer="layout" svg:x1="9.012cm" svg:y1="11.35cm" svg:x2="10.264cm" svg:y2="12.202cm" draw:start-shape="id50" draw:start-glue-point="1" draw:end-shape="id53">
          <text:p text:style-name="P1"/>
        </draw:connector>
        <draw:g draw:id="id53">
          <draw:polygon draw:style-name="алгоритм" draw:layer="layout" svg:width="4.639cm" svg:height="2.103cm" svg:x="7.945cm" svg:y="12.202cm" svg:viewBox="0 0 4640 2104" draw:points="0,1052 2321,0 4639,1052 2321,2103">
            <text:p text:style-name="P1"/>
          </draw:polygon>
          <draw:frame draw:style-name="gr4" draw:layer="layout" svg:width="3.453cm" svg:height="0.997cm" svg:x="8.641cm" svg:y="12.826cm"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draw:g draw:id="id54">
          <draw:rect draw:style-name="алгоритм" draw:layer="layout" svg:width="3.155cm" svg:height="1.315cm" svg:x="8.687cm" svg:y="15.031cm">
            <text:p text:style-name="P1"/>
          </draw:rect>
          <draw:frame draw:style-name="gr4" draw:layer="layout" svg:width="2.767cm" svg:height="1.042cm" svg:x="8.826cm" svg:y="15.194cm"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connector draw:style-name="алгоритм" draw:layer="layout" svg:x1="10.264cm" svg:y1="14.305cm" svg:x2="10.264cm" svg:y2="15.031cm" draw:start-shape="id53" draw:start-glue-point="2" draw:end-shape="id54">
          <text:p text:style-name="P1"/>
        </draw:connector>
        <draw:connector draw:style-name="алгоритм" draw:layer="layout" svg:x1="13.419cm" svg:y1="10.182cm" svg:x2="15.738cm" svg:y2="12.29cm" draw:start-shape="id48" draw:start-glue-point="1" draw:end-shape="id55" draw:end-glue-point="0">
          <text:p text:style-name="P1"/>
        </draw:connector>
        <draw:connector draw:style-name="алгоритм" draw:layer="layout" svg:x1="7.11cm" svg:y1="13.253cm" svg:x2="4.976cm" svg:y2="17.134cm" draw:start-shape="id51" draw:start-glue-point="1" draw:end-shape="id56" draw:end-glue-point="1">
          <text:p text:style-name="P1"/>
        </draw:connector>
        <draw:g draw:id="id55">
          <draw:polygon draw:style-name="алгоритм" draw:layer="layout" svg:width="4.639cm" svg:height="2.103cm" svg:x="13.419cm" svg:y="12.29cm" svg:viewBox="0 0 4640 2104" draw:points="0,1051 2321,0 4639,1051 2321,2103">
            <text:p text:style-name="P1"/>
          </draw:polygon>
          <draw:frame draw:style-name="gr4" draw:layer="layout" svg:width="3.453cm" svg:height="1.101cm" svg:x="14.141cm" svg:y="12.815cm"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draw:g>
        <draw:connector draw:style-name="алгоритм" draw:layer="layout" svg:x1="12.584cm" svg:y1="13.253cm" svg:x2="10.45cm" svg:y2="17.134cm" draw:start-shape="id53" draw:start-glue-point="1" draw:end-shape="id57" draw:end-glue-point="1">
          <text:p text:style-name="P1"/>
        </draw:connector>
        <draw:connector draw:style-name="алгоритм" draw:layer="layout" svg:x1="18.058cm" svg:y1="13.341cm" svg:x2="15.924cm" svg:y2="17.134cm" draw:start-shape="id55" draw:start-glue-point="1" draw:end-shape="id58" draw:end-glue-point="1">
          <text:p text:style-name="P1"/>
        </draw:connector>
        <draw:connector draw:style-name="алгоритм" draw:layer="layout" svg:x1="15.738cm" svg:y1="14.393cm" svg:x2="15.738cm" svg:y2="15.119cm" draw:start-shape="id55" draw:start-glue-point="2" draw:end-shape="id59" draw:end-glue-point="0">
          <text:p text:style-name="P1"/>
        </draw:connector>
        <draw:g draw:id="id59">
          <draw:rect draw:style-name="алгоритм" draw:layer="layout" svg:width="3.155cm" svg:height="1.314cm" svg:x="14.161cm" svg:y="15.119cm">
            <text:p text:style-name="P1"/>
          </draw:rect>
          <draw:frame draw:style-name="gr4" draw:layer="layout" svg:width="3.034cm" svg:height="1.101cm" svg:x="14.235cm" svg:y="15.201cm"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</draw:g>
        <draw:ellipse draw:style-name="алгоритм" draw:id="id57" draw:layer="layout" svg:width="0.371cm" svg:height="0.351cm" svg:x="10.079cm" svg:y="16.959cm">
          <text:p text:style-name="P1"/>
        </draw:ellipse>
        <draw:ellipse draw:style-name="алгоритм" draw:id="id58" draw:layer="layout" svg:width="0.371cm" svg:height="0.351cm" svg:x="15.553cm" svg:y="16.959cm">
          <text:p text:style-name="P1"/>
        </draw:ellipse>
        <draw:ellipse draw:style-name="алгоритм" draw:id="id56" draw:layer="layout" svg:width="0.371cm" svg:height="0.351cm" svg:x="4.605cm" svg:y="16.959cm">
          <text:p text:style-name="P1"/>
        </draw:ellipse>
        <draw:connector draw:style-name="алгоритм" draw:layer="layout" svg:x1="4.79cm" svg:y1="16.346cm" svg:x2="4.79cm" svg:y2="16.959cm" draw:start-shape="id52" draw:start-glue-point="2" draw:end-shape="id56" draw:end-glue-point="0">
          <text:p text:style-name="P1"/>
        </draw:connector>
        <draw:connector draw:style-name="алгоритм" draw:layer="layout" svg:x1="10.264cm" svg:y1="16.346cm" svg:x2="10.264cm" svg:y2="16.959cm" draw:start-shape="id54" draw:start-glue-point="2" draw:end-shape="id57" draw:end-glue-point="0">
          <text:p text:style-name="P1"/>
        </draw:connector>
        <draw:connector draw:style-name="алгоритм" draw:layer="layout" svg:x1="15.738cm" svg:y1="16.433cm" svg:x2="15.738cm" svg:y2="16.959cm" draw:start-shape="id59" draw:start-glue-point="2" draw:end-shape="id58" draw:end-glue-point="0">
          <text:p text:style-name="P1"/>
        </draw:connector>
        <draw:ellipse draw:style-name="алгоритм" draw:id="id60" draw:layer="layout" svg:width="0.371cm" svg:height="0.351cm" svg:x="10.079cm" svg:y="17.923cm">
          <text:p text:style-name="P1"/>
        </draw:ellipse>
        <draw:connector draw:style-name="алгоритм" draw:layer="layout" svg:x1="10.264cm" svg:y1="17.31cm" svg:x2="10.264cm" svg:y2="17.923cm" draw:start-shape="id57" draw:start-glue-point="2" draw:end-shape="id60" draw:end-glue-point="0">
          <text:p text:style-name="P1"/>
        </draw:connector>
        <draw:connector draw:style-name="алгоритм" draw:layer="layout" svg:x1="15.738cm" svg:y1="17.31cm" svg:x2="10.45cm" svg:y2="18.098cm" draw:start-shape="id58" draw:start-glue-point="2" draw:end-shape="id60" draw:end-glue-point="1">
          <text:p text:style-name="P1"/>
        </draw:connector>
        <draw:connector draw:style-name="алгоритм" draw:layer="layout" svg:x1="4.79cm" svg:y1="17.31cm" svg:x2="10.079cm" svg:y2="18.098cm" draw:start-shape="id56" draw:start-glue-point="2" draw:end-shape="id60" draw:end-glue-point="3">
          <text:p text:style-name="P1"/>
        </draw:connector>
        <draw:connector draw:style-name="алгоритм" draw:layer="layout" draw:line-skew="0cm -6.38cm" svg:x1="10.264cm" svg:y1="18.274cm" svg:x2="9.08cm" svg:y2="7.035cm" draw:start-shape="id60" draw:start-glue-point="2" draw:end-shape="id61" draw:end-glue-point="3">
          <text:p text:style-name="P1"/>
        </draw:connector>
        <draw:connector draw:style-name="алгоритм" draw:layer="layout" draw:line-skew="-5.15cm" svg:x1="7.3cm" svg:y1="5.919cm" svg:x2="10.079cm" svg:y2="26.81cm" draw:start-shape="id46" draw:start-glue-point="3" draw:end-shape="id62" draw:end-glue-point="3">
          <text:p text:style-name="P1"/>
        </draw:connector>
        <draw:connector draw:style-name="алгоритм" draw:layer="layout" draw:line-skew="5.324cm 5.393cm" svg:x1="13.333cm" svg:y1="7.057cm" svg:x2="10.233cm" svg:y2="20.25cm" draw:start-shape="id49" draw:start-glue-point="1" draw:end-shape="id63" draw:end-glue-point="0">
          <text:p text:style-name="P1"/>
        </draw:connector>
        <draw:g draw:id="id63">
          <draw:g>
            <draw:rect draw:style-name="алгоритм" draw:layer="layout" svg:width="3.833cm" svg:height="5.258cm" svg:x="8.317cm" svg:y="20.25cm">
              <text:p text:style-name="P1"/>
            </draw:rect>
            <draw:frame draw:style-name="gr4" draw:layer="layout" svg:width="2.993cm" svg:height="4.975cm" svg:x="8.401cm" svg:y="20.381cm">
              <draw:object xlink:href="./Object 52" xlink:type="simple" xlink:show="embed" xlink:actuate="onLoad"/>
              <draw:image xlink:href="./ObjectReplacements/Object 52" xlink:type="simple" xlink:show="embed" xlink:actuate="onLoad"/>
            </draw:frame>
          </draw:g>
        </draw:g>
        <draw:rect draw:style-name="алгоритм" draw:id="id65" draw:layer="layout" svg:width="2.227cm" svg:height="0.789cm" svg:x="14.5cm" svg:y="26.161cm" draw:corner-radius="0.5cm">
          <text:p text:style-name="P1"><text:span text:style-name="T1">Конец</text:span></text:p>
        </draw:rect>
        <draw:ellipse draw:style-name="алгоритм" draw:id="id62" draw:layer="layout" svg:width="0.371cm" svg:height="0.35cm" svg:x="10.079cm" svg:y="26.635cm">
          <text:p text:style-name="P1"/>
        </draw:ellipse>
        <draw:connector draw:style-name="алгоритм" draw:layer="layout" svg:x1="10.233cm" svg:y1="25.508cm" svg:x2="10.264cm" svg:y2="26.635cm" draw:start-shape="id63" draw:start-glue-point="2" draw:end-shape="id62" draw:end-glue-point="0">
          <text:p text:style-name="P1"/>
        </draw:connector>
        <draw:connector draw:style-name="алгоритм" draw:layer="layout" svg:x1="15.617cm" svg:y1="23.3cm" svg:x2="15.613cm" svg:y2="26.161cm" draw:start-shape="id64" draw:start-glue-point="2" draw:end-shape="id65" draw:end-glue-point="0">
          <text:p text:style-name="P1"/>
        </draw:connector>
        <draw:frame draw:style-name="gr5" draw:layer="layout" svg:width="0.927cm" svg:height="0.398cm" svg:x="10.033cm" svg:y="9.526cm">
          <draw:text-box>
            <text:p text:style-name="P1"><text:span text:style-name="T2">Да</text:span></text:p>
          </draw:text-box>
        </draw:frame>
        <draw:frame draw:style-name="gr5" draw:layer="layout" svg:width="0.928cm" svg:height="0.398cm" svg:x="5.5cm" svg:y="10.85cm">
          <draw:text-box>
            <text:p text:style-name="P1"><text:span text:style-name="T2">Да</text:span></text:p>
          </draw:text-box>
        </draw:frame>
        <draw:frame draw:style-name="gr5" draw:layer="layout" svg:width="0.928cm" svg:height="0.398cm" svg:x="3.922cm" svg:y="14.25cm">
          <draw:text-box>
            <text:p text:style-name="P1"><text:span text:style-name="T2">Да</text:span></text:p>
          </draw:text-box>
        </draw:frame>
        <draw:frame draw:style-name="gr5" draw:layer="layout" svg:width="0.928cm" svg:height="0.398cm" svg:x="9.4cm" svg:y="14.2cm">
          <draw:text-box>
            <text:p text:style-name="P1"><text:span text:style-name="T2">Да</text:span></text:p>
          </draw:text-box>
        </draw:frame>
        <draw:frame draw:style-name="gr5" draw:layer="layout" svg:width="0.928cm" svg:height="0.398cm" svg:x="14.85cm" svg:y="14.3cm">
          <draw:text-box>
            <text:p text:style-name="P1"><text:span text:style-name="T2">Да</text:span></text:p>
          </draw:text-box>
        </draw:frame>
        <draw:frame draw:style-name="gr5" draw:layer="layout" svg:width="0.928cm" svg:height="0.398cm" svg:x="13.187cm" svg:y="9.613cm">
          <draw:text-box>
            <text:p text:style-name="P1"><text:span text:style-name="T2">Нет</text:span></text:p>
          </draw:text-box>
        </draw:frame>
        <draw:frame draw:style-name="gr5" draw:layer="layout" svg:width="0.928cm" svg:height="0.398cm" svg:x="8.822cm" svg:y="10.852cm">
          <draw:text-box>
            <text:p text:style-name="P1"><text:span text:style-name="T2">Нет</text:span></text:p>
          </draw:text-box>
        </draw:frame>
        <draw:frame draw:style-name="gr5" draw:layer="layout" svg:width="0.928cm" svg:height="0.398cm" svg:x="6.75cm" svg:y="12.702cm">
          <draw:text-box>
            <text:p text:style-name="P1"><text:span text:style-name="T2">Нет</text:span></text:p>
          </draw:text-box>
        </draw:frame>
        <draw:frame draw:style-name="gr5" draw:layer="layout" svg:width="0.928cm" svg:height="0.398cm" svg:x="12.25cm" svg:y="12.8cm">
          <draw:text-box>
            <text:p text:style-name="P1"><text:span text:style-name="T2">Нет</text:span></text:p>
          </draw:text-box>
        </draw:frame>
        <draw:frame draw:style-name="gr5" draw:layer="layout" svg:width="0.928cm" svg:height="0.398cm" svg:x="17.65cm" svg:y="12.85cm">
          <draw:text-box>
            <text:p text:style-name="P1"><text:span text:style-name="T2">Нет</text:span></text:p>
          </draw:text-box>
        </draw:frame>
        <draw:frame draw:style-name="gr5" draw:layer="layout" svg:width="0.928cm" svg:height="0.398cm" svg:x="10.9cm" svg:y="5.502cm">
          <draw:text-box>
            <text:p text:style-name="P1"><text:span text:style-name="T2">Нет</text:span></text:p>
          </draw:text-box>
        </draw:frame>
        <draw:frame draw:style-name="gr5" draw:layer="layout" svg:width="0.928cm" svg:height="0.398cm" svg:x="6.622cm" svg:y="5.5cm">
          <draw:text-box>
            <text:p text:style-name="P1"><text:span text:style-name="T2">Да</text:span></text:p>
          </draw:text-box>
        </draw:frame>
        <draw:g draw:id="id64">
          <draw:rect draw:style-name="алгоритм" draw:layer="layout" svg:width="2.366cm" svg:height="1.5cm" svg:x="14.434cm" svg:y="21.8cm">
            <text:p text:style-name="P1"/>
          </draw:rect>
          <draw:frame draw:style-name="gr4" draw:layer="layout" svg:width="1.467cm" svg:height="0.532cm" svg:x="14.903cm" svg:y="22.35cm">
            <draw:object xlink:href="./Object 207" xlink:type="simple" xlink:show="embed" xlink:actuate="onLoad"/>
            <draw:image xlink:href="./ObjectReplacements/Object 207" xlink:type="simple" xlink:show="embed" xlink:actuate="onLoad"/>
          </draw:frame>
        </draw:g>
        <draw:connector draw:style-name="алгоритм" draw:layer="layout" draw:line-skew="0.658cm" svg:x1="10.45cm" svg:y1="26.81cm" svg:x2="15.617cm" svg:y2="21.8cm" draw:start-shape="id62" draw:start-glue-point="1" draw:end-shape="id64" draw:end-glue-point="0">
          <text:p text:style-name="P1"/>
        </draw:connector>
        <draw:g draw:id="id47">
          <draw:polygon draw:style-name="алгоритм" draw:layer="layout" svg:width="2.969cm" svg:height="1.064cm" svg:x="10.45cm" svg:y="7.986cm" svg:viewBox="0 0 2970 1065" draw:points="0,532 1485,0 2969,532 1485,1064">
            <text:p text:style-name="P1"/>
          </draw:polygon>
          <draw:frame draw:style-name="gr4" draw:layer="layout" svg:width="0.631cm" svg:height="0.549cm" svg:x="11.6cm" svg:y="8.25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connector draw:style-name="алгоритм" draw:layer="layout" svg:x1="11.941cm" svg:y1="7.364cm" svg:x2="11.934cm" svg:y2="7.986cm" draw:start-shape="id49" draw:start-glue-point="2" draw:end-shape="id47" draw:end-glue-point="0">
          <text:p text:style-name="P1"/>
        </draw:connector>
        <draw:frame draw:style-name="gr5" draw:layer="layout" svg:width="0.927cm" svg:height="0.398cm" svg:x="12.023cm" svg:y="8.95cm">
          <draw:text-box>
            <text:p text:style-name="P1"><text:span text:style-name="T2">Да</text:span></text:p>
          </draw:text-box>
        </draw:frame>
        <draw:frame draw:style-name="gr5" draw:layer="layout" svg:width="0.928cm" svg:height="0.398cm" svg:x="9.922cm" svg:y="7.9cm">
          <draw:text-box>
            <text:p text:style-name="P1"><text:span text:style-name="T2">Нет</text:span></text:p>
          </draw:text-box>
        </draw:frame>
        <draw:ellipse draw:style-name="алгоритм" draw:id="id61" draw:layer="layout" svg:width="0.371cm" svg:height="0.351cm" svg:x="9.08cm" svg:y="6.86cm">
          <text:p text:style-name="P1"/>
        </draw:ellipse>
        <draw:connector draw:style-name="алгоритм" draw:layer="layout" svg:x1="10.45cm" svg:y1="8.518cm" svg:x2="9.265cm" svg:y2="7.211cm" draw:start-shape="id47" draw:start-glue-point="3" draw:end-shape="id61" draw:end-glue-point="2">
          <text:p text:style-name="P1"/>
        </draw:connector>
        <draw:connector draw:style-name="алгоритм" draw:layer="layout" svg:x1="9.451cm" svg:y1="7.035cm" svg:x2="10.55cm" svg:y2="7.057cm" draw:start-shape="id61" draw:start-glue-point="1" draw:end-shape="id49" draw:end-glue-point="3">
          <text:p text:style-name="P1"/>
        </draw:connector>
      </draw:page>
      <draw:page draw:name="Нагрузка" draw:style-name="dp1" draw:master-page-name="Стандарт">
        <draw:rect draw:style-name="голова" draw:layer="layout" svg:width="16.95cm" svg:height="0.6cm" svg:x="2cm" svg:y="0.961cm">
          <text:p text:style-name="P1">Блок расчета нагрузки</text:p>
        </draw:rect>
        <draw:rect draw:style-name="алгоритм" draw:id="id68" draw:layer="layout" svg:width="2cm" svg:height="1cm" svg:x="3.3cm" svg:y="2.161cm" draw:corner-radius="0.5cm">
          <text:p text:style-name="P1"><text:span text:style-name="T1">Начало</text:span></text:p>
        </draw:rect>
        <draw:g draw:id="id66">
          <draw:polygon draw:style-name="алгоритм" draw:layer="layout" svg:width="3.2cm" svg:height="1.2cm" svg:x="2.7cm" svg:y="4.161cm" svg:viewBox="0 0 3201 1201" draw:points="0,600 1601,0 3200,600 1601,1200">
            <text:p text:style-name="P1"/>
          </draw:polygon>
          <draw:frame draw:style-name="gr6" draw:layer="layout" svg:width="1.591cm" svg:height="0.595cm" svg:x="3.459cm" svg:y="4.455cm">
            <draw:object xlink:href="./Object 273" xlink:type="simple" xlink:show="embed" xlink:actuate="onLoad"/>
            <draw:image xlink:href="./ObjectReplacements/Object 273" xlink:type="simple" xlink:show="embed" xlink:actuate="onLoad"/>
          </draw:frame>
        </draw:g>
        <draw:g draw:id="id79">
          <draw:polygon draw:style-name="алгоритм" draw:layer="layout" svg:width="3cm" svg:height="1.2cm" svg:x="2.8cm" svg:y="10.65cm" svg:viewBox="0 0 3001 1201" draw:points="0,600 1501,0 3000,600 1501,1200">
            <text:p text:style-name="P1"/>
          </draw:polygon>
          <draw:frame draw:style-name="gr6" draw:layer="layout" svg:width="1.443cm" svg:height="0.595cm" svg:x="3.55cm" svg:y="10.95cm">
            <draw:object xlink:href="./Object 275" xlink:type="simple" xlink:show="embed" xlink:actuate="onLoad"/>
            <draw:image xlink:href="./ObjectReplacements/Object 275" xlink:type="simple" xlink:show="embed" xlink:actuate="onLoad"/>
          </draw:frame>
        </draw:g>
        <draw:connector draw:style-name="алгоритм" draw:layer="layout" svg:x1="5.9cm" svg:y1="4.761cm" svg:x2="10.4cm" svg:y2="5.7cm" draw:start-shape="id66" draw:start-glue-point="1" draw:end-shape="id67" draw:end-glue-point="0">
          <text:p text:style-name="P1"/>
        </draw:connector>
        <draw:connector draw:style-name="алгоритм" draw:layer="layout" svg:x1="4.3cm" svg:y1="3.161cm" svg:x2="4.3cm" svg:y2="4.161cm" draw:start-shape="id68" draw:start-glue-point="2" draw:end-shape="id66" draw:end-glue-point="0">
          <text:p text:style-name="P1"/>
        </draw:connector>
        <draw:rect draw:style-name="подблок" draw:id="id74" draw:layer="layout" svg:width="3cm" svg:height="1cm" svg:x="8.9cm" svg:y="11.8cm">
          <text:p text:style-name="P1">Подблок 2</text:p>
        </draw:rect>
        <draw:rect draw:style-name="подблок" draw:id="id77" draw:layer="layout" svg:width="3cm" svg:height="1cm" svg:x="8.9cm" svg:y="15cm">
          <text:p text:style-name="P1">Подблок 3</text:p>
        </draw:rect>
        <draw:rect draw:style-name="подблок" draw:id="id67" draw:layer="layout" svg:width="3cm" svg:height="1cm" svg:x="8.9cm" svg:y="5.7cm">
          <text:p text:style-name="P1">Подблок 0</text:p>
        </draw:rect>
        <draw:frame draw:style-name="gr8" draw:text-style-name="P1" draw:layer="layout" svg:width="1cm" svg:height="0.371cm" svg:x="5.9cm" svg:y="4.282cm">
          <draw:text-box>
            <text:p text:style-name="P1">Да</text:p>
          </draw:text-box>
        </draw:frame>
        <draw:frame draw:style-name="gr8" draw:text-style-name="P1" draw:layer="layout" svg:width="1cm" svg:height="0.371cm" svg:x="4.65cm" svg:y="5.432cm">
          <draw:text-box>
            <text:p text:style-name="P1">Нет</text:p>
          </draw:text-box>
        </draw:frame>
        <draw:frame draw:style-name="gr8" draw:text-style-name="P1" draw:layer="layout" svg:width="1cm" svg:height="0.371cm" svg:x="5.75cm" svg:y="10.682cm">
          <draw:text-box>
            <text:p text:style-name="P1">Да</text:p>
          </draw:text-box>
        </draw:frame>
        <draw:frame draw:style-name="gr8" draw:text-style-name="P1" draw:layer="layout" svg:width="1cm" svg:height="0.371cm" svg:x="4.55cm" svg:y="11.932cm">
          <draw:text-box>
            <text:p text:style-name="P1">Нет</text:p>
          </draw:text-box>
        </draw:frame>
        <draw:rect draw:style-name="алгоритм" draw:id="id72" draw:layer="layout" svg:width="2.227cm" svg:height="0.789cm" svg:x="3.2cm" svg:y="19cm" draw:corner-radius="0.5cm">
          <text:p text:style-name="P1"><text:span text:style-name="T1">Конец</text:span></text:p>
        </draw:rect>
        <draw:ellipse draw:style-name="алгоритм" draw:id="id71" draw:layer="layout" svg:width="0.349cm" svg:height="0.4cm" svg:x="4.15cm" svg:y="17.4cm">
          <text:p text:style-name="P1"/>
        </draw:ellipse>
        <draw:g draw:id="id70">
          <draw:polygon draw:style-name="алгоритм" draw:layer="layout" svg:width="3cm" svg:height="1.2cm" svg:x="2.8cm" svg:y="13.65cm" svg:viewBox="0 0 3001 1201" draw:points="0,600 1501,0 3000,600 1501,1200">
            <text:p text:style-name="P1"/>
          </draw:polygon>
          <draw:frame draw:style-name="gr6" draw:layer="layout" svg:width="1.44cm" svg:height="0.595cm" svg:x="3.51cm" svg:y="13.95cm">
            <draw:object xlink:href="./Object 276" xlink:type="simple" xlink:show="embed" xlink:actuate="onLoad"/>
            <draw:image xlink:href="./ObjectReplacements/Object 276" xlink:type="simple" xlink:show="embed" xlink:actuate="onLoad"/>
          </draw:frame>
        </draw:g>
        <draw:frame draw:style-name="gr8" draw:text-style-name="P1" draw:layer="layout" svg:width="1cm" svg:height="0.371cm" svg:x="5.75cm" svg:y="13.782cm">
          <draw:text-box>
            <text:p text:style-name="P1">Да</text:p>
          </draw:text-box>
        </draw:frame>
        <draw:frame draw:style-name="gr8" draw:text-style-name="P1" draw:layer="layout" svg:width="1cm" svg:height="0.371cm" svg:x="4.55cm" svg:y="14.946cm">
          <draw:text-box>
            <text:p text:style-name="P1">Нет</text:p>
          </draw:text-box>
        </draw:frame>
        <draw:connector draw:style-name="алгоритм" draw:layer="layout" svg:x1="4.3cm" svg:y1="5.361cm" svg:x2="4.3cm" svg:y2="7.45cm" draw:start-shape="id66" draw:start-glue-point="2" draw:end-shape="id69" draw:end-glue-point="0">
          <text:p text:style-name="P1"/>
        </draw:connector>
        <draw:connector draw:style-name="алгоритм" draw:layer="layout" svg:x1="4.3cm" svg:y1="11.85cm" svg:x2="4.3cm" svg:y2="13.65cm" draw:end-shape="id70" draw:end-glue-point="0">
          <text:p text:style-name="P1"/>
        </draw:connector>
        <draw:connector draw:style-name="алгоритм" draw:layer="layout" svg:x1="4.3cm" svg:y1="14.85cm" svg:x2="4.324cm" svg:y2="17.4cm" draw:start-shape="id70" draw:start-glue-point="2" draw:end-shape="id71" draw:end-glue-point="0">
          <text:p text:style-name="P1"/>
        </draw:connector>
        <draw:connector draw:style-name="алгоритм" draw:layer="layout" svg:x1="4.324cm" svg:y1="17.8cm" svg:x2="4.313cm" svg:y2="19cm" draw:start-shape="id71" draw:start-glue-point="2" draw:end-shape="id72" draw:end-glue-point="0">
          <text:p text:style-name="P1"/>
        </draw:connector>
        <draw:ellipse draw:style-name="алгоритм" draw:id="id75" draw:layer="layout" svg:width="0.35cm" svg:height="0.3cm" svg:x="13.25cm" svg:y="12.15cm">
          <text:p text:style-name="P1"/>
        </draw:ellipse>
        <draw:ellipse draw:style-name="алгоритм" draw:id="id76" draw:layer="layout" svg:width="0.45cm" svg:height="0.4cm" svg:x="13.2cm" svg:y="15.3cm">
          <text:p text:style-name="P1"/>
        </draw:ellipse>
        <draw:connector draw:style-name="алгоритм" draw:layer="layout" svg:x1="11.9cm" svg:y1="6.2cm" svg:x2="13.425cm" svg:y2="8.95cm" draw:start-shape="id67" draw:start-glue-point="1" draw:end-shape="id73" draw:end-glue-point="0">
          <text:p text:style-name="P1"/>
        </draw:connector>
        <draw:connector draw:style-name="алгоритм" draw:layer="layout" svg:x1="5.8cm" svg:y1="11.25cm" svg:x2="10.4cm" svg:y2="11.8cm" draw:end-shape="id74" draw:end-glue-point="0">
          <text:p text:style-name="P1"/>
        </draw:connector>
        <draw:connector draw:style-name="алгоритм" draw:layer="layout" svg:x1="11.9cm" svg:y1="12.3cm" svg:x2="13.25cm" svg:y2="12.3cm" draw:start-shape="id74" draw:start-glue-point="1" draw:end-shape="id75" draw:end-glue-point="3">
          <text:p text:style-name="P1"/>
        </draw:connector>
        <draw:connector draw:style-name="алгоритм" draw:layer="layout" svg:x1="13.425cm" svg:y1="12.45cm" svg:x2="13.425cm" svg:y2="15.3cm" draw:start-shape="id75" draw:start-glue-point="2" draw:end-shape="id76" draw:end-glue-point="0">
          <text:p text:style-name="P1"/>
        </draw:connector>
        <draw:connector draw:style-name="алгоритм" draw:layer="layout" svg:x1="11.9cm" svg:y1="15.5cm" svg:x2="13.2cm" svg:y2="15.5cm" draw:start-shape="id77" draw:start-glue-point="1" draw:end-shape="id76" draw:end-glue-point="3">
          <text:p text:style-name="P1"/>
        </draw:connector>
        <draw:connector draw:style-name="алгоритм" draw:layer="layout" svg:x1="13.425cm" svg:y1="15.7cm" svg:x2="4.499cm" svg:y2="17.6cm" draw:start-shape="id76" draw:start-glue-point="2" draw:end-shape="id71" draw:end-glue-point="1">
          <text:p text:style-name="P1"/>
        </draw:connector>
        <draw:connector draw:style-name="алгоритм" draw:layer="layout" svg:x1="5.8cm" svg:y1="14.25cm" svg:x2="10.4cm" svg:y2="15cm" draw:start-shape="id70" draw:start-glue-point="1" draw:end-shape="id77" draw:end-glue-point="0">
          <text:p text:style-name="P1"/>
        </draw:connector>
        <draw:g draw:id="id69">
          <draw:polygon draw:style-name="алгоритм" draw:layer="layout" svg:width="3cm" svg:height="1.2cm" svg:x="2.8cm" svg:y="7.45cm" svg:viewBox="0 0 3001 1201" draw:points="0,600 1501,0 3000,600 1501,1200">
            <text:p text:style-name="P1"/>
          </draw:polygon>
          <draw:frame draw:style-name="gr6" draw:layer="layout" svg:width="1.431cm" svg:height="0.543cm" svg:x="3.6cm" svg:y="7.757cm">
            <draw:object xlink:href="./Object 274" xlink:type="simple" xlink:show="embed" xlink:actuate="onLoad"/>
            <draw:image xlink:href="./ObjectReplacements/Object 274" xlink:type="simple" xlink:show="embed" xlink:actuate="onLoad"/>
          </draw:frame>
        </draw:g>
        <draw:rect draw:style-name="подблок" draw:id="id78" draw:layer="layout" svg:width="3cm" svg:height="1cm" svg:x="8.9cm" svg:y="8.6cm">
          <text:p text:style-name="P1">Подблок 1</text:p>
        </draw:rect>
        <draw:frame draw:style-name="gr8" draw:text-style-name="P1" draw:layer="layout" svg:width="1cm" svg:height="0.371cm" svg:x="5.75cm" svg:y="7.482cm">
          <draw:text-box>
            <text:p text:style-name="P1">Да</text:p>
          </draw:text-box>
        </draw:frame>
        <draw:frame draw:style-name="gr8" draw:text-style-name="P1" draw:layer="layout" svg:width="1cm" svg:height="0.371cm" svg:x="4.55cm" svg:y="8.732cm">
          <draw:text-box>
            <text:p text:style-name="P1">Нет</text:p>
          </draw:text-box>
        </draw:frame>
        <draw:ellipse draw:style-name="алгоритм" draw:id="id73" draw:layer="layout" svg:width="0.35cm" svg:height="0.3cm" svg:x="13.25cm" svg:y="8.95cm">
          <text:p text:style-name="P1"/>
        </draw:ellipse>
        <draw:connector draw:style-name="алгоритм" draw:layer="layout" svg:x1="5.8cm" svg:y1="8.05cm" svg:x2="10.4cm" svg:y2="8.6cm" draw:end-shape="id78" draw:end-glue-point="0">
          <text:p text:style-name="P1"/>
        </draw:connector>
        <draw:connector draw:style-name="алгоритм" draw:layer="layout" svg:x1="11.9cm" svg:y1="9.1cm" svg:x2="13.25cm" svg:y2="9.1cm" draw:start-shape="id78" draw:start-glue-point="1" draw:end-shape="id73" draw:end-glue-point="3">
          <text:p text:style-name="P1"/>
        </draw:connector>
        <draw:connector draw:style-name="gr2" draw:text-style-name="P2" draw:layer="layout" svg:x1="4.3cm" svg:y1="8.65cm" svg:x2="4.3cm" svg:y2="10.65cm" draw:start-shape="id69" draw:start-glue-point="2" draw:end-shape="id79" draw:end-glue-point="0">
          <text:p text:style-name="P1"/>
        </draw:connector>
        <draw:connector draw:style-name="gr2" draw:text-style-name="P2" draw:layer="layout" svg:x1="13.425cm" svg:y1="9.25cm" svg:x2="13.425cm" svg:y2="12.15cm" draw:start-shape="id73" draw:start-glue-point="2" draw:end-shape="id75" draw:end-glue-point="0">
          <text:p text:style-name="P1"/>
        </draw:connector>
      </draw:page>
      <draw:page draw:name="Нагрузка 0, 1" draw:style-name="dp1" draw:master-page-name="Стандарт">
        <draw:rect draw:style-name="голова" draw:layer="layout" svg:width="17.05cm" svg:height="0.7cm" svg:x="1.95cm" svg:y="0.828cm">
          <text:p text:style-name="P1">Подблок 0 блока расчета нагрузки</text:p>
        </draw:rect>
        <draw:rect draw:style-name="алгоритм" draw:id="id89" draw:layer="layout" svg:width="2cm" svg:height="1cm" svg:x="5.2cm" svg:y="1.75cm" draw:corner-radius="0.5cm">
          <text:p text:style-name="P1"><text:span text:style-name="T1">Начало</text:span></text:p>
        </draw:rect>
        <draw:g draw:id="id80">
          <draw:polygon draw:style-name="алгоритм" draw:layer="layout" svg:width="3.4cm" svg:height="1.5cm" svg:x="4.5cm" svg:y="4.55cm" svg:viewBox="0 0 3401 1501" draw:points="0,750 1701,0 3400,750 1701,1500">
            <text:p text:style-name="P1"/>
          </draw:polygon>
          <draw:frame draw:style-name="gr6" draw:layer="layout" svg:width="1.659cm" svg:height="0.983cm" svg:x="5.388cm" svg:y="4.834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connector draw:style-name="стрелка" draw:layer="layout" svg:x1="6.2cm" svg:y1="6.05cm" svg:x2="6.175cm" svg:y2="6.55cm" draw:start-shape="id80" draw:start-glue-point="2" draw:end-shape="id81" draw:end-glue-point="0">
          <text:p text:style-name="P1"/>
        </draw:connector>
        <draw:rect draw:style-name="алгоритм" draw:id="id83" draw:layer="layout" svg:width="2.4cm" svg:height="0.9cm" svg:x="5cm" svg:y="12.928cm" draw:corner-radius="0.5cm">
          <text:p text:style-name="P1"><text:span text:style-name="T1">Конец</text:span></text:p>
        </draw:rect>
        <draw:circle draw:style-name="алгоритм" draw:id="id82" draw:layer="layout" svg:width="0.4cm" svg:height="0.4cm" svg:x="6cm" svg:y="12.028cm">
          <text:p text:style-name="P1"/>
        </draw:circle>
        <draw:connector draw:style-name="алгоритм" draw:layer="layout" svg:x1="6.2cm" svg:y1="12.428cm" svg:x2="6.2cm" svg:y2="12.928cm" draw:start-shape="id82" draw:start-glue-point="2" draw:end-shape="id83" draw:end-glue-point="0">
          <text:p text:style-name="P1"/>
        </draw:connector>
        <draw:connector draw:style-name="алгоритм" draw:layer="layout" svg:x1="6.2cm" svg:y1="11.45cm" svg:x2="6.2cm" svg:y2="12.028cm" draw:start-shape="id84" draw:start-glue-point="2" draw:end-shape="id82" draw:end-glue-point="0">
          <text:p text:style-name="P1"/>
        </draw:connector>
        <draw:frame draw:style-name="gr9" draw:layer="layout" svg:width="0.65cm" svg:height="0.451cm" svg:x="6.35cm" svg:y="5.92cm">
          <draw:text-box>
            <text:p text:style-name="P1"><text:span text:style-name="T4">Да</text:span></text:p>
          </draw:text-box>
        </draw:frame>
        <draw:frame draw:style-name="gr5" draw:layer="layout" svg:width="1cm" svg:height="0.398cm" svg:x="7.95cm" svg:y="4.919cm">
          <draw:text-box>
            <text:p text:style-name="P1"><text:span text:style-name="T2">Нет</text:span></text:p>
          </draw:text-box>
        </draw:frame>
        <draw:rect draw:style-name="голова" draw:layer="layout" svg:width="17cm" svg:height="0.65cm" svg:x="1.95cm" svg:y="14.228cm">
          <text:p text:style-name="P1">Подблок 1 блока расчета нагрузки</text:p>
        </draw:rect>
        <draw:rect draw:style-name="алгоритм" draw:id="id85" draw:layer="layout" svg:width="2cm" svg:height="1cm" svg:x="5.1cm" svg:y="15.478cm" draw:corner-radius="0.5cm">
          <text:p text:style-name="P1"><text:span text:style-name="T1">Начало</text:span></text:p>
        </draw:rect>
        <draw:connector draw:style-name="алгоритм" draw:layer="layout" svg:x1="6.1cm" svg:y1="16.478cm" svg:x2="6.1cm" svg:y2="17.3cm" draw:start-shape="id85" draw:start-glue-point="2" draw:end-shape="id86" draw:end-glue-point="0">
          <text:p text:style-name="P1"/>
        </draw:connector>
        <draw:g draw:id="id87">
          <draw:polygon draw:style-name="вывод" draw:text-style-name="P5" draw:layer="layout" svg:width="3.65cm" svg:height="1.1cm" svg:x="4.3cm" svg:y="24.85cm" svg:viewBox="0 0 3651 1101" draw:points="0,1100 535,0 3650,0 3111,1100">
            <text:p text:style-name="P1"><text:span text:style-name="T5">Запись в мин.</text:span></text:p>
            <text:p text:style-name="P1"><text:span text:style-name="T5">Арх.P</text:span></text:p>
          </draw:polygon>
        </draw:g>
        <draw:circle draw:style-name="алгоритм" draw:id="id94" draw:layer="layout" svg:width="0.4cm" svg:height="0.4cm" svg:x="6cm" svg:y="12.028cm">
          <text:p text:style-name="P1"/>
        </draw:circle>
        <draw:connector draw:style-name="алгоритм" draw:layer="layout" svg:x1="6.125cm" svg:y1="25.95cm" svg:x2="6.1cm" svg:y2="26.85cm" draw:start-shape="id87" draw:start-glue-point="2" draw:end-shape="id88" draw:end-glue-point="0">
          <text:p text:style-name="P1"/>
        </draw:connector>
        <draw:rect draw:style-name="алгоритм" draw:id="id88" draw:layer="layout" svg:width="2.4cm" svg:height="0.9cm" svg:x="4.9cm" svg:y="26.85cm" draw:corner-radius="0.5cm">
          <text:p text:style-name="P1"><text:span text:style-name="T1">Конец</text:span></text:p>
        </draw:rect>
        <draw:frame draw:style-name="gr10" draw:layer="layout" svg:width="4.35cm" svg:height="0.374cm" svg:x="14.6cm" svg:y="1.69cm">
          <draw:text-box>
            <text:p text:style-name="P1">Простой</text:p>
          </draw:text-box>
        </draw:frame>
        <draw:g draw:id="id90">
          <draw:polygon draw:style-name="вывод" draw:layer="layout" svg:width="2.6cm" svg:height="0.85cm" svg:x="4.9cm" svg:y="3.2cm" svg:viewBox="0 0 2601 851" draw:points="0,850 381,0 2600,0 2215,850">
            <text:p text:style-name="P1">“Простой”</text:p>
          </draw:polygon>
        </draw:g>
        <draw:connector draw:style-name="стрелка" draw:layer="layout" svg:x1="6.2cm" svg:y1="2.75cm" svg:x2="6.2cm" svg:y2="3.2cm" draw:start-shape="id89" draw:start-glue-point="2" draw:end-shape="id90" draw:end-glue-point="0">
          <text:p text:style-name="P1"/>
        </draw:connector>
        <draw:connector draw:style-name="стрелка" draw:layer="layout" svg:x1="6.2cm" svg:y1="4.05cm" svg:x2="6.2cm" svg:y2="4.55cm" draw:start-shape="id90" draw:start-glue-point="2" draw:end-shape="id80" draw:end-glue-point="0">
          <text:p text:style-name="P1"/>
        </draw:connector>
        <draw:g draw:id="id91">
          <draw:polygon draw:style-name="вывод" draw:layer="layout" svg:width="2.6cm" svg:height="0.85cm" svg:x="4.9cm" svg:y="8.4cm" svg:viewBox="0 0 2601 851" draw:points="0,850 381,0 2600,0 2215,850">
            <text:p text:style-name="P1">“Источник”</text:p>
          </draw:polygon>
        </draw:g>
        <draw:polygon draw:style-name="вывод" draw:id="id84" draw:layer="layout" svg:width="2.6cm" svg:height="0.85cm" svg:x="4.9cm" svg:y="10.6cm" svg:viewBox="0 0 2601 851" draw:points="0,850 381,0 2600,0 2215,850">
          <text:p text:style-name="P1">P = NULL</text:p>
        </draw:polygon>
        <draw:polygon draw:style-name="вывод" draw:id="id93" draw:layer="layout" svg:width="2.6cm" svg:height="0.85cm" svg:x="12.5cm" svg:y="8.4cm" svg:viewBox="0 0 2601 851" draw:points="0,850 381,0 2600,0 2215,850">
          <text:p text:style-name="P1">P = 0</text:p>
        </draw:polygon>
        <draw:connector draw:style-name="стрелка" draw:layer="layout" svg:x1="6.2cm" svg:y1="9.25cm" svg:x2="6.2cm" svg:y2="9.728cm" draw:start-shape="id91" draw:start-glue-point="2" draw:end-shape="id92" draw:end-glue-point="0">
          <text:p text:style-name="P1"/>
        </draw:connector>
        <draw:connector draw:style-name="стрелка" draw:layer="layout" svg:x1="7.9cm" svg:y1="5.3cm" svg:x2="13.8cm" svg:y2="8.4cm" draw:start-shape="id80" draw:start-glue-point="1" draw:end-shape="id93" draw:end-glue-point="0">
          <text:p text:style-name="P1"/>
        </draw:connector>
        <draw:connector draw:style-name="стрелка" draw:layer="layout" svg:x1="13.8cm" svg:y1="9.25cm" svg:x2="6.4cm" svg:y2="12.228cm" draw:start-shape="id93" draw:start-glue-point="2" draw:end-shape="id94" draw:end-glue-point="1">
          <text:p text:style-name="P1"/>
        </draw:connector>
        <draw:rect draw:style-name="gr7" draw:text-style-name="P6" draw:id="id86" draw:layer="layout" svg:width="5.7cm" svg:height="2.95cm" svg:x="3.25cm" svg:y="17.3cm">
          <text:p text:style-name="P1"/>
        </draw:rect>
        <draw:connector draw:style-name="gr2" draw:text-style-name="P2" draw:layer="layout" svg:x1="6.1cm" svg:y1="20.25cm" svg:x2="6.1cm" svg:y2="21.1cm" draw:start-shape="id86" draw:start-glue-point="2" draw:end-shape="id95" draw:end-glue-point="0">
          <text:p text:style-name="P1"/>
        </draw:connector>
        <draw:frame draw:style-name="gr6" draw:layer="layout" svg:width="5.781cm" svg:height="2.41cm" svg:x="3.2cm" svg:y="17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g draw:id="id95">
          <draw:polygon draw:style-name="алгоритм" draw:layer="layout" svg:width="3cm" svg:height="1.2cm" svg:x="4.6cm" svg:y="21.1cm" svg:viewBox="0 0 3001 1201" draw:points="0,600 1501,0 3000,600 1501,1200">
            <text:p text:style-name="P1">P &lt; 0.1</text:p>
          </draw:polygon>
        </draw:g>
        <draw:rect draw:style-name="gr11" draw:id="id96" draw:layer="layout" svg:width="3cm" svg:height="1.15cm" svg:x="8.95cm" svg:y="22.25cm">
          <text:p text:style-name="P1">P = 0</text:p>
        </draw:rect>
        <draw:connector draw:style-name="gr2" draw:text-style-name="P2" draw:layer="layout" svg:x1="7.6cm" svg:y1="21.7cm" svg:x2="10.45cm" svg:y2="22.25cm" draw:start-shape="id95" draw:start-glue-point="1" draw:end-shape="id96" draw:end-glue-point="0">
          <text:p text:style-name="P1"/>
        </draw:connector>
        <draw:circle draw:style-name="gr7" draw:id="id97" draw:layer="layout" svg:width="0.3cm" svg:height="0.3cm" svg:x="5.95cm" svg:y="23.85cm">
          <text:p text:style-name="P1"/>
        </draw:circle>
        <draw:connector draw:style-name="gr2" draw:text-style-name="P2" draw:layer="layout" svg:x1="6.1cm" svg:y1="22.3cm" svg:x2="6.1cm" svg:y2="23.85cm" draw:start-shape="id95" draw:start-glue-point="2" draw:end-shape="id97" draw:end-glue-point="0">
          <text:p text:style-name="P1"/>
        </draw:connector>
        <draw:connector draw:style-name="gr2" draw:text-style-name="P2" draw:layer="layout" svg:x1="10.45cm" svg:y1="23.4cm" svg:x2="6.25cm" svg:y2="24cm" draw:start-shape="id96" draw:start-glue-point="2" draw:end-shape="id97" draw:end-glue-point="1">
          <text:p text:style-name="P1"/>
        </draw:connector>
        <draw:connector draw:style-name="gr2" draw:text-style-name="P2" draw:layer="layout" svg:x1="6.1cm" svg:y1="24.15cm" svg:x2="6.125cm" svg:y2="24.85cm" draw:start-shape="id97" draw:start-glue-point="2" draw:end-shape="id87" draw:end-glue-point="0">
          <text:p text:style-name="P1"/>
        </draw:connector>
        <draw:frame draw:style-name="gr9" draw:layer="layout" svg:width="1cm" svg:height="0.451cm" svg:x="7.3cm" svg:y="21.228cm">
          <draw:text-box>
            <text:p text:style-name="P1"><text:span text:style-name="T4">Да</text:span></text:p>
          </draw:text-box>
        </draw:frame>
        <draw:frame draw:style-name="gr5" draw:layer="layout" svg:width="0.8cm" svg:height="0.398cm" svg:x="6.15cm" svg:y="22.333cm">
          <draw:text-box>
            <text:p text:style-name="P1"><text:span text:style-name="T2">Нет</text:span></text:p>
          </draw:text-box>
        </draw:frame>
        <draw:frame draw:style-name="gr12" draw:layer="layout" svg:width="2.55cm" svg:height="0.747cm" svg:x="16.35cm" svg:y="15.1cm">
          <draw:text-box>
            <text:p text:style-name="P1">Рассчёт нагрузки</text:p>
          </draw:text-box>
        </draw:frame>
        <draw:circle draw:style-name="алгоритм" draw:id="id92" draw:layer="layout" svg:width="0.4cm" svg:height="0.4cm" svg:x="6cm" svg:y="9.728cm">
          <text:p text:style-name="P1"/>
        </draw:circle>
        <draw:connector draw:style-name="стрелка" draw:layer="layout" svg:x1="6.2cm" svg:y1="10.128cm" svg:x2="6.2cm" svg:y2="10.6cm" draw:start-shape="id92" draw:start-glue-point="2" draw:end-shape="id84" draw:end-glue-point="0">
          <text:p text:style-name="P1"/>
        </draw:connector>
        <draw:frame draw:style-name="gr8" draw:layer="layout" svg:width="0.555cm" svg:height="0.371cm" svg:x="7.845cm" svg:y="6.705cm">
          <draw:text-box>
            <text:p text:style-name="P1">Да</text:p>
          </draw:text-box>
        </draw:frame>
        <draw:frame draw:style-name="gr8" draw:layer="layout" svg:width="0.799cm" svg:height="0.371cm" svg:x="6.501cm" svg:y="7.824cm">
          <draw:text-box>
            <text:p text:style-name="P1">Нет</text:p>
          </draw:text-box>
        </draw:frame>
        <draw:connector draw:style-name="стрелка" draw:layer="layout" svg:x1="6.175cm" svg:y1="7.9cm" svg:x2="6.2cm" svg:y2="8.4cm" draw:start-shape="id81" draw:start-glue-point="2" draw:end-shape="id91" draw:end-glue-point="0">
          <text:p text:style-name="P1"/>
        </draw:connector>
        <draw:polygon draw:style-name="алгоритм" draw:id="id81" draw:layer="layout" svg:width="3.25cm" svg:height="1.35cm" svg:x="4.55cm" svg:y="6.55cm" svg:viewBox="0 0 3251 1351" draw:points="0,675 1626,0 3250,675 1626,1350">
          <text:p text:style-name="P1"/>
        </draw:polygon>
        <draw:polygon draw:style-name="вывод" draw:id="id98" draw:layer="layout" svg:width="2.6cm" svg:height="0.8cm" svg:x="8.55cm" svg:y="8.4cm" svg:viewBox="0 0 2601 801" draw:points="0,800 346,0 2600,0 2254,800">
          <text:p text:style-name="P1"><text:span text:style-name="T5">“</text:span><text:span text:style-name="T5">БД </text:span><text:span text:style-name="T6">P</text:span><text:span text:style-name="T7"> </text:span><text:span text:style-name="T8"> </text:span><text:span text:style-name="T5">”</text:span></text:p>
        </draw:polygon>
        <draw:connector draw:style-name="стрелка" draw:layer="layout" svg:x1="7.8cm" svg:y1="7.225cm" svg:x2="9.85cm" svg:y2="8.4cm" draw:start-shape="id81" draw:start-glue-point="1" draw:end-shape="id98" draw:end-glue-point="0">
          <text:p text:style-name="P1"/>
        </draw:connector>
        <draw:connector draw:style-name="стрелка" draw:layer="layout" svg:x1="9.85cm" svg:y1="9.2cm" svg:x2="6.4cm" svg:y2="9.928cm" draw:start-shape="id98" draw:start-glue-point="2" draw:end-shape="id92" draw:end-glue-point="1">
          <text:p text:style-name="P1"/>
        </draw:connector>
        <draw:frame draw:style-name="gr6" draw:layer="layout" svg:width="0.2cm" svg:height="0.482cm" svg:x="11.356cm" svg:y="7.83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layer="layout" svg:width="1.36cm" svg:height="0.601cm" svg:x="5.5cm" svg:y="6.949cm"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  <draw:page draw:name="Нагрузка 2, 3, 4" draw:style-name="dp1" draw:master-page-name="Стандарт">
        <draw:g draw:id="id104">
          <draw:polygon draw:style-name="алгоритм" draw:layer="layout" svg:width="4.1cm" svg:height="1.324cm" svg:x="2.4cm" svg:y="14.726cm" svg:viewBox="0 0 4101 1325" draw:points="0,662 2051,0 4100,662 2051,1324">
            <text:p text:style-name="P1"/>
          </draw:polygon>
          <draw:frame draw:style-name="gr4" draw:layer="layout" svg:width="2.799cm" svg:height="0.673cm" svg:x="3.128cm" svg:y="15.068cm">
            <draw:object xlink:href="./Object 112" xlink:type="simple" xlink:show="embed" xlink:actuate="onLoad"/>
            <draw:image xlink:href="./ObjectReplacements/Object 112" xlink:type="simple" xlink:show="embed" xlink:actuate="onLoad"/>
          </draw:frame>
        </draw:g>
        <draw:polygon draw:style-name="вывод" draw:id="id99" draw:layer="layout" svg:width="4.3cm" svg:height="0.7cm" svg:x="8.95cm" svg:y="14.1cm" svg:viewBox="0 0 4301 701" draw:points="0,700 573,0 4300,0 3727,700">
          <text:p text:style-name="P1"><text:span text:style-name="T5">“</text:span><text:span text:style-name="T5">Малая нагрузка”</text:span></text:p>
        </draw:polygon>
        <draw:connector draw:style-name="алгоритм" draw:layer="layout" svg:x1="11.1cm" svg:y1="14.8cm" svg:x2="11.15cm" svg:y2="15.25cm" draw:start-shape="id99" draw:start-glue-point="2" draw:end-shape="id100" draw:end-glue-point="0">
          <text:p text:style-name="P1"/>
        </draw:connector>
        <draw:g draw:id="id132">
          <draw:polygon draw:style-name="алгоритм" draw:layer="layout" svg:width="3.8cm" svg:height="1.214cm" svg:x="1.3cm" svg:y="16.8cm" svg:viewBox="0 0 3801 1215" draw:points="0,607 1900,0 3800,607 1900,1214">
            <text:p text:style-name="P1"/>
          </draw:polygon>
          <draw:frame draw:style-name="gr4" draw:layer="layout" svg:width="2.998cm" svg:height="0.595cm" svg:x="1.797cm" svg:y="17.114cm">
            <draw:object xlink:href="./Object 108" xlink:type="simple" xlink:show="embed" xlink:actuate="onLoad"/>
            <draw:image xlink:href="./ObjectReplacements/Object 108" xlink:type="simple" xlink:show="embed" xlink:actuate="onLoad"/>
          </draw:frame>
        </draw:g>
        <draw:frame draw:style-name="gr5" draw:layer="layout" svg:width="0.85cm" svg:height="0.398cm" svg:x="6.2cm" svg:y="14.896cm">
          <draw:text-box>
            <text:p text:style-name="P1"><text:span text:style-name="T2">Да</text:span></text:p>
          </draw:text-box>
        </draw:frame>
        <draw:frame draw:style-name="gr5" draw:text-style-name="P1" draw:layer="layout" svg:width="0.9cm" svg:height="0.398cm" svg:x="4.45cm" svg:y="16.033cm">
          <draw:text-box>
            <text:p text:style-name="P1"><text:span text:style-name="T2">Нет</text:span></text:p>
          </draw:text-box>
        </draw:frame>
        <draw:polygon draw:style-name="вывод" draw:id="id101" draw:layer="layout" svg:width="2.5cm" svg:height="0.7cm" svg:x="1.95cm" svg:y="21.2cm" svg:viewBox="0 0 2501 701" draw:points="0,700 333,0 2500,0 2167,700">
          <text:p text:style-name="P1"><text:span text:style-name="T5">“</text:span><text:span text:style-name="T5">БД P</text:span><text:span text:style-name="T7"> </text:span><text:span text:style-name="T8"></text:span></text:p>
        </draw:polygon>
        <draw:connector draw:style-name="алгоритм" draw:layer="layout" svg:x1="3.2cm" svg:y1="21.9cm" svg:x2="3.2cm" svg:y2="25.1cm" draw:start-shape="id101" draw:start-glue-point="2" draw:end-shape="id102" draw:end-glue-point="0">
          <text:p text:style-name="P1"/>
        </draw:connector>
        <draw:polygon draw:style-name="вывод" draw:id="id133" draw:layer="layout" svg:width="2.6cm" svg:height="0.7cm" svg:x="6.9cm" svg:y="21.2cm" svg:viewBox="0 0 2601 701" draw:points="0,700 381,0 2600,0 2215,700">
          <text:p text:style-name="P1"><text:span text:style-name="T5">“</text:span><text:span text:style-name="T5">Пустой”</text:span></text:p>
          <text:p text:style-name="P1"><text:span text:style-name="T5"><text:s/>“</text:span><text:span text:style-name="T5">БД </text:span><text:span text:style-name="T6">P</text:span><text:span text:style-name="T7"> N”</text:span></text:p>
        </draw:polygon>
        <draw:rect draw:style-name="алгоритм" draw:id="id138" draw:layer="layout" svg:width="2.3cm" svg:height="0.9cm" svg:x="5.1cm" svg:y="10.9cm" draw:corner-radius="0.5cm">
          <text:p text:style-name="P1"><text:span text:style-name="T1">Конец</text:span></text:p>
        </draw:rect>
        <draw:circle draw:style-name="алгоритм" draw:id="id131" draw:layer="layout" svg:width="0.35cm" svg:height="0.35cm" svg:x="4.4cm" svg:y="26.5cm">
          <text:p text:style-name="P1"/>
        </draw:circle>
        <draw:connector draw:style-name="алгоритм" draw:layer="layout" svg:x1="4.45cm" svg:y1="14.1cm" svg:x2="4.45cm" svg:y2="14.726cm" draw:start-shape="id103" draw:start-glue-point="2" draw:end-shape="id104" draw:end-glue-point="0">
          <text:p text:style-name="P1"/>
        </draw:connector>
        <draw:g draw:id="id105">
          <draw:frame draw:style-name="gr4" draw:layer="layout" svg:width="2.998cm" svg:height="1.289cm" svg:x="4.747cm" svg:y="3.37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rect draw:style-name="алгоритм" draw:layer="layout" svg:width="3.3cm" svg:height="1.411cm" svg:x="4.6cm" svg:y="3.25cm">
            <text:p text:style-name="P1"/>
          </draw:rect>
        </draw:g>
        <draw:connector draw:style-name="алгоритм" draw:layer="layout" svg:x1="6.25cm" svg:y1="4.663cm" svg:x2="6.25cm" svg:y2="5.15cm" draw:start-shape="id105" draw:start-glue-point="2" draw:end-shape="id106" draw:end-glue-point="0">
          <text:p text:style-name="P1"/>
        </draw:connector>
        <draw:g draw:id="id111">
          <draw:polygon draw:style-name="алгоритм" draw:id="id106" draw:layer="layout" svg:width="3.3cm" svg:height="1.3cm" svg:x="4.6cm" svg:y="5.15cm" svg:viewBox="0 0 3301 1301" draw:points="0,650 1651,0 3300,650 1651,1300">
            <text:p text:style-name="P1"/>
          </draw:polygon>
          <draw:frame draw:style-name="gr4" draw:layer="layout" svg:width="1.902cm" svg:height="0.711cm" svg:x="5.303cm" svg:y="5.418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5" draw:layer="layout" svg:width="1cm" svg:height="0.398cm" svg:x="6.2cm" svg:y="6.347cm">
          <draw:text-box>
            <text:p text:style-name="P1"><text:span text:style-name="T2">Нет</text:span></text:p>
          </draw:text-box>
        </draw:frame>
        <draw:g draw:id="id107">
          <draw:polygon draw:style-name="алгоритм" draw:layer="layout" svg:width="2.4cm" svg:height="1.214cm" svg:x="8.9cm" svg:y="5.25cm" svg:viewBox="0 0 2401 1215" draw:points="0,607 1201,0 2400,607 1201,1214">
            <text:p text:style-name="P1"/>
          </draw:polygon>
          <draw:frame draw:style-name="gr4" draw:layer="layout" svg:width="1.451cm" svg:height="0.609cm" svg:x="9.4cm" svg:y="5.55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frame draw:style-name="gr5" draw:layer="layout" svg:width="0.85cm" svg:height="0.398cm" svg:x="7.45cm" svg:y="5.255cm">
          <draw:text-box>
            <text:p text:style-name="P1"><text:span text:style-name="T2">Да</text:span></text:p>
          </draw:text-box>
        </draw:frame>
        <draw:polygon draw:style-name="вывод" draw:id="id108" draw:layer="layout" svg:width="2.7cm" svg:height="0.7cm" svg:x="8.75cm" svg:y="7.05cm" svg:viewBox="0 0 2701 701" draw:points="0,700 359,0 2700,0 2341,700">
          <text:p text:style-name="P1"><text:span text:style-name="T5">“</text:span><text:span text:style-name="T5">БД</text:span><text:span text:style-name="T7"> P обрыв</text:span><text:span text:style-name="T5">”</text:span></text:p>
        </draw:polygon>
        <draw:connector draw:style-name="алгоритм" draw:layer="layout" svg:x1="10.1cm" svg:y1="6.464cm" svg:x2="10.1cm" svg:y2="7.05cm" draw:start-shape="id107" draw:start-glue-point="2" draw:end-shape="id108" draw:end-glue-point="0">
          <text:p text:style-name="P1"/>
        </draw:connector>
        <draw:frame draw:style-name="gr5" draw:layer="layout" svg:width="0.85cm" svg:height="0.398cm" svg:x="10.1cm" svg:y="6.305cm">
          <draw:text-box>
            <text:p text:style-name="P1"><text:span text:style-name="T2">Да</text:span></text:p>
          </draw:text-box>
        </draw:frame>
        <draw:g draw:id="id109">
          <draw:polygon draw:style-name="алгоритм" draw:layer="layout" svg:width="2.7cm" svg:height="1.314cm" svg:x="12.75cm" svg:y="5.186cm" svg:viewBox="0 0 2701 1315" draw:points="0,657 1351,0 2700,657 1351,1314">
            <text:p text:style-name="P1"/>
          </draw:polygon>
          <draw:frame draw:style-name="gr4" draw:layer="layout" svg:width="1.629cm" svg:height="0.617cm" svg:x="13.177cm" svg:y="5.514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polygon draw:style-name="вывод" draw:id="id110" draw:layer="layout" svg:width="2.9cm" svg:height="0.7cm" svg:x="12.65cm" svg:y="7cm" svg:viewBox="0 0 2901 701" draw:points="0,700 387,0 2900,0 2513,700">
          <text:p text:style-name="P1"><text:span text:style-name="T5">“</text:span><text:span text:style-name="T5">Источник”</text:span></text:p>
        </draw:polygon>
        <draw:connector draw:style-name="алгоритм" draw:layer="layout" svg:x1="14.1cm" svg:y1="6.5cm" svg:x2="14.1cm" svg:y2="7cm" draw:start-shape="id109" draw:start-glue-point="2" draw:end-shape="id110" draw:end-glue-point="0">
          <text:p text:style-name="P1"/>
        </draw:connector>
        <draw:connector draw:style-name="алгоритм" draw:layer="layout" svg:x1="11.3cm" svg:y1="5.857cm" svg:x2="14.1cm" svg:y2="5.186cm" draw:start-shape="id107" draw:start-glue-point="1" draw:end-shape="id109" draw:end-glue-point="0">
          <text:p text:style-name="P1"/>
        </draw:connector>
        <draw:frame draw:style-name="gr5" draw:layer="layout" svg:width="1cm" svg:height="0.398cm" svg:x="11cm" svg:y="5.305cm">
          <draw:text-box>
            <text:p text:style-name="P1"><text:span text:style-name="T2">Нет</text:span></text:p>
          </draw:text-box>
        </draw:frame>
        <draw:frame draw:style-name="gr5" draw:text-style-name="P1" draw:layer="layout" svg:width="0.75cm" svg:height="0.398cm" svg:x="14.25cm" svg:y="6.342cm">
          <draw:text-box>
            <text:p text:style-name="P1"><text:span text:style-name="T2">Да</text:span></text:p>
          </draw:text-box>
        </draw:frame>
        <draw:polygon draw:style-name="вывод" draw:id="id112" draw:layer="layout" svg:width="2.501cm" svg:height="0.7cm" svg:x="5cm" svg:y="7.1cm" svg:viewBox="0 0 2502 701" draw:points="0,700 332,0 2501,0 2169,700">
          <text:p text:style-name="P1"><text:span text:style-name="T5">“</text:span><text:span text:style-name="T5">БД P&lt;”</text:span></text:p>
        </draw:polygon>
        <draw:connector draw:style-name="алгоритм" draw:layer="layout" svg:x1="6.25cm" svg:y1="6.45cm" svg:x2="6.25cm" svg:y2="7.1cm" draw:start-shape="id111" draw:start-glue-point="2" draw:end-shape="id112" draw:end-glue-point="0">
          <text:p text:style-name="P1"/>
        </draw:connector>
        <draw:connector draw:style-name="алгоритм" draw:layer="layout" svg:x1="6.25cm" svg:y1="7.8cm" svg:x2="6.25cm" svg:y2="8.95cm" draw:start-shape="id112" draw:start-glue-point="2" draw:end-shape="id113" draw:end-glue-point="0">
          <text:p text:style-name="P1"/>
        </draw:connector>
        <draw:connector draw:style-name="алгоритм" draw:layer="layout" svg:x1="10.1cm" svg:y1="7.75cm" svg:x2="10.1cm" svg:y2="8.2cm" draw:start-shape="id108" draw:start-glue-point="2" draw:end-shape="id114" draw:end-glue-point="0">
          <text:p text:style-name="P1"/>
        </draw:connector>
        <draw:circle draw:style-name="алгоритм" draw:id="id114" draw:layer="layout" svg:width="0.3cm" svg:height="0.3cm" svg:x="9.95cm" svg:y="8.2cm">
          <text:p text:style-name="P1"/>
        </draw:circle>
        <draw:rect draw:style-name="алгоритм" draw:id="id122" draw:layer="layout" svg:width="2cm" svg:height="0.9cm" svg:x="5.25cm" svg:y="1.8cm" draw:corner-radius="0.5cm">
          <text:p text:style-name="P1"><text:span text:style-name="T1">Начало</text:span></text:p>
        </draw:rect>
        <draw:g draw:id="id100">
          <draw:polygon draw:style-name="алгоритм" draw:layer="layout" svg:width="4.4cm" svg:height="1.65cm" svg:x="8.95cm" svg:y="15.25cm" svg:viewBox="0 0 4401 1651" draw:points="0,825 2201,0 4400,825 2201,1650">
            <text:p text:style-name="P1"/>
          </draw:polygon>
          <draw:frame draw:style-name="gr4" draw:layer="layout" svg:width="3.247cm" svg:height="0.814cm" svg:x="9.469cm" svg:y="15.609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connector draw:style-name="алгоритм" draw:layer="layout" draw:line-skew="0.3cm" svg:x1="15.45cm" svg:y1="5.843cm" svg:x2="14.25cm" svg:y2="8.35cm" draw:start-shape="id109" draw:start-glue-point="1" draw:end-shape="id115" draw:end-glue-point="1">
          <text:p text:style-name="P1"/>
        </draw:connector>
        <draw:frame draw:style-name="gr5" draw:text-style-name="P1" draw:layer="layout" svg:width="0.75cm" svg:height="0.398cm" svg:x="11.25cm" svg:y="16.754cm">
          <draw:text-box>
            <text:p text:style-name="P1"><text:span text:style-name="T2">Да</text:span></text:p>
          </draw:text-box>
        </draw:frame>
        <draw:frame draw:style-name="gr5" draw:layer="layout" svg:width="0.85cm" svg:height="0.398cm" svg:x="13cm" svg:y="15.561cm">
          <draw:text-box>
            <text:p text:style-name="P1"><text:span text:style-name="T2">Нет</text:span></text:p>
          </draw:text-box>
        </draw:frame>
        <draw:frame draw:style-name="gr5" draw:layer="layout" svg:width="0.85cm" svg:height="0.398cm" svg:x="5.05cm" svg:y="17.054cm">
          <draw:text-box>
            <text:p text:style-name="P1"><text:span text:style-name="T2">Нет</text:span></text:p>
          </draw:text-box>
        </draw:frame>
        <draw:polygon draw:style-name="вывод" draw:id="id129" draw:layer="layout" svg:width="2.501cm" svg:height="0.7cm" svg:x="4.449cm" svg:y="21.2cm" svg:viewBox="0 0 2502 701" draw:points="0,700 332,0 2501,0 2169,700">
          <text:p text:style-name="P1"><text:span text:style-name="T5">“</text:span><text:span text:style-name="T5">БД </text:span><text:span text:style-name="T6">P</text:span><text:span text:style-name="T7"> &gt;”</text:span></text:p>
        </draw:polygon>
        <draw:rect draw:style-name="подблок" draw:id="id130" draw:layer="layout" svg:width="2.1cm" svg:height="0.9cm" svg:x="4.65cm" svg:y="22.85cm">
          <text:p text:style-name="P1">Подблок 4</text:p>
        </draw:rect>
        <draw:frame draw:style-name="gr5" draw:layer="layout" svg:width="0.75cm" svg:height="0.398cm" svg:x="3.3cm" svg:y="17.998cm">
          <draw:text-box>
            <text:p text:style-name="P1"><text:span text:style-name="T2">Да</text:span></text:p>
          </draw:text-box>
        </draw:frame>
        <draw:connector draw:style-name="алгоритм" draw:layer="layout" svg:x1="7.9cm" svg:y1="5.8cm" svg:x2="10.1cm" svg:y2="5.25cm" draw:start-shape="id111" draw:start-glue-point="1" draw:end-shape="id107" draw:end-glue-point="0">
          <text:p text:style-name="P1"/>
        </draw:connector>
        <draw:connector draw:style-name="алгоритм" draw:layer="layout" svg:x1="11.15cm" svg:y1="16.9cm" svg:x2="11.15cm" svg:y2="17.699cm" draw:start-shape="id100" draw:start-glue-point="2" draw:end-shape="id116" draw:end-glue-point="0">
          <text:p text:style-name="P1"/>
        </draw:connector>
        <draw:connector draw:style-name="алгоритм" draw:layer="layout" svg:x1="15.653cm" svg:y1="22.35cm" svg:x2="15.65cm" svg:y2="22.992cm" draw:start-shape="id117" draw:start-glue-point="2" draw:end-shape="id118" draw:end-glue-point="0">
          <text:p text:style-name="P1"/>
        </draw:connector>
        <draw:g draw:id="id121">
          <draw:rect draw:style-name="алгоритм" draw:layer="layout" svg:width="2.9cm" svg:height="0.799cm" svg:x="9.697cm" svg:y="18.9cm">
            <text:p text:style-name="P1"/>
          </draw:rect>
          <draw:frame draw:style-name="gr4" draw:layer="layout" svg:width="2.689cm" svg:height="0.616cm" svg:x="9.808cm" svg:y="19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 draw:id="id119">
          <draw:polygon draw:style-name="алгоритм" draw:layer="layout" svg:width="2.1cm" svg:height="1.498cm" svg:x="10.1cm" svg:y="20.202cm" svg:viewBox="0 0 2101 1499" draw:points="0,749 1051,0 2100,749 1051,1498">
            <text:p text:style-name="P1"/>
          </draw:polygon>
          <draw:frame draw:style-name="gr4" draw:layer="layout" svg:width="1.487cm" svg:height="0.617cm" svg:x="10.413cm" svg:y="20.661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 draw:id="id116">
          <draw:rect draw:style-name="алгоритм" draw:layer="layout" svg:width="2.5cm" svg:height="0.799cm" svg:x="9.9cm" svg:y="17.699cm">
            <text:p text:style-name="P1"/>
          </draw:rect>
          <draw:frame draw:style-name="gr4" draw:layer="layout" svg:width="2.17cm" svg:height="0.617cm" svg:x="10.1cm" svg:y="17.782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 draw:id="id120">
          <draw:rect draw:style-name="алгоритм" draw:layer="layout" svg:width="4.643cm" svg:height="1.498cm" svg:x="13.307cm" svg:y="18.946cm">
            <text:p text:style-name="P1"/>
          </draw:rect>
          <draw:frame draw:style-name="gr4" draw:layer="layout" svg:width="4.443cm" svg:height="1.283cm" svg:x="13.457cm" svg:y="19.061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frame draw:style-name="gr5" draw:layer="layout" svg:width="0.75cm" svg:height="0.398cm" svg:x="12cm" svg:y="20.498cm">
          <draw:text-box>
            <text:p text:style-name="P1"><text:span text:style-name="T2">Да</text:span></text:p>
          </draw:text-box>
        </draw:frame>
        <draw:connector draw:style-name="алгоритм" draw:layer="layout" svg:x1="12.2cm" svg:y1="20.951cm" svg:x2="15.628cm" svg:y2="18.946cm" draw:start-shape="id119" draw:start-glue-point="1" draw:end-shape="id120" draw:end-glue-point="0">
          <text:p text:style-name="P1"/>
        </draw:connector>
        <draw:connector draw:style-name="алгоритм" draw:layer="layout" svg:x1="11.15cm" svg:y1="18.498cm" svg:x2="11.147cm" svg:y2="18.9cm" draw:start-shape="id116" draw:start-glue-point="2" draw:end-shape="id121" draw:end-glue-point="0">
          <text:p text:style-name="P1"/>
        </draw:connector>
        <draw:frame draw:style-name="gr5" draw:layer="layout" svg:width="0.8cm" svg:height="0.398cm" svg:x="11.15cm" svg:y="21.648cm">
          <draw:text-box>
            <text:p text:style-name="P1"><text:span text:style-name="T2">Нет</text:span></text:p>
          </draw:text-box>
        </draw:frame>
        <draw:g draw:id="id117">
          <draw:g>
            <draw:polygon draw:style-name="вывод" draw:layer="layout" svg:width="2.7cm" svg:height="1.098cm" svg:x="14.303cm" svg:y="21.252cm" svg:viewBox="0 0 2701 1099" draw:points="0,1098 497,0 2700,0 2203,1098">
              <text:p text:style-name="P1"><text:span text:style-name="T5">В градуир. </text:span></text:p>
              <text:p text:style-name="P1"><text:span text:style-name="T5">Арх.</text:span></text:p>
            </draw:polygon>
          </draw:g>
        </draw:g>
        <draw:connector draw:style-name="алгоритм" draw:layer="layout" svg:x1="15.628cm" svg:y1="20.444cm" svg:x2="15.653cm" svg:y2="21.252cm" draw:start-shape="id120" draw:start-glue-point="2" draw:end-shape="id117" draw:end-glue-point="0">
          <text:p text:style-name="P1"/>
        </draw:connector>
        <draw:rect draw:style-name="рамка" draw:layer="layout" svg:width="8.7cm" svg:height="6.15cm" svg:x="9.6cm" svg:y="17.3cm">
          <text:p text:style-name="P1"/>
        </draw:rect>
        <draw:circle draw:style-name="алгоритм" draw:id="id118" draw:layer="layout" svg:width="0.3cm" svg:height="0.3cm" svg:x="15.5cm" svg:y="22.992cm">
          <text:p text:style-name="P1"/>
        </draw:circle>
        <draw:rect draw:style-name="голова" draw:layer="layout" svg:width="17.05cm" svg:height="0.7cm" svg:x="1.95cm" svg:y="0.857cm">
          <text:p text:style-name="P1">Подблок 2 блока расчета нагрузки</text:p>
        </draw:rect>
        <draw:connector draw:style-name="алгоритм" draw:layer="layout" svg:x1="6.25cm" svg:y1="2.7cm" svg:x2="6.25cm" svg:y2="3.25cm" draw:start-shape="id122" draw:start-glue-point="2" draw:end-shape="id105" draw:end-glue-point="0">
          <text:p text:style-name="P1"/>
        </draw:connector>
        <draw:polygon draw:style-name="вывод" draw:id="id123" draw:layer="layout" svg:width="2.501cm" svg:height="0.7cm" svg:x="8.849cm" svg:y="8.95cm" svg:viewBox="0 0 2502 701" draw:points="0,700 332,0 2501,0 2169,700">
          <text:p text:style-name="P1"><text:span text:style-name="T5">P = NULL</text:span></text:p>
        </draw:polygon>
        <draw:circle draw:style-name="алгоритм" draw:id="id115" draw:layer="layout" svg:width="0.3cm" svg:height="0.3cm" svg:x="13.95cm" svg:y="8.2cm">
          <text:p text:style-name="P1"/>
        </draw:circle>
        <draw:connector draw:style-name="алгоритм" draw:layer="layout" svg:x1="14.1cm" svg:y1="7.7cm" svg:x2="14.1cm" svg:y2="8.2cm" draw:start-shape="id110" draw:start-glue-point="2" draw:end-shape="id115" draw:end-glue-point="0">
          <text:p text:style-name="P1"/>
        </draw:connector>
        <draw:connector draw:style-name="алгоритм" draw:layer="layout" svg:x1="13.95cm" svg:y1="8.35cm" svg:x2="10.25cm" svg:y2="8.35cm" draw:start-shape="id115" draw:start-glue-point="3" draw:end-shape="id114" draw:end-glue-point="1">
          <text:p text:style-name="P1"/>
        </draw:connector>
        <draw:connector draw:style-name="алгоритм" draw:layer="layout" svg:x1="10.1cm" svg:y1="8.5cm" svg:x2="10.099cm" svg:y2="8.95cm" draw:start-shape="id114" draw:start-glue-point="2" draw:end-shape="id123" draw:end-glue-point="0">
          <text:p text:style-name="P1"/>
        </draw:connector>
        <draw:frame draw:style-name="gr5" draw:layer="layout" svg:width="1cm" svg:height="0.398cm" svg:x="15.35cm" svg:y="5.292cm">
          <draw:text-box>
            <text:p text:style-name="P1"><text:span text:style-name="T2">Нет</text:span></text:p>
          </draw:text-box>
        </draw:frame>
        <draw:rect draw:style-name="голова" draw:layer="layout" svg:width="17.05cm" svg:height="0.7cm" svg:x="1.95cm" svg:y="12.086cm">
          <text:p text:style-name="P1">Подблоки 3, 4 блока расчета нагрузки</text:p>
        </draw:rect>
        <draw:rect draw:style-name="алгоритм" draw:id="id103" draw:layer="layout" svg:width="2cm" svg:height="0.9cm" svg:x="3.45cm" svg:y="13.2cm" draw:corner-radius="0.5cm">
          <text:p text:style-name="P1"><text:span text:style-name="T1">Начало</text:span></text:p>
        </draw:rect>
        <draw:connector draw:style-name="алгоритм" draw:layer="layout" svg:x1="6.5cm" svg:y1="15.388cm" svg:x2="11.1cm" svg:y2="14.1cm" draw:start-shape="id104" draw:start-glue-point="1" draw:end-shape="id99" draw:end-glue-point="0">
          <text:p text:style-name="P1"/>
        </draw:connector>
        <draw:frame draw:style-name="gr4" draw:layer="layout" svg:width="0.746cm" svg:height="0.595cm" svg:x="15.4cm" svg:y="21.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алгоритм" draw:id="id125" draw:layer="layout" svg:width="2.3cm" svg:height="0.9cm" svg:x="3.5cm" svg:y="28.1cm" draw:corner-radius="0.5cm">
          <text:p text:style-name="P1"><text:span text:style-name="T1">Конец</text:span></text:p>
        </draw:rect>
        <draw:circle draw:style-name="алгоритм" draw:id="id124" draw:layer="layout" svg:width="0.3cm" svg:height="0.3cm" svg:x="4.5cm" svg:y="27.35cm">
          <text:p text:style-name="P1"/>
        </draw:circle>
        <draw:connector draw:style-name="алгоритм" draw:layer="layout" svg:x1="4.65cm" svg:y1="27.65cm" svg:x2="4.65cm" svg:y2="28.1cm" draw:start-shape="id124" draw:start-glue-point="2" draw:end-shape="id125" draw:end-glue-point="0">
          <text:p text:style-name="P1"/>
        </draw:connector>
        <draw:polygon draw:style-name="вывод" draw:text-style-name="P5" draw:id="id126" draw:layer="layout" svg:width="2.6cm" svg:height="0.85cm" svg:x="14.35cm" svg:y="25.1cm" svg:viewBox="0 0 2601 851" draw:points="0,850 381,0 2600,0 2215,850">
          <text:p text:style-name="P1"><text:span text:style-name="T5">P = 0</text:span></text:p>
        </draw:polygon>
        <draw:connector draw:style-name="алгоритм" draw:layer="layout" svg:x1="15.65cm" svg:y1="23.292cm" svg:x2="15.65cm" svg:y2="25.1cm" draw:start-shape="id118" draw:start-glue-point="2" draw:end-shape="id126" draw:end-glue-point="0">
          <text:p text:style-name="P1"/>
        </draw:connector>
        <draw:ellipse draw:style-name="алгоритм" draw:id="id127" draw:layer="layout" svg:width="0.379cm" svg:height="0.4cm" svg:x="15.471cm" svg:y="27.3cm">
          <text:p text:style-name="P1"/>
        </draw:ellipse>
        <draw:connector draw:style-name="алгоритм" draw:layer="layout" svg:x1="15.65cm" svg:y1="25.95cm" svg:x2="15.66cm" svg:y2="27.3cm" draw:start-shape="id126" draw:start-glue-point="2" draw:end-shape="id127" draw:end-glue-point="0">
          <text:p text:style-name="P1"/>
        </draw:connector>
        <draw:connector draw:style-name="алгоритм" draw:layer="layout" svg:x1="15.471cm" svg:y1="27.5cm" svg:x2="4.8cm" svg:y2="27.5cm" draw:start-shape="id127" draw:start-glue-point="3" draw:end-shape="id124" draw:end-glue-point="1">
          <text:p text:style-name="P1"/>
        </draw:connector>
        <draw:rect draw:style-name="подблок" draw:id="id128" draw:layer="layout" svg:width="2.6cm" svg:height="0.95cm" svg:x="17.35cm" svg:y="25.05cm">
          <text:p text:style-name="P1">Подблок 1</text:p>
        </draw:rect>
        <draw:connector draw:style-name="алгоритм" draw:layer="layout" svg:x1="13.35cm" svg:y1="16.075cm" svg:x2="18.65cm" svg:y2="25.05cm" draw:start-shape="id100" draw:start-glue-point="1" draw:end-shape="id128" draw:end-glue-point="0">
          <text:p text:style-name="P1"/>
        </draw:connector>
        <draw:connector draw:style-name="алгоритм" draw:layer="layout" svg:x1="18.65cm" svg:y1="26cm" svg:x2="15.85cm" svg:y2="27.5cm" draw:start-shape="id128" draw:start-glue-point="2" draw:end-shape="id127" draw:end-glue-point="1">
          <text:p text:style-name="P1"/>
        </draw:connector>
        <draw:g draw:id="id134">
          <draw:polygon draw:style-name="алгоритм" draw:layer="layout" svg:width="4.2cm" svg:height="1.65cm" svg:x="1.1cm" svg:y="18.65cm" svg:viewBox="0 0 4201 1651" draw:points="0,825 2101,0 4200,825 2101,1650">
            <text:p text:style-name="P1"/>
          </draw:polygon>
          <draw:frame draw:style-name="gr4" draw:layer="layout" svg:width="3.119cm" svg:height="0.741cm" svg:x="1.617cm" svg:y="19.04cm">
            <draw:object xlink:href="./Object 161" xlink:type="simple" xlink:show="embed" xlink:actuate="onLoad"/>
            <draw:image xlink:href="./ObjectReplacements/Object 161" xlink:type="simple" xlink:show="embed" xlink:actuate="onLoad"/>
          </draw:frame>
        </draw:g>
        <draw:frame draw:style-name="gr5" draw:layer="layout" svg:width="0.7cm" svg:height="0.398cm" svg:x="5.15cm" svg:y="19.004cm">
          <draw:text-box>
            <text:p text:style-name="P1"><text:span text:style-name="T2">Да</text:span></text:p>
          </draw:text-box>
        </draw:frame>
        <draw:frame draw:style-name="gr5" draw:layer="layout" svg:width="0.9cm" svg:height="0.398cm" svg:x="3.25cm" svg:y="20.148cm">
          <draw:text-box>
            <text:p text:style-name="P1"><text:span text:style-name="T2">Нет</text:span></text:p>
          </draw:text-box>
        </draw:frame>
        <draw:polygon draw:style-name="вывод" draw:text-style-name="P5" draw:id="id136" draw:layer="layout" svg:width="2.6cm" svg:height="0.85cm" svg:x="6.9cm" svg:y="25cm" svg:viewBox="0 0 2601 851" draw:points="0,850 381,0 2600,0 2215,850">
          <text:p text:style-name="P1"><text:span text:style-name="T5">P = 0</text:span></text:p>
        </draw:polygon>
        <draw:connector draw:style-name="алгоритм" draw:layer="layout" svg:x1="5.699cm" svg:y1="21.9cm" svg:x2="5.7cm" svg:y2="22.85cm" draw:start-shape="id129" draw:start-glue-point="2" draw:end-shape="id130" draw:end-glue-point="0">
          <text:p text:style-name="P1"/>
        </draw:connector>
        <draw:connector draw:style-name="алгоритм" draw:layer="layout" svg:x1="4.575cm" svg:y1="26.85cm" svg:x2="4.65cm" svg:y2="27.35cm" draw:start-shape="id131" draw:start-glue-point="2" draw:end-shape="id124" draw:end-glue-point="0">
          <text:p text:style-name="P1"/>
        </draw:connector>
        <draw:polygon draw:style-name="вывод" draw:id="id102" draw:layer="layout" svg:width="2.501cm" svg:height="0.85cm" svg:x="1.95cm" svg:y="25.1cm" svg:viewBox="0 0 2502 851" draw:points="0,850 332,0 2501,0 2169,850">
          <text:p text:style-name="P1"><text:span text:style-name="T5">P = NULL</text:span></text:p>
        </draw:polygon>
        <draw:frame draw:style-name="gr13" draw:layer="layout" svg:width="2.05cm" svg:height="0.398cm" svg:x="16.05cm" svg:y="17.652cm">
          <draw:text-box>
            <text:p text:style-name="P1">Подблок 4</text:p>
          </draw:text-box>
        </draw:frame>
        <draw:frame draw:style-name="gr12" draw:text-style-name="P1" draw:layer="layout" svg:width="3.4cm" svg:height="0.747cm" svg:x="15.55cm" svg:y="1.769cm">
          <draw:text-box>
            <text:p text:style-name="P1">Обработка левого интервала частот</text:p>
          </draw:text-box>
        </draw:frame>
        <draw:frame draw:style-name="gr12" draw:text-style-name="P1" draw:layer="layout" svg:width="3.4cm" svg:height="0.747cm" svg:x="15.55cm" svg:y="12.954cm">
          <draw:text-box>
            <text:p text:style-name="P1">Обработка правого интервала частот</text:p>
          </draw:text-box>
        </draw:frame>
        <draw:connector draw:style-name="gr2" draw:text-style-name="P2" draw:layer="layout" svg:x1="11.147cm" svg:y1="19.699cm" svg:x2="11.15cm" svg:y2="20.202cm" draw:start-shape="id121" draw:start-glue-point="2" draw:end-shape="id119" draw:end-glue-point="0">
          <text:p text:style-name="P1"/>
        </draw:connector>
        <draw:connector draw:style-name="gr2" draw:text-style-name="P2" draw:layer="layout" svg:x1="11.15cm" svg:y1="21.7cm" svg:x2="15.5cm" svg:y2="23.142cm" draw:start-shape="id119" draw:start-glue-point="2" draw:end-shape="id118" draw:end-glue-point="3">
          <text:p text:style-name="P1"/>
        </draw:connector>
        <draw:connector draw:style-name="gr2" draw:text-style-name="P2" draw:layer="layout" svg:x1="4.45cm" svg:y1="16.05cm" svg:x2="3.2cm" svg:y2="16.8cm" draw:start-shape="id104" draw:start-glue-point="2" draw:end-shape="id132" draw:end-glue-point="0">
          <text:p text:style-name="P1"/>
        </draw:connector>
        <draw:connector draw:style-name="gr2" draw:text-style-name="P2" draw:layer="layout" svg:x1="5.1cm" svg:y1="17.407cm" svg:x2="8.2cm" svg:y2="21.2cm" draw:start-shape="id132" draw:start-glue-point="1" draw:end-shape="id133" draw:end-glue-point="0">
          <text:p text:style-name="P1"/>
        </draw:connector>
        <draw:connector draw:style-name="gr2" draw:text-style-name="P2" draw:layer="layout" svg:x1="3.2cm" svg:y1="18.014cm" svg:x2="3.2cm" svg:y2="18.65cm" draw:start-shape="id132" draw:start-glue-point="2" draw:end-shape="id134" draw:end-glue-point="0">
          <text:p text:style-name="P1"/>
        </draw:connector>
        <draw:connector draw:style-name="gr2" draw:text-style-name="P2" draw:layer="layout" svg:x1="5.3cm" svg:y1="19.475cm" svg:x2="5.699cm" svg:y2="21.2cm" draw:start-shape="id134" draw:start-glue-point="1" draw:end-shape="id129" draw:end-glue-point="0">
          <text:p text:style-name="P1"/>
        </draw:connector>
        <draw:circle draw:style-name="gr7" draw:id="id135" draw:layer="layout" svg:width="0.3cm" svg:height="0.3cm" svg:x="8.05cm" svg:y="24.15cm">
          <text:p text:style-name="P1"/>
        </draw:circle>
        <draw:connector draw:style-name="gr2" draw:text-style-name="P2" draw:layer="layout" svg:x1="8.2cm" svg:y1="21.9cm" svg:x2="8.2cm" svg:y2="24.15cm" draw:start-shape="id133" draw:start-glue-point="2" draw:end-shape="id135" draw:end-glue-point="0">
          <text:p text:style-name="P1"/>
        </draw:connector>
        <draw:connector draw:style-name="gr2" draw:text-style-name="P2" draw:layer="layout" svg:x1="8.2cm" svg:y1="24.45cm" svg:x2="8.2cm" svg:y2="25cm" draw:start-shape="id135" draw:start-glue-point="2" draw:end-shape="id136" draw:end-glue-point="0">
          <text:p text:style-name="P1"/>
        </draw:connector>
        <draw:connector draw:style-name="gr2" draw:text-style-name="P2" draw:layer="layout" svg:x1="5.7cm" svg:y1="23.75cm" svg:x2="8.05cm" svg:y2="24.3cm" draw:start-shape="id130" draw:start-glue-point="2" draw:end-shape="id135" draw:end-glue-point="3">
          <text:p text:style-name="P1"/>
        </draw:connector>
        <draw:connector draw:style-name="gr2" draw:text-style-name="P2" draw:layer="layout" svg:x1="3.2cm" svg:y1="25.95cm" svg:x2="4.4cm" svg:y2="26.675cm" draw:start-shape="id102" draw:start-glue-point="2" draw:end-shape="id131" draw:end-glue-point="3">
          <text:p text:style-name="P1"/>
        </draw:connector>
        <draw:connector draw:style-name="gr2" draw:text-style-name="P2" draw:layer="layout" svg:x1="8.2cm" svg:y1="25.85cm" svg:x2="4.75cm" svg:y2="26.675cm" draw:start-shape="id136" draw:start-glue-point="2" draw:end-shape="id131" draw:end-glue-point="1">
          <text:p text:style-name="P1"/>
        </draw:connector>
        <draw:connector draw:style-name="gr2" draw:text-style-name="P2" draw:layer="layout" svg:x1="3.2cm" svg:y1="20.3cm" svg:x2="3.2cm" svg:y2="21.2cm" draw:start-shape="id134" draw:start-glue-point="2" draw:end-shape="id101" draw:end-glue-point="0">
          <text:p text:style-name="P1"/>
        </draw:connector>
        <draw:polygon draw:style-name="вывод" draw:id="id113" draw:layer="layout" svg:width="2.501cm" svg:height="0.7cm" svg:x="5cm" svg:y="8.95cm" svg:viewBox="0 0 2502 701" draw:points="0,700 332,0 2501,0 2169,700">
          <text:p text:style-name="P1"><text:span text:style-name="T5">P = 0</text:span></text:p>
        </draw:polygon>
        <draw:circle draw:style-name="алгоритм" draw:id="id137" draw:layer="layout" svg:width="0.3cm" svg:height="0.3cm" svg:x="6.1cm" svg:y="10.2cm">
          <text:p text:style-name="P1"/>
        </draw:circle>
        <draw:connector draw:style-name="gr2" draw:text-style-name="P2" draw:layer="layout" svg:x1="6.25cm" svg:y1="9.65cm" svg:x2="6.25cm" svg:y2="10.2cm" draw:start-shape="id113" draw:start-glue-point="2" draw:end-shape="id137" draw:end-glue-point="0">
          <text:p text:style-name="P1"/>
        </draw:connector>
        <draw:connector draw:style-name="gr2" draw:text-style-name="P2" draw:layer="layout" svg:x1="10.099cm" svg:y1="9.65cm" svg:x2="6.4cm" svg:y2="10.35cm" draw:start-shape="id123" draw:start-glue-point="2" draw:end-shape="id137" draw:end-glue-point="1">
          <text:p text:style-name="P1"/>
        </draw:connector>
        <draw:connector draw:style-name="gr2" draw:text-style-name="P2" draw:layer="layout" svg:x1="6.25cm" svg:y1="10.5cm" svg:x2="6.25cm" svg:y2="10.9cm" draw:start-shape="id137" draw:start-glue-point="2" draw:end-shape="id138" draw:end-glue-point="0">
          <text:p text:style-name="P1"/>
        </draw:connector>
      </draw:page>
      <draw:page draw:name="Зольность" draw:style-name="dp1" draw:master-page-name="Стандарт">
        <draw:rect draw:style-name="голова" draw:layer="layout" svg:width="16.95cm" svg:height="0.6cm" svg:x="2cm" svg:y="0.9cm">
          <text:p text:style-name="P1">Блок расчета зольности</text:p>
        </draw:rect>
        <draw:rect draw:style-name="алгоритм" draw:id="id141" draw:layer="layout" svg:width="2cm" svg:height="1cm" svg:x="3.3cm" svg:y="2.1cm" draw:corner-radius="0.5cm">
          <text:p text:style-name="P1"><text:span text:style-name="T1">Начало</text:span></text:p>
        </draw:rect>
        <draw:g draw:id="id148">
          <draw:polygon draw:style-name="алгоритм" draw:layer="layout" svg:width="3.2cm" svg:height="1.2cm" svg:x="2.7cm" svg:y="6.95cm" svg:viewBox="0 0 3201 1201" draw:points="0,600 1601,0 3200,600 1601,1200">
            <text:p text:style-name="P1"/>
          </draw:polygon>
          <draw:frame draw:style-name="gr4" draw:layer="layout" svg:width="1.009cm" svg:height="0.418cm" svg:x="3.791cm" svg:y="7.35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 draw:id="id139">
          <draw:polygon draw:style-name="алгоритм" draw:layer="layout" svg:width="3cm" svg:height="1.2cm" svg:x="2.8cm" svg:y="9.4cm" svg:viewBox="0 0 3001 1201" draw:points="0,600 1501,0 3000,600 1501,1200">
            <text:p text:style-name="P1"/>
          </draw:polygon>
          <draw:frame draw:style-name="gr4" draw:layer="layout" svg:width="1.197cm" svg:height="0.617cm" svg:x="3.653cm" svg:y="9.676cm"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draw:g>
        <draw:connector draw:style-name="алгоритм" draw:layer="layout" svg:x1="5.8cm" svg:y1="10cm" svg:x2="7.792cm" svg:y2="10.5cm" draw:start-shape="id139" draw:start-glue-point="1" draw:end-shape="id140" draw:end-glue-point="0">
          <text:p text:style-name="P1"/>
        </draw:connector>
        <draw:connector draw:style-name="алгоритм" draw:layer="layout" svg:x1="4.3cm" svg:y1="3.1cm" svg:x2="4.3cm" svg:y2="4.351cm" draw:start-shape="id141" draw:start-glue-point="2" draw:end-shape="id142" draw:end-glue-point="0">
          <text:p text:style-name="P1"/>
        </draw:connector>
        <draw:connector draw:style-name="алгоритм" draw:layer="layout" svg:x1="4.3cm" svg:y1="10.6cm" svg:x2="4.3cm" svg:y2="11.9cm" draw:start-shape="id139" draw:start-glue-point="2" draw:end-shape="id143" draw:end-glue-point="0">
          <text:p text:style-name="P1"/>
        </draw:connector>
        <draw:rect draw:style-name="подблок" draw:id="id147" draw:layer="layout" svg:width="2.516cm" svg:height="1cm" svg:x="6.45cm" svg:y="8.1cm">
          <text:p text:style-name="P1">Подблок B</text:p>
        </draw:rect>
        <draw:rect draw:style-name="подблок" draw:id="id140" draw:layer="layout" svg:width="2.516cm" svg:height="1cm" svg:x="6.534cm" svg:y="10.5cm">
          <text:p text:style-name="P1">Подблок C</text:p>
        </draw:rect>
        <draw:rect draw:style-name="подблок" draw:id="id143" draw:layer="layout" svg:width="2.5cm" svg:height="1cm" svg:x="3.05cm" svg:y="11.9cm">
          <text:p text:style-name="P1">Подблок A</text:p>
        </draw:rect>
        <draw:frame draw:style-name="gr5" draw:layer="layout" svg:width="1cm" svg:height="0.398cm" svg:x="5.5cm" svg:y="6.969cm">
          <draw:text-box>
            <text:p text:style-name="P1"><text:span text:style-name="T2">Да</text:span></text:p>
          </draw:text-box>
        </draw:frame>
        <draw:frame draw:style-name="gr5" draw:layer="layout" svg:width="1cm" svg:height="0.398cm" svg:x="4.4cm" svg:y="8.119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5.45cm" svg:y="9.583cm">
          <draw:text-box>
            <text:p text:style-name="P1"><text:span text:style-name="T2">Да</text:span></text:p>
          </draw:text-box>
        </draw:frame>
        <draw:frame draw:style-name="gr5" draw:layer="layout" svg:width="1cm" svg:height="0.398cm" svg:x="4.35cm" svg:y="10.519cm">
          <draw:text-box>
            <text:p text:style-name="P1"><text:span text:style-name="T2">Нет</text:span></text:p>
          </draw:text-box>
        </draw:frame>
        <draw:rect draw:style-name="алгоритм" draw:id="id145" draw:layer="layout" svg:width="2.227cm" svg:height="0.789cm" svg:x="3.223cm" svg:y="18.126cm" draw:corner-radius="0.5cm">
          <text:p text:style-name="P1"><text:span text:style-name="T1">Конец</text:span></text:p>
        </draw:rect>
        <draw:ellipse draw:style-name="алгоритм" draw:id="id144" draw:layer="layout" svg:width="0.371cm" svg:height="0.35cm" svg:x="4.151cm" svg:y="16.95cm">
          <text:p text:style-name="P1"/>
        </draw:ellipse>
        <draw:connector draw:style-name="алгоритм" draw:layer="layout" svg:x1="4.336cm" svg:y1="17.3cm" svg:x2="4.336cm" svg:y2="18.126cm" draw:start-shape="id144" draw:start-glue-point="2" draw:end-shape="id145" draw:end-glue-point="0">
          <text:p text:style-name="P1"/>
        </draw:connector>
        <draw:connector draw:style-name="алгоритм" draw:layer="layout" svg:x1="9.05cm" svg:y1="11cm" svg:x2="9.75cm" svg:y2="11cm" draw:start-shape="id140" draw:start-glue-point="1" draw:end-shape="id146" draw:end-glue-point="3">
          <text:p text:style-name="P1"/>
        </draw:connector>
        <draw:connector draw:style-name="алгоритм" draw:layer="layout" svg:x1="8.966cm" svg:y1="8.6cm" svg:x2="9.9cm" svg:y2="10.85cm" draw:start-shape="id147" draw:start-glue-point="1" draw:end-shape="id146" draw:end-glue-point="0">
          <text:p text:style-name="P1"/>
        </draw:connector>
        <draw:connector draw:style-name="алгоритм" draw:layer="layout" svg:x1="4.3cm" svg:y1="12.9cm" svg:x2="4.336cm" svg:y2="16.95cm" draw:start-shape="id143" draw:start-glue-point="2" draw:end-shape="id144" draw:end-glue-point="0">
          <text:p text:style-name="P1"/>
        </draw:connector>
        <draw:connector draw:style-name="gr2" draw:text-style-name="P2" draw:layer="layout" svg:x1="5.9cm" svg:y1="7.55cm" svg:x2="7.708cm" svg:y2="8.1cm" draw:start-shape="id148" draw:start-glue-point="1" draw:end-shape="id147" draw:end-glue-point="0">
          <text:p text:style-name="P1"/>
        </draw:connector>
        <draw:circle draw:style-name="gr7" draw:id="id146" draw:layer="layout" svg:width="0.3cm" svg:height="0.3cm" svg:x="9.75cm" svg:y="10.85cm">
          <text:p text:style-name="P1"/>
        </draw:circle>
        <draw:connector draw:style-name="gr2" draw:text-style-name="P2" draw:layer="layout" svg:x1="9.9cm" svg:y1="11.15cm" svg:x2="9.9cm" svg:y2="16.95cm" draw:start-shape="id146" draw:start-glue-point="2" draw:end-shape="id149" draw:end-glue-point="0">
          <text:p text:style-name="P1"/>
        </draw:connector>
        <draw:connector draw:style-name="gr2" draw:text-style-name="P2" draw:layer="layout" svg:x1="4.3cm" svg:y1="8.15cm" svg:x2="4.3cm" svg:y2="9.4cm" draw:start-shape="id148" draw:start-glue-point="2" draw:end-shape="id139" draw:end-glue-point="0">
          <text:p text:style-name="P1"/>
        </draw:connector>
        <draw:g draw:id="id142">
          <draw:polygon draw:style-name="алгоритм" draw:layer="layout" svg:width="3.2cm" svg:height="1.2cm" svg:x="2.7cm" svg:y="4.351cm" svg:viewBox="0 0 3201 1201" draw:points="0,600 1601,0 3200,600 1601,1200">
            <text:p text:style-name="P1"/>
          </draw:polygon>
          <draw:frame draw:style-name="gr6" draw:layer="layout" svg:width="1.423cm" svg:height="0.595cm" svg:x="3.65cm" svg:y="4.605cm">
            <draw:object xlink:href="./Object 270" xlink:type="simple" xlink:show="embed" xlink:actuate="onLoad"/>
            <draw:image xlink:href="./ObjectReplacements/Object 270" xlink:type="simple" xlink:show="embed" xlink:actuate="onLoad"/>
          </draw:frame>
        </draw:g>
        <draw:frame draw:style-name="gr5" draw:layer="layout" svg:width="1cm" svg:height="0.398cm" svg:x="5.5cm" svg:y="4.37cm">
          <draw:text-box>
            <text:p text:style-name="P1"><text:span text:style-name="T2">Да</text:span></text:p>
          </draw:text-box>
        </draw:frame>
        <draw:frame draw:style-name="gr5" draw:layer="layout" svg:width="1cm" svg:height="0.398cm" svg:x="4.4cm" svg:y="5.52cm">
          <draw:text-box>
            <text:p text:style-name="P1"><text:span text:style-name="T2">Нет</text:span></text:p>
          </draw:text-box>
        </draw:frame>
        <draw:connector draw:style-name="gr2" draw:text-style-name="P2" draw:layer="layout" svg:x1="5.9cm" svg:y1="4.951cm" svg:x2="14.25cm" svg:y2="6.3cm" draw:start-shape="id142" draw:start-glue-point="1" draw:end-shape="id150" draw:end-glue-point="0">
          <text:p text:style-name="P1"/>
        </draw:connector>
        <draw:connector draw:style-name="gr2" draw:text-style-name="P2" draw:layer="layout" svg:x1="4.3cm" svg:y1="5.551cm" svg:x2="4.3cm" svg:y2="6.95cm" draw:start-shape="id142" draw:start-glue-point="2" draw:end-shape="id148" draw:end-glue-point="0">
          <text:p text:style-name="P1"/>
        </draw:connector>
        <draw:g draw:id="id153">
          <draw:polygon draw:style-name="алгоритм" draw:layer="layout" svg:width="3.55cm" svg:height="1.3cm" svg:x="12.5cm" svg:y="7.85cm" svg:viewBox="0 0 3551 1301" draw:points="0,650 1776,0 3550,650 1776,1300">
            <text:p text:style-name="P1"/>
          </draw:polygon>
          <draw:frame draw:style-name="gr6" draw:layer="layout" svg:width="1.831cm" svg:height="0.601cm" svg:x="13.3cm" svg:y="8.2cm">
            <draw:object xlink:href="./Object 147" xlink:type="simple" xlink:show="embed" xlink:actuate="onLoad"/>
            <draw:image xlink:href="./ObjectReplacements/Object 147" xlink:type="simple" xlink:show="embed" xlink:actuate="onLoad"/>
          </draw:frame>
        </draw:g>
        <draw:connector draw:style-name="алгоритм" draw:layer="layout" svg:x1="14.25cm" svg:y1="16.25cm" svg:x2="14.25cm" svg:y2="16.928cm" draw:start-shape="id151" draw:start-glue-point="2" draw:end-shape="id152" draw:end-glue-point="0">
          <text:p text:style-name="P1"/>
        </draw:connector>
        <draw:frame draw:style-name="gr9" draw:layer="layout" svg:width="0.8cm" svg:height="0.451cm" svg:x="14.4cm" svg:y="9.028cm">
          <draw:text-box>
            <text:p text:style-name="P1"><text:span text:style-name="T4">Да</text:span></text:p>
          </draw:text-box>
        </draw:frame>
        <draw:frame draw:style-name="gr5" draw:layer="layout" svg:width="0.8cm" svg:height="0.398cm" svg:x="15.85cm" svg:y="8.019cm">
          <draw:text-box>
            <text:p text:style-name="P1"><text:span text:style-name="T2">Нет</text:span></text:p>
          </draw:text-box>
        </draw:frame>
        <draw:ellipse draw:style-name="алгоритм" draw:id="id152" draw:layer="layout" svg:width="0.4cm" svg:height="0.322cm" svg:x="14.05cm" svg:y="16.928cm">
          <text:p text:style-name="P1"/>
        </draw:ellipse>
        <draw:g draw:id="id150">
          <draw:polygon draw:style-name="вывод" draw:layer="layout" svg:width="2.6cm" svg:height="0.85cm" svg:x="12.95cm" svg:y="6.3cm" svg:viewBox="0 0 2601 851" draw:points="0,850 381,0 2600,0 2215,850">
            <text:p text:style-name="P1">“Простой”</text:p>
          </draw:polygon>
        </draw:g>
        <draw:connector draw:style-name="gr2" draw:text-style-name="P2" draw:layer="layout" svg:x1="14.25cm" svg:y1="7.15cm" svg:x2="14.275cm" svg:y2="7.85cm" draw:start-shape="id150" draw:start-glue-point="2" draw:end-shape="id153" draw:end-glue-point="0">
          <text:p text:style-name="P1"/>
        </draw:connector>
        <draw:g draw:id="id154">
          <draw:polygon draw:style-name="вывод" draw:layer="layout" svg:width="2.6cm" svg:height="0.85cm" svg:x="12.95cm" svg:y="13.2cm" svg:viewBox="0 0 2601 851" draw:points="0,850 381,0 2600,0 2215,850">
            <text:p text:style-name="P1">“Источник”</text:p>
          </draw:polygon>
        </draw:g>
        <draw:polygon draw:style-name="вывод" draw:id="id151" draw:layer="layout" svg:width="2.6cm" svg:height="0.85cm" svg:x="12.95cm" svg:y="15.4cm" svg:viewBox="0 0 2601 851" draw:points="0,850 381,0 2600,0 2215,850">
          <text:p text:style-name="P1">A = NULL</text:p>
        </draw:polygon>
        <draw:connector draw:style-name="gr2" draw:text-style-name="P2" draw:layer="layout" svg:x1="14.25cm" svg:y1="14.05cm" svg:x2="14.25cm" svg:y2="14.528cm" draw:start-shape="id154" draw:start-glue-point="2" draw:end-shape="id155" draw:end-glue-point="0">
          <text:p text:style-name="P1"/>
        </draw:connector>
        <draw:connector draw:style-name="gr2" draw:text-style-name="P2" draw:layer="layout" draw:line-skew="0.95cm" svg:x1="16.05cm" svg:y1="8.5cm" svg:x2="17.15cm" svg:y2="14.728cm" draw:start-shape="id153" draw:start-glue-point="1" draw:end-shape="id156" draw:end-glue-point="1">
          <text:p text:style-name="P1"/>
        </draw:connector>
        <draw:g draw:id="id157">
          <draw:polygon draw:style-name="алгоритм" draw:layer="layout" svg:width="3.55cm" svg:height="1.3cm" svg:x="12.5cm" svg:y="9.85cm" svg:viewBox="0 0 3551 1301" draw:points="0,650 1776,0 3550,650 1776,1300">
            <text:p text:style-name="P1"/>
          </draw:polygon>
          <draw:frame draw:style-name="gr6" draw:layer="layout" svg:width="1.493cm" svg:height="0.601cm" svg:x="13.507cm" svg:y="10.199cm">
            <draw:object xlink:href="./Object 256" xlink:type="simple" xlink:show="embed" xlink:actuate="onLoad"/>
            <draw:image xlink:href="./ObjectReplacements/Object 256" xlink:type="simple" xlink:show="embed" xlink:actuate="onLoad"/>
          </draw:frame>
        </draw:g>
        <draw:connector draw:style-name="gr2" draw:text-style-name="P2" draw:layer="layout" svg:x1="14.275cm" svg:y1="9.15cm" svg:x2="14.275cm" svg:y2="9.85cm" draw:start-shape="id153" draw:start-glue-point="2" draw:end-shape="id157" draw:end-glue-point="0">
          <text:p text:style-name="P1"/>
        </draw:connector>
        <draw:polygon draw:style-name="вывод" draw:id="id158" draw:layer="layout" svg:width="2.6cm" svg:height="0.8cm" svg:x="15.65cm" svg:y="13.2cm" svg:viewBox="0 0 2601 801" draw:points="0,800 346,0 2600,0 2254,800">
          <text:p text:style-name="P1"><text:span text:style-name="T5">“</text:span><text:span text:style-name="T5">БД </text:span><text:span text:style-name="T6">A</text:span><text:span text:style-name="T7"> </text:span><text:span text:style-name="T8"> </text:span><text:span text:style-name="T5">”</text:span></text:p>
        </draw:polygon>
        <draw:frame draw:style-name="gr9" draw:layer="layout" svg:width="0.8cm" svg:height="0.451cm" svg:x="15.85cm" svg:y="9.92cm">
          <draw:text-box>
            <text:p text:style-name="P1"><text:span text:style-name="T4">Да</text:span></text:p>
          </draw:text-box>
        </draw:frame>
        <draw:frame draw:style-name="gr5" draw:layer="layout" svg:width="0.8cm" svg:height="0.398cm" svg:x="14.5cm" svg:y="11.133cm">
          <draw:text-box>
            <text:p text:style-name="P1"><text:span text:style-name="T2">Нет</text:span></text:p>
          </draw:text-box>
        </draw:frame>
        <draw:connector draw:style-name="gr2" draw:text-style-name="P2" draw:layer="layout" svg:x1="16.05cm" svg:y1="10.5cm" svg:x2="16.95cm" svg:y2="13.2cm" draw:start-shape="id157" draw:start-glue-point="1" draw:end-shape="id158" draw:end-glue-point="0">
          <text:p text:style-name="P1"/>
        </draw:connector>
        <draw:connector draw:style-name="gr2" draw:text-style-name="P2" draw:layer="layout" svg:x1="14.275cm" svg:y1="11.15cm" svg:x2="14.25cm" svg:y2="13.2cm" draw:start-shape="id157" draw:start-glue-point="2" draw:end-shape="id154" draw:end-glue-point="0">
          <text:p text:style-name="P1"/>
        </draw:connector>
        <draw:connector draw:style-name="gr2" draw:text-style-name="P2" draw:layer="layout" svg:x1="16.75cm" svg:y1="14.728cm" svg:x2="14.45cm" svg:y2="14.728cm" draw:start-shape="id156" draw:start-glue-point="3" draw:end-shape="id155" draw:end-glue-point="1">
          <text:p text:style-name="P1"/>
        </draw:connector>
        <draw:circle draw:style-name="алгоритм" draw:layer="layout" svg:width="0.4cm" svg:height="0.4cm" svg:x="14.05cm" svg:y="14.528cm">
          <text:p text:style-name="P1"/>
        </draw:circle>
        <draw:circle draw:style-name="алгоритм" draw:id="id155" draw:layer="layout" svg:width="0.4cm" svg:height="0.4cm" svg:x="14.05cm" svg:y="14.528cm">
          <text:p text:style-name="P1"/>
        </draw:circle>
        <draw:connector draw:style-name="gr2" draw:text-style-name="P2" draw:layer="layout" svg:x1="14.25cm" svg:y1="14.928cm" svg:x2="14.25cm" svg:y2="15.4cm" draw:start-shape="id155" draw:start-glue-point="2" draw:end-shape="id151" draw:end-glue-point="0">
          <text:p text:style-name="P1"/>
        </draw:connector>
        <draw:connector draw:style-name="gr2" draw:text-style-name="P2" draw:layer="layout" svg:x1="16.95cm" svg:y1="14cm" svg:x2="16.95cm" svg:y2="14.528cm" draw:start-shape="id158" draw:start-glue-point="2" draw:end-shape="id156" draw:end-glue-point="0">
          <text:p text:style-name="P1"/>
        </draw:connector>
        <draw:circle draw:style-name="gr7" draw:id="id149" draw:layer="layout" svg:width="0.3cm" svg:height="0.3cm" svg:x="9.75cm" svg:y="16.95cm">
          <text:p text:style-name="P1"/>
        </draw:circle>
        <draw:connector draw:style-name="gr2" draw:text-style-name="P2" draw:layer="layout" svg:x1="14.05cm" svg:y1="17.089cm" svg:x2="10.05cm" svg:y2="17.1cm" draw:start-shape="id152" draw:start-glue-point="3" draw:end-shape="id149" draw:end-glue-point="1">
          <text:p text:style-name="P1"/>
        </draw:connector>
        <draw:connector draw:style-name="gr2" draw:text-style-name="P2" draw:layer="layout" svg:x1="9.75cm" svg:y1="17.1cm" svg:x2="4.522cm" svg:y2="17.125cm" draw:start-shape="id149" draw:start-glue-point="3" draw:end-shape="id144" draw:end-glue-point="1">
          <text:p text:style-name="P1"/>
        </draw:connector>
        <draw:frame draw:style-name="gr14" draw:layer="layout" svg:width="2.2cm" svg:height="2.961cm" svg:x="16.7cm" svg:y="4.59cm">
          <draw:text-box>
            <text:p text:style-name="P1">Диагностика при стоячем конвейере. Дублируются “простой” и “источник” при наличии БДP</text:p>
          </draw:text-box>
        </draw:frame>
        <draw:circle draw:style-name="алгоритм" draw:id="id156" draw:layer="layout" svg:width="0.4cm" svg:height="0.4cm" svg:x="16.75cm" svg:y="14.528cm">
          <text:p text:style-name="P1"/>
        </draw:circle>
      </draw:page>
      <draw:page draw:name="Зольность A" draw:style-name="dp1" draw:master-page-name="Стандарт">
        <draw:g draw:id="id162">
          <draw:rect draw:style-name="алгоритм" draw:layer="layout" svg:width="5cm" svg:height="1.5cm" svg:x="9.2cm" svg:y="3.4cm">
            <text:p text:style-name="P1"/>
          </draw:rect>
          <draw:frame draw:style-name="gr4" draw:layer="layout" svg:width="4.59cm" svg:height="1.299cm" svg:x="9.25cm" svg:y="3.55cm"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draw:g>
        <draw:rect draw:style-name="алгоритм" draw:id="id161" draw:layer="layout" svg:width="2cm" svg:height="1cm" svg:x="10.7cm" svg:y="1.8cm" draw:corner-radius="0.5cm">
          <text:p text:style-name="P1"><text:span text:style-name="T1">Начало</text:span></text:p>
        </draw:rect>
        <draw:g draw:id="id182">
          <draw:polygon draw:style-name="алгоритм" draw:layer="layout" svg:width="5.4cm" svg:height="1.8cm" svg:x="9cm" svg:y="5.45cm" svg:viewBox="0 0 5401 1801" draw:points="0,900 2701,0 5400,900 2701,1800">
            <text:p text:style-name="P1"/>
          </draw:polygon>
          <draw:frame draw:style-name="gr4" draw:layer="layout" svg:width="3.457cm" svg:height="0.616cm" svg:x="9.95cm" svg:y="6.034cm"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</draw:g>
        <draw:polygon draw:style-name="вывод" draw:id="id159" draw:layer="layout" svg:width="2.6cm" svg:height="1.15cm" svg:x="17.242cm" svg:y="7.089cm" svg:viewBox="0 0 2601 1151" draw:points="0,1150 381,0 2600,0 2215,1150">
          <text:p text:style-name="P1"><text:span text:style-name="T5">“</text:span><text:span text:style-name="T5">Пустой”</text:span></text:p>
          <text:p text:style-name="P1"><text:span text:style-name="T5">“</text:span><text:span text:style-name="T5">БД А N”</text:span></text:p>
        </draw:polygon>
        <draw:connector draw:style-name="алгоритм" draw:layer="layout" draw:line-skew="-1.425cm" svg:x1="18.542cm" svg:y1="8.239cm" svg:x2="18.55cm" svg:y2="13.35cm" draw:start-shape="id159" draw:start-glue-point="2" draw:end-shape="id160" draw:end-glue-point="0">
          <text:p text:style-name="P1"/>
        </draw:connector>
        <draw:g draw:id="id163">
          <draw:polygon draw:style-name="алгоритм" draw:layer="layout" svg:width="3cm" svg:height="1.2cm" svg:x="10.2cm" svg:y="7.8cm" svg:viewBox="0 0 3001 1201" draw:points="0,600 1501,0 3000,600 1501,1200">
            <text:p text:style-name="P1"/>
          </draw:polygon>
          <draw:frame draw:style-name="gr4" draw:layer="layout" svg:width="1.977cm" svg:height="0.609cm" svg:x="10.757cm" svg:y="8.05cm"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</draw:g>
        <draw:connector draw:style-name="алгоритм" draw:layer="layout" svg:x1="11.7cm" svg:y1="2.8cm" svg:x2="11.7cm" svg:y2="3.4cm" draw:start-shape="id161" draw:start-glue-point="2" draw:end-shape="id162" draw:end-glue-point="0">
          <text:p text:style-name="P1"/>
        </draw:connector>
        <draw:g draw:id="id164">
          <draw:polygon draw:style-name="алгоритм" draw:layer="layout" svg:width="3cm" svg:height="1.2cm" svg:x="1.65cm" svg:y="8.95cm" svg:viewBox="0 0 3001 1201" draw:points="0,600 1501,0 3000,600 1501,1200">
            <text:p text:style-name="P1"/>
          </draw:polygon>
          <draw:frame draw:style-name="gr4" draw:layer="layout" svg:width="1.48cm" svg:height="0.609cm" svg:x="2.47cm" svg:y="9.241cm"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polygon draw:style-name="вывод" draw:id="id192" draw:layer="layout" svg:width="2.6cm" svg:height="0.7cm" svg:x="1.85cm" svg:y="12.25cm" svg:viewBox="0 0 2601 701" draw:points="0,700 346,0 2600,0 2254,700">
          <text:p text:style-name="P1"><text:span text:style-name="T5">“</text:span><text:span text:style-name="T5">БД </text:span><text:span text:style-name="T6">A</text:span><text:span text:style-name="T7"> </text:span><text:span text:style-name="T8"> </text:span><text:span text:style-name="T5">”</text:span></text:p>
        </draw:polygon>
        <draw:connector draw:style-name="алгоритм" draw:layer="layout" svg:x1="10.2cm" svg:y1="8.4cm" svg:x2="3.15cm" svg:y2="8.95cm" draw:start-shape="id163" draw:start-glue-point="3" draw:end-shape="id164" draw:end-glue-point="0">
          <text:p text:style-name="P1"/>
        </draw:connector>
        <draw:g draw:id="id184">
          <draw:polygon draw:style-name="вывод" draw:layer="layout" svg:width="2.6cm" svg:height="0.6cm" svg:x="1.85cm" svg:y="14.3cm" svg:viewBox="0 0 2601 601" draw:points="0,600 381,0 2600,0 2215,600">
            <text:p text:style-name="P1"><text:span text:style-name="T5"><text:s/></text:span><text:span text:style-name="T5">A = NULL</text:span></text:p>
          </draw:polygon>
        </draw:g>
        <draw:g draw:id="id185">
          <draw:polygon draw:style-name="алгоритм" draw:layer="layout" svg:width="3cm" svg:height="1.2cm" svg:x="10.2cm" svg:y="11.15cm" svg:viewBox="0 0 3001 1201" draw:points="0,600 1502,0 3000,600 1502,1200">
            <text:p text:style-name="P1"/>
          </draw:polygon>
          <draw:frame draw:style-name="gr4" draw:layer="layout" svg:width="2.203cm" svg:height="0.558cm" svg:x="10.597cm" svg:y="11.5cm"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</draw:g>
        <draw:polygon draw:style-name="вывод" draw:id="id165" draw:layer="layout" svg:width="2.6cm" svg:height="0.65cm" svg:x="15.8cm" svg:y="16.85cm" svg:viewBox="0 0 2601 651" draw:points="0,650 381,0 2600,0 2215,650">
          <text:p text:style-name="P1"><text:span text:style-name="T5">“</text:span><text:span text:style-name="T5">БД </text:span><text:span text:style-name="T6">A</text:span><text:span text:style-name="T7"> &lt;”</text:span><text:span text:style-name="T9"> </text:span><text:span text:style-name="T10"></text:span></text:p>
        </draw:polygon>
        <draw:connector draw:style-name="алгоритм" draw:layer="layout" svg:x1="17.1cm" svg:y1="17.5cm" svg:x2="18.35cm" svg:y2="17.75cm" draw:start-shape="id165" draw:start-glue-point="2" draw:end-shape="id166" draw:end-glue-point="3">
          <text:p text:style-name="P1"/>
        </draw:connector>
        <draw:g draw:id="id167">
          <draw:polygon draw:style-name="алгоритм" draw:layer="layout" svg:width="4.5cm" svg:height="2.1cm" svg:x="9.45cm" svg:y="12.75cm" svg:viewBox="0 0 4501 2101" draw:points="0,1050 2251,0 4500,1050 2251,2100">
            <text:p text:style-name="P1"/>
          </draw:polygon>
          <draw:frame draw:style-name="gr4" draw:layer="layout" svg:width="3.012cm" svg:height="1.092cm" svg:x="10.288cm" svg:y="13.218cm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connector draw:style-name="алгоритм" draw:layer="layout" svg:x1="13.95cm" svg:y1="13.8cm" svg:x2="14.35cm" svg:y2="14.85cm" draw:start-shape="id167" draw:start-glue-point="1" draw:end-shape="id168" draw:end-glue-point="0">
          <text:p text:style-name="P1"/>
        </draw:connector>
        <draw:frame draw:style-name="gr5" draw:layer="layout" svg:width="0.75cm" svg:height="0.398cm" svg:x="8.45cm" svg:y="19.254cm">
          <draw:text-box>
            <text:p text:style-name="P1"><text:span text:style-name="T2">Да</text:span></text:p>
          </draw:text-box>
        </draw:frame>
        <draw:connector draw:style-name="алгоритм" draw:layer="layout" svg:x1="8.5cm" svg:y1="17.55cm" svg:x2="8.5cm" svg:y2="17.95cm" draw:start-shape="id169" draw:start-glue-point="2" draw:end-shape="id170" draw:end-glue-point="0">
          <text:p text:style-name="P1"/>
        </draw:connector>
        <draw:frame draw:style-name="gr5" draw:layer="layout" svg:width="0.8cm" svg:height="0.398cm" svg:x="9.55cm" svg:y="18.204cm">
          <draw:text-box>
            <text:p text:style-name="P1"><text:span text:style-name="T2">Нет</text:span></text:p>
          </draw:text-box>
        </draw:frame>
        <draw:connector draw:style-name="алгоритм" draw:layer="layout" svg:x1="8.525cm" svg:y1="21.3cm" svg:x2="8.5cm" svg:y2="21.8cm" draw:start-shape="id171" draw:start-glue-point="2" draw:end-shape="id172" draw:end-glue-point="0">
          <text:p text:style-name="P1"/>
        </draw:connector>
        <draw:g draw:id="id178">
          <draw:rect draw:style-name="алгоритм" draw:layer="layout" svg:width="2.5cm" svg:height="0.8cm" svg:x="7.25cm" svg:y="15.55cm">
            <text:p text:style-name="P1"/>
          </draw:rect>
          <draw:frame draw:style-name="gr4" draw:layer="layout" svg:width="2.17cm" svg:height="0.617cm" svg:x="7.38cm" svg:y="15.65cm">
            <draw:object xlink:href="./Object 582" xlink:type="simple" xlink:show="embed" xlink:actuate="onLoad"/>
            <draw:image xlink:href="./ObjectReplacements/Object 582" xlink:type="simple" xlink:show="embed" xlink:actuate="onLoad"/>
          </draw:frame>
        </draw:g>
        <draw:g draw:id="id170">
          <draw:polygon draw:style-name="алгоритм" draw:layer="layout" svg:width="2.5cm" svg:height="1.4cm" svg:x="7.25cm" svg:y="17.95cm" svg:viewBox="0 0 2501 1401" draw:points="0,700 1251,0 2500,700 1251,1400">
            <text:p text:style-name="P1"/>
          </draw:polygon>
          <draw:frame draw:style-name="gr4" draw:layer="layout" svg:width="1.768cm" svg:height="0.576cm" svg:x="7.495cm" svg:y="18.354cm">
            <draw:object xlink:href="./Object 583" xlink:type="simple" xlink:show="embed" xlink:actuate="onLoad"/>
            <draw:image xlink:href="./ObjectReplacements/Object 583" xlink:type="simple" xlink:show="embed" xlink:actuate="onLoad"/>
          </draw:frame>
        </draw:g>
        <draw:g draw:id="id169">
          <draw:rect draw:style-name="алгоритм" draw:layer="layout" svg:width="3cm" svg:height="0.8cm" svg:x="7cm" svg:y="16.75cm">
            <text:p text:style-name="P1"/>
          </draw:rect>
          <draw:frame draw:style-name="gr4" draw:layer="layout" svg:width="2.812cm" svg:height="0.617cm" svg:x="7.103cm" svg:y="16.883cm">
            <draw:object xlink:href="./Object 584" xlink:type="simple" xlink:show="embed" xlink:actuate="onLoad"/>
            <draw:image xlink:href="./ObjectReplacements/Object 584" xlink:type="simple" xlink:show="embed" xlink:actuate="onLoad"/>
          </draw:frame>
        </draw:g>
        <draw:g draw:id="id171">
          <draw:rect draw:style-name="алгоритм" draw:layer="layout" svg:width="3.85cm" svg:height="1.5cm" svg:x="6.6cm" svg:y="19.8cm">
            <text:p text:style-name="P1"/>
          </draw:rect>
          <draw:frame draw:style-name="gr4" draw:layer="layout" svg:width="3.648cm" svg:height="1.285cm" svg:x="6.7cm" svg:y="19.865cm">
            <draw:object xlink:href="./Object 585" xlink:type="simple" xlink:show="embed" xlink:actuate="onLoad"/>
            <draw:image xlink:href="./ObjectReplacements/Object 585" xlink:type="simple" xlink:show="embed" xlink:actuate="onLoad"/>
          </draw:frame>
        </draw:g>
        <draw:g draw:id="id172">
          <draw:g>
            <draw:polygon draw:style-name="вывод" draw:layer="layout" svg:width="3.1cm" svg:height="1.3cm" svg:x="6.95cm" svg:y="21.8cm" svg:viewBox="0 0 3101 1301" draw:points="0,1300 571,0 3100,0 2529,1300">
              <text:p text:style-name="P1"><text:span text:style-name="T5"><text:s text:c="2"/></text:span><text:span text:style-name="T5">В <text:s/>градуир.</text:span></text:p>
              <text:p text:style-name="P1"><text:span text:style-name="T5"><text:s/></text:span><text:span text:style-name="T5">арх.</text:span><text:span text:style-name="T5"><text:tab/></text:span><text:span text:style-name="T5"><text:tab/></text:span></text:p>
            </draw:polygon>
          </draw:g>
          <draw:frame draw:style-name="gr15" draw:layer="layout" svg:width="1.025cm" svg:height="0.845cm" svg:x="8.308cm" svg:y="22.336cm">
            <draw:object xlink:href="./Object 586" xlink:type="simple" xlink:show="embed" xlink:actuate="onLoad"/>
            <draw:image xlink:href="./ObjectReplacements/Object 586" xlink:type="simple" xlink:show="embed" xlink:actuate="onLoad"/>
          </draw:frame>
        </draw:g>
        <draw:connector draw:style-name="алгоритм" draw:layer="layout" svg:x1="9.75cm" svg:y1="18.65cm" svg:x2="11.4cm" svg:y2="18.65cm" draw:start-shape="id170" draw:start-glue-point="1" draw:end-shape="id173" draw:end-glue-point="3">
          <text:p text:style-name="P1"/>
        </draw:connector>
        <draw:connector draw:style-name="алгоритм" draw:layer="layout" svg:x1="9.45cm" svg:y1="13.8cm" svg:x2="8.475cm" svg:y2="14.2cm" draw:start-shape="id167" draw:start-glue-point="3" draw:end-shape="id174" draw:end-glue-point="0">
          <text:p text:style-name="P1"/>
        </draw:connector>
        <draw:connector draw:style-name="алгоритм" draw:layer="layout" svg:x1="8.5cm" svg:y1="19.35cm" svg:x2="8.525cm" svg:y2="19.8cm" draw:start-shape="id170" draw:start-glue-point="2" draw:end-shape="id171" draw:end-glue-point="0">
          <text:p text:style-name="P1"/>
        </draw:connector>
        <draw:connector draw:style-name="алгоритм" draw:layer="layout" svg:x1="8.5cm" svg:y1="23.181cm" svg:x2="8.525cm" svg:y2="23.55cm" draw:start-shape="id172" draw:start-glue-point="2" draw:end-shape="id175" draw:end-glue-point="0">
          <text:p text:style-name="P1"/>
        </draw:connector>
        <draw:connector draw:style-name="алгоритм" draw:layer="layout" svg:x1="10.35cm" svg:y1="24.15cm" svg:x2="18.35cm" svg:y2="24.15cm" draw:start-shape="id175" draw:start-glue-point="1" draw:end-shape="id176" draw:end-glue-point="3">
          <text:p text:style-name="P1"/>
        </draw:connector>
        <draw:polygon draw:style-name="алгоритм" draw:id="id175" draw:layer="layout" svg:width="3.65cm" svg:height="1.2cm" svg:x="6.7cm" svg:y="23.55cm" svg:viewBox="0 0 3651 1201" draw:points="0,600 1827,0 3650,600 1827,1200">
          <text:p text:style-name="P1">Коррекция град.</text:p>
        </draw:polygon>
        <draw:connector draw:style-name="алгоритм" draw:layer="layout" draw:line-skew="0cm -4.5cm -0.35cm" svg:x1="8.525cm" svg:y1="24.75cm" svg:x2="3.925cm" svg:y2="18.45cm" draw:start-shape="id175" draw:start-glue-point="2" draw:end-shape="id177" draw:end-glue-point="0">
          <text:p text:style-name="P1"/>
        </draw:connector>
        <draw:g draw:id="id177">
          <draw:rect draw:style-name="алгоритм" draw:layer="layout" svg:width="4.15cm" svg:height="3.3cm" svg:x="1.85cm" svg:y="18.45cm">
            <text:p text:style-name="P1"/>
          </draw:rect>
          <draw:frame draw:style-name="gr6" draw:layer="layout" svg:width="3.867cm" svg:height="2.531cm" svg:x="1.933cm" svg:y="18.66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rect draw:style-name="подблок" draw:id="id180" draw:layer="layout" svg:width="2.4cm" svg:height="0.8cm" svg:x="13.15cm" svg:y="16.75cm">
          <text:p text:style-name="P1">“Подблок B”</text:p>
        </draw:rect>
        <draw:frame draw:style-name="gr5" draw:layer="layout" svg:width="1cm" svg:height="0.398cm" svg:x="13.95cm" svg:y="5.863cm">
          <draw:text-box>
            <text:p text:style-name="P1"><text:span text:style-name="T2">Да</text:span></text:p>
          </draw:text-box>
        </draw:frame>
        <draw:frame draw:style-name="gr5" draw:layer="layout" svg:width="0.9cm" svg:height="0.398cm" svg:x="9.85cm" svg:y="7.656cm">
          <draw:text-box>
            <text:p text:style-name="P1"><text:span text:style-name="T2">Да</text:span></text:p>
          </draw:text-box>
        </draw:frame>
        <draw:frame draw:style-name="gr5" draw:layer="layout" svg:width="0.7cm" svg:height="0.398cm" svg:x="3.3cm" svg:y="10.054cm">
          <draw:text-box>
            <text:p text:style-name="P1"><text:span text:style-name="T2">Да</text:span></text:p>
          </draw:text-box>
        </draw:frame>
        <draw:frame draw:style-name="gr5" draw:text-style-name="P1" draw:layer="layout" svg:width="0.65cm" svg:height="0.398cm" svg:x="13.05cm" svg:y="11.4cm">
          <draw:text-box>
            <text:p text:style-name="P1"><text:span text:style-name="T2">Да</text:span></text:p>
          </draw:text-box>
        </draw:frame>
        <draw:frame draw:style-name="gr5" draw:layer="layout" svg:width="0.6cm" svg:height="0.398cm" svg:x="9.05cm" svg:y="13.396cm">
          <draw:text-box>
            <text:p text:style-name="P1"><text:span text:style-name="T2">Да</text:span></text:p>
          </draw:text-box>
        </draw:frame>
        <draw:frame draw:style-name="gr5" draw:layer="layout" svg:width="0.75cm" svg:height="0.398cm" svg:x="8.55cm" svg:y="24.604cm">
          <draw:text-box>
            <text:p text:style-name="P1"><text:span text:style-name="T2">Да</text:span></text:p>
          </draw:text-box>
        </draw:frame>
        <draw:frame draw:style-name="gr5" draw:layer="layout" svg:width="0.85cm" svg:height="0.398cm" svg:x="11.9cm" svg:y="9.096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11.8cm" svg:y="7.221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4.45cm" svg:y="9.098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13.55cm" svg:y="13.396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9.6cm" svg:y="23.604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11.8cm" svg:y="12.446cm">
          <draw:text-box>
            <text:p text:style-name="P1"><text:span text:style-name="T2">Нет</text:span></text:p>
          </draw:text-box>
        </draw:frame>
        <draw:connector draw:style-name="алгоритм" draw:layer="layout" svg:x1="8.5cm" svg:y1="16.35cm" svg:x2="8.5cm" svg:y2="16.75cm" draw:start-shape="id178" draw:start-glue-point="2" draw:end-shape="id169" draw:end-glue-point="0">
          <text:p text:style-name="P1"/>
        </draw:connector>
        <draw:polygon draw:style-name="вывод" draw:id="id179" draw:layer="layout" svg:width="2.6cm" svg:height="0.65cm" svg:x="14.9cm" svg:y="12.55cm" svg:viewBox="0 0 2601 651" draw:points="0,650 381,0 2600,0 2215,650">
          <text:p text:style-name="P1"><text:span text:style-name="T5">“</text:span><text:span text:style-name="T5">БД </text:span><text:span text:style-name="T6">A</text:span><text:span text:style-name="T7"> &lt;”</text:span><text:span text:style-name="T9"> </text:span><text:span text:style-name="T10"></text:span></text:p>
        </draw:polygon>
        <draw:connector draw:style-name="алгоритм" draw:layer="layout" svg:x1="16.2cm" svg:y1="13.2cm" svg:x2="18.35cm" svg:y2="13.55cm" draw:start-shape="id179" draw:start-glue-point="2" draw:end-shape="id160" draw:end-glue-point="3">
          <text:p text:style-name="P1"/>
        </draw:connector>
        <draw:g draw:id="id168">
          <draw:polygon draw:style-name="алгоритм" draw:layer="layout" svg:width="3.9cm" svg:height="1.3cm" svg:x="12.4cm" svg:y="14.85cm" svg:viewBox="0 0 3901 1301" draw:points="0,650 1951,0 3900,650 1951,1300">
            <text:p text:style-name="P1">“малая нагрузка”</text:p>
          </draw:polygon>
        </draw:g>
        <draw:connector draw:style-name="алгоритм" draw:layer="layout" svg:x1="16.3cm" svg:y1="15.5cm" svg:x2="17.1cm" svg:y2="16.85cm" draw:start-shape="id168" draw:start-glue-point="1" draw:end-shape="id165" draw:end-glue-point="0">
          <text:p text:style-name="P1"/>
        </draw:connector>
        <draw:frame draw:style-name="gr5" draw:layer="layout" svg:width="1cm" svg:height="0.398cm" svg:x="16.05cm" svg:y="15.096cm">
          <draw:text-box>
            <text:p text:style-name="P1"><text:span text:style-name="T2">Нет</text:span></text:p>
          </draw:text-box>
        </draw:frame>
        <draw:frame draw:style-name="gr5" draw:layer="layout" svg:width="0.8cm" svg:height="0.398cm" svg:x="14.35cm" svg:y="16.104cm">
          <draw:text-box>
            <text:p text:style-name="P1"><text:span text:style-name="T2">Да</text:span></text:p>
          </draw:text-box>
        </draw:frame>
        <draw:connector draw:style-name="алгоритм" draw:layer="layout" svg:x1="14.35cm" svg:y1="16.15cm" svg:x2="14.35cm" svg:y2="16.75cm" draw:start-shape="id168" draw:start-glue-point="2" draw:end-shape="id180" draw:end-glue-point="0">
          <text:p text:style-name="P1"/>
        </draw:connector>
        <draw:connector draw:style-name="алгоритм" draw:layer="layout" svg:x1="18.55cm" svg:y1="24.35cm" svg:x2="18.55cm" svg:y2="25.25cm" draw:start-shape="id176" draw:start-glue-point="2" draw:end-shape="id181" draw:end-glue-point="0">
          <text:p text:style-name="P1"/>
        </draw:connector>
        <draw:rect draw:style-name="голова" draw:layer="layout" svg:width="17.05cm" svg:height="0.7cm" svg:x="1.95cm" svg:y="0.829cm">
          <text:p text:style-name="P1">Подблок A блока расчета зольности </text:p>
        </draw:rect>
        <draw:connector draw:style-name="алгоритм" draw:layer="layout" svg:x1="14.4cm" svg:y1="6.35cm" svg:x2="18.542cm" svg:y2="7.089cm" draw:start-shape="id182" draw:start-glue-point="1" draw:end-shape="id159" draw:end-glue-point="0">
          <text:p text:style-name="P1"/>
        </draw:connector>
        <draw:connector draw:style-name="алгоритм" draw:layer="layout" svg:x1="11.7cm" svg:y1="4.9cm" svg:x2="11.7cm" svg:y2="5.45cm" draw:start-shape="id162" draw:start-glue-point="2" draw:end-shape="id182" draw:end-glue-point="0">
          <text:p text:style-name="P1"/>
        </draw:connector>
        <draw:connector draw:style-name="алгоритм" draw:layer="layout" svg:x1="11.7cm" svg:y1="7.25cm" svg:x2="11.7cm" svg:y2="7.8cm" draw:start-shape="id182" draw:start-glue-point="2" draw:end-shape="id163" draw:end-glue-point="0">
          <text:p text:style-name="P1"/>
        </draw:connector>
        <draw:ellipse draw:style-name="алгоритм" draw:id="id183" draw:layer="layout" svg:width="0.3cm" svg:height="0.35cm" svg:x="3cm" svg:y="13.55cm">
          <text:p text:style-name="P1"/>
        </draw:ellipse>
        <draw:connector draw:style-name="алгоритм" draw:layer="layout" svg:x1="3.15cm" svg:y1="13.9cm" svg:x2="3.15cm" svg:y2="14.3cm" draw:start-shape="id183" draw:start-glue-point="2" draw:end-shape="id184" draw:end-glue-point="0">
          <text:p text:style-name="P1"/>
        </draw:connector>
        <draw:rect draw:style-name="алгоритм" draw:id="id190" draw:layer="layout" svg:width="2cm" svg:height="1cm" svg:x="13.35cm" svg:y="27.85cm" draw:corner-radius="0.5cm">
          <text:p text:style-name="P1"><text:span text:style-name="T1">Конец</text:span></text:p>
        </draw:rect>
        <draw:g draw:id="id187">
          <draw:polygon draw:style-name="вывод" draw:layer="layout" svg:width="2.6cm" svg:height="0.6cm" svg:x="17.25cm" svg:y="26.1cm" svg:viewBox="0 0 2601 601" draw:points="0,600 381,0 2600,0 2215,600">
            <text:p text:style-name="P1"><text:span text:style-name="T5"><text:s/></text:span><text:span text:style-name="T5">A = NULL</text:span></text:p>
          </draw:polygon>
        </draw:g>
        <draw:connector draw:style-name="алгоритм" draw:layer="layout" svg:x1="13.2cm" svg:y1="11.75cm" svg:x2="16.2cm" svg:y2="12.55cm" draw:start-shape="id185" draw:start-glue-point="1" draw:end-shape="id179" draw:end-glue-point="0">
          <text:p text:style-name="P1"/>
        </draw:connector>
        <draw:circle draw:style-name="алгоритм" draw:id="id160" draw:layer="layout" svg:width="0.4cm" svg:height="0.4cm" svg:x="18.35cm" svg:y="13.35cm">
          <text:p text:style-name="P1"/>
        </draw:circle>
        <draw:connector draw:style-name="алгоритм" draw:layer="layout" svg:x1="18.55cm" svg:y1="13.75cm" svg:x2="18.55cm" svg:y2="17.55cm" draw:start-shape="id160" draw:start-glue-point="2" draw:end-shape="id166" draw:end-glue-point="0">
          <text:p text:style-name="P1"/>
        </draw:connector>
        <draw:connector draw:style-name="алгоритм" draw:layer="layout" svg:x1="11.7cm" svg:y1="12.35cm" svg:x2="11.7cm" svg:y2="12.75cm" draw:start-shape="id185" draw:start-glue-point="2" draw:end-shape="id167" draw:end-glue-point="0">
          <text:p text:style-name="P1"/>
        </draw:connector>
        <draw:circle draw:style-name="алгоритм" draw:id="id166" draw:layer="layout" svg:width="0.4cm" svg:height="0.4cm" svg:x="18.35cm" svg:y="17.55cm">
          <text:p text:style-name="P1"/>
        </draw:circle>
        <draw:circle draw:style-name="алгоритм" draw:id="id186" draw:layer="layout" svg:width="0.4cm" svg:height="0.4cm" svg:x="18.35cm" svg:y="18.45cm">
          <text:p text:style-name="P1"/>
        </draw:circle>
        <draw:circle draw:style-name="алгоритм" draw:id="id181" draw:layer="layout" svg:width="0.4cm" svg:height="0.4cm" svg:x="18.35cm" svg:y="25.25cm">
          <text:p text:style-name="P1"/>
        </draw:circle>
        <draw:connector draw:style-name="алгоритм" draw:layer="layout" svg:x1="18.55cm" svg:y1="17.95cm" svg:x2="18.55cm" svg:y2="18.45cm" draw:start-shape="id166" draw:start-glue-point="2" draw:end-shape="id186" draw:end-glue-point="0">
          <text:p text:style-name="P1"/>
        </draw:connector>
        <draw:connector draw:style-name="алгоритм" draw:layer="layout" svg:x1="18.55cm" svg:y1="18.85cm" svg:x2="18.55cm" svg:y2="23.95cm" draw:start-shape="id186" draw:start-glue-point="2" draw:end-shape="id176" draw:end-glue-point="0">
          <text:p text:style-name="P1"/>
        </draw:connector>
        <draw:connector draw:style-name="алгоритм" draw:layer="layout" svg:x1="18.55cm" svg:y1="25.65cm" svg:x2="18.55cm" svg:y2="26.1cm" draw:start-shape="id181" draw:start-glue-point="2" draw:end-shape="id187" draw:end-glue-point="0">
          <text:p text:style-name="P1"/>
        </draw:connector>
        <draw:circle draw:style-name="алгоритм" draw:id="id176" draw:layer="layout" svg:width="0.4cm" svg:height="0.4cm" svg:x="18.35cm" svg:y="23.95cm">
          <text:p text:style-name="P1"/>
        </draw:circle>
        <draw:connector draw:style-name="алгоритм" draw:layer="layout" svg:x1="3.9cm" svg:y1="24.85cm" svg:x2="18.35cm" svg:y2="25.45cm" draw:start-shape="id188" draw:start-glue-point="2" draw:end-shape="id181" draw:end-glue-point="3">
          <text:p text:style-name="P1"/>
        </draw:connector>
        <draw:circle draw:style-name="алгоритм" draw:id="id189" draw:layer="layout" svg:width="0.4cm" svg:height="0.4cm" svg:x="14.15cm" svg:y="27.05cm">
          <text:p text:style-name="P1"/>
        </draw:circle>
        <draw:connector draw:style-name="алгоритм" draw:layer="layout" svg:x1="18.55cm" svg:y1="26.7cm" svg:x2="14.55cm" svg:y2="27.25cm" draw:start-shape="id187" draw:start-glue-point="2" draw:end-shape="id189" draw:end-glue-point="1">
          <text:p text:style-name="P1"/>
        </draw:connector>
        <draw:connector draw:style-name="алгоритм" draw:layer="layout" svg:x1="14.35cm" svg:y1="27.45cm" svg:x2="14.35cm" svg:y2="27.85cm" draw:start-shape="id189" draw:start-glue-point="2" draw:end-shape="id190" draw:end-glue-point="0">
          <text:p text:style-name="P1"/>
        </draw:connector>
        <draw:connector draw:style-name="алгоритм" draw:layer="layout" draw:line-skew="-3.275cm" svg:x1="3.15cm" svg:y1="14.9cm" svg:x2="1.25cm" svg:y2="27.05cm" draw:start-shape="id184" draw:start-glue-point="2" draw:end-shape="id191" draw:end-glue-point="0">
          <text:p text:style-name="P1"/>
        </draw:connector>
        <draw:circle draw:style-name="алгоритм" draw:id="id191" draw:layer="layout" svg:width="0.4cm" svg:height="0.4cm" svg:x="1.05cm" svg:y="27.05cm">
          <text:p text:style-name="P1"/>
        </draw:circle>
        <draw:connector draw:style-name="алгоритм" draw:layer="layout" svg:x1="1.45cm" svg:y1="27.25cm" svg:x2="14.15cm" svg:y2="27.25cm" draw:start-shape="id191" draw:start-glue-point="1" draw:end-shape="id189" draw:end-glue-point="3">
          <text:p text:style-name="P1"/>
        </draw:connector>
        <draw:connector draw:style-name="gr2" draw:text-style-name="P2" draw:layer="layout" svg:x1="14.35cm" svg:y1="17.55cm" svg:x2="14.35cm" svg:y2="27.05cm" draw:start-shape="id180" draw:start-glue-point="2" draw:end-shape="id189" draw:end-glue-point="0">
          <text:p text:style-name="P1"/>
        </draw:connector>
        <draw:frame draw:style-name="gr12" draw:text-style-name="P1" draw:layer="layout" svg:width="3.4cm" svg:height="0.747cm" svg:x="15.55cm" svg:y="1.753cm">
          <draw:text-box>
            <text:p text:style-name="P1">Обработка левого интервала частот</text:p>
          </draw:text-box>
        </draw:frame>
        <draw:connector draw:style-name="gr2" draw:text-style-name="P2" draw:layer="layout" svg:x1="11.7cm" svg:y1="9cm" svg:x2="11.7cm" svg:y2="11.15cm" draw:start-shape="id163" draw:start-glue-point="2" draw:end-shape="id185" draw:end-glue-point="0">
          <text:p text:style-name="P1"/>
        </draw:connector>
        <draw:connector draw:style-name="gr2" draw:text-style-name="P2" draw:layer="layout" svg:x1="3.15cm" svg:y1="10.15cm" svg:x2="3.15cm" svg:y2="12.25cm" draw:start-shape="id164" draw:start-glue-point="2" draw:end-shape="id192" draw:end-glue-point="0">
          <text:p text:style-name="P1"/>
        </draw:connector>
        <draw:connector draw:style-name="gr2" draw:text-style-name="P2" draw:layer="layout" svg:x1="3.15cm" svg:y1="12.95cm" svg:x2="3.15cm" svg:y2="13.55cm" draw:start-shape="id192" draw:start-glue-point="2" draw:end-shape="id183" draw:end-glue-point="0">
          <text:p text:style-name="P1"/>
        </draw:connector>
        <draw:connector draw:style-name="gr2" draw:text-style-name="P2" draw:layer="layout" svg:x1="4.65cm" svg:y1="9.55cm" svg:x2="6.05cm" svg:y2="12.25cm" draw:start-shape="id164" draw:start-glue-point="1" draw:end-shape="id193" draw:end-glue-point="0">
          <text:p text:style-name="P1"/>
        </draw:connector>
        <draw:polygon draw:style-name="вывод" draw:id="id193" draw:layer="layout" svg:width="2.6cm" svg:height="0.7cm" svg:x="4.75cm" svg:y="12.25cm" svg:viewBox="0 0 2601 701" draw:points="0,700 346,0 2600,0 2254,700">
          <text:p text:style-name="P1"><text:span text:style-name="T5">“</text:span><text:span text:style-name="T5">источник”</text:span></text:p>
        </draw:polygon>
        <draw:connector draw:style-name="gr2" draw:text-style-name="P2" draw:layer="layout" svg:x1="6.05cm" svg:y1="12.95cm" svg:x2="3.3cm" svg:y2="13.725cm" draw:start-shape="id193" draw:start-glue-point="2" draw:end-shape="id183" draw:end-glue-point="1">
          <text:p text:style-name="P1"/>
        </draw:connector>
        <draw:g draw:id="id188">
          <draw:g>
            <draw:polygon draw:style-name="вывод" draw:layer="layout" svg:width="4.1cm" svg:height="2.2cm" svg:x="1.85cm" svg:y="22.65cm" svg:viewBox="0 0 4101 2201" draw:points="0,2200 600,0 4100,0 3493,2200">
              <text:p text:style-name="P1"><text:span text:style-name="T5">В град. Файл</text:span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</draw:polygon>
            <draw:frame draw:style-name="gr6" draw:layer="layout" svg:width="3.69cm" svg:height="1.629cm" svg:x="2.05cm" svg:y="23.15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</draw:g>
        <draw:connector draw:style-name="gr2" draw:text-style-name="P2" draw:layer="layout" svg:x1="3.925cm" svg:y1="21.75cm" svg:x2="3.9cm" svg:y2="22.65cm" draw:start-shape="id177" draw:start-glue-point="2" draw:end-shape="id188" draw:end-glue-point="0">
          <text:p text:style-name="P1"/>
        </draw:connector>
        <draw:g draw:id="id174">
          <draw:polygon draw:style-name="алгоритм" draw:layer="layout" svg:width="3.25cm" svg:height="1.05cm" svg:x="6.85cm" svg:y="14.2cm" svg:viewBox="0 0 3251 1051" draw:points="0,525 1626,0 3250,525 1626,1050">
            <text:p text:style-name="P1">питатели выкл.</text:p>
          </draw:polygon>
        </draw:g>
        <draw:connector draw:style-name="gr2" draw:text-style-name="P2" draw:layer="layout" svg:x1="8.475cm" svg:y1="15.25cm" svg:x2="8.5cm" svg:y2="15.55cm" draw:start-shape="id174" draw:start-glue-point="2" draw:end-shape="id178" draw:end-glue-point="0">
          <text:p text:style-name="P1"/>
        </draw:connector>
        <draw:frame draw:style-name="gr5" draw:layer="layout" svg:width="0.6cm" svg:height="0.398cm" svg:x="8.65cm" svg:y="15.197cm">
          <draw:text-box>
            <text:p text:style-name="P1"><text:span text:style-name="T2">Да</text:span></text:p>
          </draw:text-box>
        </draw:frame>
        <draw:circle draw:style-name="алгоритм" draw:id="id173" draw:layer="layout" svg:width="0.4cm" svg:height="0.4cm" svg:x="11.4cm" svg:y="18.45cm">
          <text:p text:style-name="P1"/>
        </draw:circle>
        <draw:polygon draw:style-name="вывод" draw:id="id194" draw:layer="layout" svg:width="2.6cm" svg:height="0.65cm" svg:x="10.3cm" svg:y="16.75cm" svg:viewBox="0 0 2601 651" draw:points="0,650 381,0 2600,0 2215,650">
          <text:p text:style-name="P1"><text:span text:style-name="T5">“</text:span><text:span text:style-name="T5">БД </text:span><text:span text:style-name="T6">A</text:span><text:span text:style-name="T7"> &lt;”</text:span><text:span text:style-name="T9"> </text:span><text:span text:style-name="T10"></text:span></text:p>
        </draw:polygon>
        <draw:connector draw:style-name="gr2" draw:text-style-name="P2" draw:layer="layout" svg:x1="10.1cm" svg:y1="14.725cm" svg:x2="11.6cm" svg:y2="16.75cm" draw:start-shape="id174" draw:start-glue-point="1" draw:end-shape="id194" draw:end-glue-point="0">
          <text:p text:style-name="P1"/>
        </draw:connector>
        <draw:connector draw:style-name="gr2" draw:text-style-name="P2" draw:layer="layout" svg:x1="11.6cm" svg:y1="17.4cm" svg:x2="11.6cm" svg:y2="18.45cm" draw:start-shape="id194" draw:start-glue-point="2" draw:end-shape="id173" draw:end-glue-point="0">
          <text:p text:style-name="P1"/>
        </draw:connector>
        <draw:connector draw:style-name="gr2" draw:text-style-name="P2" draw:layer="layout" svg:x1="11.8cm" svg:y1="18.65cm" svg:x2="18.35cm" svg:y2="18.65cm" draw:start-shape="id173" draw:start-glue-point="1" draw:end-shape="id186" draw:end-glue-point="3">
          <text:p text:style-name="P1"/>
        </draw:connector>
        <draw:frame draw:style-name="gr5" draw:layer="layout" svg:width="1cm" svg:height="0.398cm" svg:x="9.65cm" svg:y="14.297cm">
          <draw:text-box>
            <text:p text:style-name="P1"><text:span text:style-name="T2">Нет</text:span></text:p>
          </draw:text-box>
        </draw:frame>
      </draw:page>
      <draw:page draw:name="Зольность B, C" draw:style-name="dp1" draw:master-page-name="Стандарт">
        <draw:rect draw:style-name="голова" draw:layer="layout" svg:width="17.05cm" svg:height="0.7cm" svg:x="1.95cm" svg:y="0.8cm">
          <text:p text:style-name="P1">Подблок B блока расчета зольности </text:p>
        </draw:rect>
        <draw:rect draw:style-name="алгоритм" draw:id="id195" draw:layer="layout" svg:width="2cm" svg:height="1cm" svg:x="8.5cm" svg:y="1.9cm" draw:corner-radius="0.5cm">
          <text:p text:style-name="P1"><text:span text:style-name="T1">Начало</text:span></text:p>
        </draw:rect>
        <draw:g draw:id="id196">
          <draw:polygon draw:style-name="алгоритм" draw:layer="layout" svg:width="4.45cm" svg:height="1.4cm" svg:x="7.3cm" svg:y="5.25cm" svg:viewBox="0 0 4451 1401" draw:points="0,700 2226,0 4450,700 2226,1400">
            <text:p text:style-name="P1">Малая нагрузка</text:p>
          </draw:polygon>
        </draw:g>
        <draw:connector draw:style-name="алгоритм" draw:layer="layout" svg:x1="9.5cm" svg:y1="2.9cm" svg:x2="9.525cm" svg:y2="5.25cm" draw:start-shape="id195" draw:end-shape="id196" draw:end-glue-point="0">
          <text:p text:style-name="P1"/>
        </draw:connector>
        <draw:connector draw:style-name="алгоритм" draw:layer="layout" svg:x1="9.525cm" svg:y1="6.65cm" svg:x2="7.05cm" svg:y2="7.75cm" draw:start-shape="id196" draw:start-glue-point="2" draw:end-shape="id197" draw:end-glue-point="0">
          <text:p text:style-name="P1"/>
        </draw:connector>
        <draw:rect draw:style-name="подблок" draw:id="id202" draw:layer="layout" svg:width="3cm" svg:height="1cm" svg:x="13.3cm" svg:y="9.4cm">
          <text:p text:style-name="P1">Подблок E</text:p>
        </draw:rect>
        <draw:g draw:id="id197">
          <draw:polygon draw:style-name="алгоритм" draw:layer="layout" svg:width="3.5cm" svg:height="1.1cm" svg:x="5.3cm" svg:y="7.75cm" svg:viewBox="0 0 3501 1101" draw:points="0,550 1751,0 3500,550 1751,1100">
            <text:p text:style-name="P1"/>
          </draw:polygon>
          <draw:frame draw:style-name="gr6" draw:layer="layout" svg:width="1.551cm" svg:height="0.595cm" svg:x="6.25cm" svg:y="8cm">
            <draw:object xlink:href="./Object 518" xlink:type="simple" xlink:show="embed" xlink:actuate="onLoad"/>
            <draw:image xlink:href="./ObjectReplacements/Object 518" xlink:type="simple" xlink:show="embed" xlink:actuate="onLoad"/>
          </draw:frame>
        </draw:g>
        <draw:connector draw:style-name="алгоритм" draw:layer="layout" svg:x1="8.8cm" svg:y1="8.3cm" svg:x2="10.1cm" svg:y2="9.45cm" draw:start-shape="id197" draw:start-glue-point="1" draw:end-shape="id198" draw:end-glue-point="0">
          <text:p text:style-name="P1"/>
        </draw:connector>
        <draw:connector draw:style-name="алгоритм" draw:layer="layout" svg:x1="5.3cm" svg:y1="8.3cm" svg:x2="4.2cm" svg:y2="9.45cm" draw:start-shape="id197" draw:start-glue-point="3" draw:end-shape="id199" draw:end-glue-point="0">
          <text:p text:style-name="P1"/>
        </draw:connector>
        <draw:rect draw:style-name="подблок" draw:id="id199" draw:layer="layout" svg:width="3cm" svg:height="1cm" svg:x="2.7cm" svg:y="9.45cm">
          <text:p text:style-name="P1">Подблок D</text:p>
        </draw:rect>
        <draw:rect draw:style-name="алгоритм" draw:id="id201" draw:layer="layout" svg:width="2.4cm" svg:height="0.9cm" svg:x="8.9cm" svg:y="12.2cm" draw:corner-radius="0.5cm">
          <text:p text:style-name="P1"><text:span text:style-name="T1">Конец</text:span></text:p>
        </draw:rect>
        <draw:circle draw:style-name="алгоритм" draw:id="id200" draw:layer="layout" svg:width="0.4cm" svg:height="0.4cm" svg:x="9.9cm" svg:y="11.2cm">
          <text:p text:style-name="P1"/>
        </draw:circle>
        <draw:connector draw:style-name="алгоритм" draw:layer="layout" svg:x1="10.1cm" svg:y1="11.6cm" svg:x2="10.1cm" svg:y2="12.2cm" draw:start-shape="id200" draw:start-glue-point="2" draw:end-shape="id201" draw:end-glue-point="0">
          <text:p text:style-name="P1"/>
        </draw:connector>
        <draw:connector draw:style-name="алгоритм" draw:layer="layout" svg:x1="10.1cm" svg:y1="10.55cm" svg:x2="10.1cm" svg:y2="11.2cm" draw:start-shape="id198" draw:start-glue-point="2" draw:end-shape="id200" draw:end-glue-point="0">
          <text:p text:style-name="P1"/>
        </draw:connector>
        <draw:frame draw:style-name="gr5" draw:layer="layout" svg:width="0.7cm" svg:height="0.398cm" svg:x="9.7cm" svg:y="6.647cm">
          <draw:text-box>
            <text:p text:style-name="P1"><text:span text:style-name="T2">Да</text:span></text:p>
          </draw:text-box>
        </draw:frame>
        <draw:connector draw:style-name="алгоритм" draw:layer="layout" svg:x1="11.75cm" svg:y1="5.95cm" svg:x2="14.8cm" svg:y2="9.4cm" draw:start-shape="id196" draw:start-glue-point="1" draw:end-shape="id202" draw:end-glue-point="0">
          <text:p text:style-name="P1"/>
        </draw:connector>
        <draw:connector draw:style-name="алгоритм" draw:layer="layout" svg:x1="14.8cm" svg:y1="10.4cm" svg:x2="10.3cm" svg:y2="11.4cm" draw:start-shape="id202" draw:start-glue-point="2" draw:end-shape="id200" draw:end-glue-point="1">
          <text:p text:style-name="P1"/>
        </draw:connector>
        <draw:frame draw:style-name="gr5" draw:layer="layout" svg:width="1cm" svg:height="0.398cm" svg:x="4.55cm" svg:y="7.847cm">
          <draw:text-box>
            <text:p text:style-name="P1"><text:span text:style-name="T2">Да</text:span></text:p>
          </draw:text-box>
        </draw:frame>
        <draw:frame draw:style-name="gr5" draw:layer="layout" svg:width="1cm" svg:height="0.398cm" svg:x="11.25cm" svg:y="5.433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9cm" svg:y="7.897cm">
          <draw:text-box>
            <text:p text:style-name="P1"><text:span text:style-name="T2">Нет</text:span></text:p>
          </draw:text-box>
        </draw:frame>
        <draw:rect draw:style-name="голова" draw:layer="layout" svg:width="17cm" svg:height="0.65cm" svg:x="1.95cm" svg:y="14.2cm">
          <text:p text:style-name="P1">Подблок C блока расчета зольности </text:p>
        </draw:rect>
        <draw:rect draw:style-name="алгоритм" draw:id="id203" draw:layer="layout" svg:width="2cm" svg:height="1cm" svg:x="8.4cm" svg:y="15.45cm" draw:corner-radius="0.5cm">
          <text:p text:style-name="P1"><text:span text:style-name="T1">Начало</text:span></text:p>
        </draw:rect>
        <draw:connector draw:style-name="алгоритм" draw:layer="layout" svg:x1="9.4cm" svg:y1="16.45cm" svg:x2="9.4cm" svg:y2="17.6cm" draw:start-shape="id203" draw:start-glue-point="2" draw:end-shape="id204" draw:end-glue-point="0">
          <text:p text:style-name="P1"/>
        </draw:connector>
        <draw:g draw:id="id204">
          <draw:polygon draw:style-name="алгоритм" draw:layer="layout" svg:width="4.7cm" svg:height="1.9cm" svg:x="7.05cm" svg:y="17.6cm" svg:viewBox="0 0 4701 1901" draw:points="0,950 2351,0 4700,950 2351,1900">
            <text:p text:style-name="P1"><text:span text:style-name="T1"/></text:p>
            <text:p text:style-name="P1"><text:span text:style-name="T1"/></text:p>
          </draw:polygon>
          <draw:frame draw:style-name="gr6" draw:layer="layout" svg:width="3.483cm" svg:height="1.181cm" svg:x="7.635cm" svg:y="18.103cm">
            <draw:object xlink:href="./Object 486" xlink:type="simple" xlink:show="embed" xlink:actuate="onLoad"/>
            <draw:image xlink:href="./ObjectReplacements/Object 486" xlink:type="simple" xlink:show="embed" xlink:actuate="onLoad"/>
          </draw:frame>
        </draw:g>
        <draw:connector draw:style-name="алгоритм" draw:layer="layout" svg:x1="7.05cm" svg:y1="18.55cm" svg:x2="6cm" svg:y2="19.85cm" draw:start-shape="id204" draw:start-glue-point="3" draw:end-shape="id205" draw:end-glue-point="0">
          <text:p text:style-name="P1"/>
        </draw:connector>
        <draw:polygon draw:style-name="вывод" draw:id="id205" draw:layer="layout" svg:width="2.6cm" svg:height="0.65cm" svg:x="4.7cm" svg:y="19.85cm" svg:viewBox="0 0 2601 651" draw:points="0,650 381,0 2600,0 2215,650">
          <text:p text:style-name="P1"><text:span text:style-name="T5">БД </text:span><text:span text:style-name="T6">A</text:span><text:span text:style-name="T7"> </text:span><text:span text:style-name="T8"></text:span></text:p>
        </draw:polygon>
        <draw:g draw:id="id207">
          <draw:polygon draw:style-name="вывод" draw:layer="layout" svg:width="2.6cm" svg:height="1.1cm" svg:x="8cm" svg:y="21.95cm" svg:viewBox="0 0 2601 1101" draw:points="0,1100 381,0 2600,0 2215,1100">
            <text:p text:style-name="P1"><text:span text:style-name="T5">A = NULL</text:span></text:p>
          </draw:polygon>
        </draw:g>
        <draw:connector draw:style-name="алгоритм" draw:layer="layout" svg:x1="6cm" svg:y1="20.5cm" svg:x2="9.1cm" svg:y2="21.05cm" draw:start-shape="id205" draw:start-glue-point="2" draw:end-shape="id206" draw:end-glue-point="3">
          <text:p text:style-name="P1"/>
        </draw:connector>
        <draw:polygon draw:style-name="вывод" draw:id="id209" draw:layer="layout" svg:width="2.6cm" svg:height="0.65cm" svg:x="11.25cm" svg:y="19.75cm" svg:viewBox="0 0 2601 651" draw:points="0,650 381,0 2600,0 2215,650">
          <text:p text:style-name="P1"><text:span text:style-name="T5">БД </text:span><text:span text:style-name="T6">A</text:span><text:span text:style-name="T7"> &gt;</text:span></text:p>
        </draw:polygon>
        <draw:connector draw:style-name="алгоритм" draw:layer="layout" svg:x1="9.3cm" svg:y1="23.05cm" svg:x2="9.3cm" svg:y2="23.95cm" draw:start-shape="id207" draw:start-glue-point="2" draw:end-shape="id208" draw:end-glue-point="0">
          <text:p text:style-name="P1"/>
        </draw:connector>
        <draw:connector draw:style-name="алгоритм" draw:layer="layout" svg:x1="11.75cm" svg:y1="18.55cm" svg:x2="12.55cm" svg:y2="19.75cm" draw:start-shape="id204" draw:start-glue-point="1" draw:end-shape="id209" draw:end-glue-point="0">
          <text:p text:style-name="P1"/>
        </draw:connector>
        <draw:circle draw:style-name="алгоритм" draw:id="id210" draw:layer="layout" svg:width="0.4cm" svg:height="0.4cm" svg:x="9.9cm" svg:y="11.2cm">
          <text:p text:style-name="P1"/>
        </draw:circle>
        <draw:circle draw:style-name="алгоритм" draw:id="id206" draw:layer="layout" svg:width="0.4cm" svg:height="0.4cm" svg:x="9.1cm" svg:y="20.85cm">
          <text:p text:style-name="P1"/>
        </draw:circle>
        <draw:connector draw:style-name="алгоритм" draw:layer="layout" svg:x1="9.3cm" svg:y1="21.25cm" svg:x2="9.3cm" svg:y2="21.95cm" draw:start-shape="id206" draw:start-glue-point="2" draw:end-shape="id207" draw:end-glue-point="0">
          <text:p text:style-name="P1"/>
        </draw:connector>
        <draw:connector draw:style-name="алгоритм" draw:layer="layout" svg:x1="12.55cm" svg:y1="20.4cm" svg:x2="9.5cm" svg:y2="21.05cm" draw:start-shape="id209" draw:start-glue-point="2" draw:end-shape="id206" draw:end-glue-point="1">
          <text:p text:style-name="P1"/>
        </draw:connector>
        <draw:rect draw:style-name="алгоритм" draw:id="id208" draw:layer="layout" svg:width="2.4cm" svg:height="0.9cm" svg:x="8.1cm" svg:y="23.95cm" draw:corner-radius="0.5cm">
          <text:p text:style-name="P1"><text:span text:style-name="T1">Конец</text:span></text:p>
        </draw:rect>
        <draw:frame draw:style-name="gr5" draw:layer="layout" svg:width="1cm" svg:height="0.398cm" svg:x="11.55cm" svg:y="17.854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6.65cm" svg:y="17.854cm">
          <draw:text-box>
            <text:p text:style-name="P1"><text:span text:style-name="T2">Да</text:span></text:p>
          </draw:text-box>
        </draw:frame>
        <draw:connector draw:style-name="алгоритм" draw:layer="layout" svg:x1="4.2cm" svg:y1="10.45cm" svg:x2="9.9cm" svg:y2="11.4cm" draw:start-shape="id199" draw:start-glue-point="2" draw:end-shape="id210" draw:end-glue-point="3">
          <text:p text:style-name="P1"/>
        </draw:connector>
        <draw:frame draw:style-name="gr12" draw:text-style-name="P1" draw:layer="layout" svg:width="3.4cm" svg:height="0.747cm" svg:x="15.55cm" svg:y="1.823cm">
          <draw:text-box>
            <text:p text:style-name="P1">Обработка левого интервала частот</text:p>
          </draw:text-box>
        </draw:frame>
        <draw:g draw:id="id198">
          <draw:polygon draw:style-name="вывод" draw:layer="layout" svg:width="2.6cm" svg:height="1.1cm" svg:x="8.8cm" svg:y="9.45cm" svg:viewBox="0 0 2601 1101" draw:points="0,1100 381,0 2600,0 2215,1100">
            <text:p text:style-name="P1"><text:span text:style-name="T5">A = NULL</text:span></text:p>
          </draw:polygon>
        </draw:g>
      </draw:page>
      <draw:page draw:name="Зольность D, E" draw:style-name="dp1" draw:master-page-name="Стандарт">
        <draw:rect draw:style-name="голова" draw:layer="layout" svg:width="17.049cm" svg:height="0.65cm" svg:x="1.951cm" svg:y="0.85cm">
          <text:p text:style-name="P1">Подблок D блока расчета зольности </text:p>
        </draw:rect>
        <draw:rect draw:style-name="алгоритм" draw:id="id211" draw:layer="layout" svg:width="2cm" svg:height="1cm" svg:x="8.5cm" svg:y="1.9cm" draw:corner-radius="0.5cm">
          <text:p text:style-name="P1"><text:span text:style-name="T1">Начало</text:span></text:p>
        </draw:rect>
        <draw:connector draw:style-name="алгоритм" draw:layer="layout" svg:x1="9.5cm" svg:y1="2.9cm" svg:x2="9.475cm" svg:y2="3.6cm" draw:start-shape="id211" draw:start-glue-point="2" draw:end-shape="id212" draw:end-glue-point="0">
          <text:p text:style-name="P1"/>
        </draw:connector>
        <draw:polygon draw:style-name="алгоритм" draw:id="id212" draw:layer="layout" svg:width="4.65cm" svg:height="1.45cm" svg:x="7.15cm" svg:y="3.6cm" svg:viewBox="0 0 4651 1451" draw:points="0,725 2326,0 4650,725 2326,1450">
          <text:p text:style-name="P1">Есть корр. по нагр.?</text:p>
        </draw:polygon>
        <draw:connector draw:style-name="алгоритм" draw:layer="layout" svg:x1="7.15cm" svg:y1="4.325cm" svg:x2="6.4cm" svg:y2="5.05cm" draw:start-shape="id212" draw:start-glue-point="3" draw:end-shape="id213" draw:end-glue-point="0">
          <text:p text:style-name="P1"/>
        </draw:connector>
        <draw:g draw:id="id228">
          <draw:rect draw:style-name="алгоритм" draw:layer="layout" svg:width="2.2cm" svg:height="0.8cm" svg:x="8.28cm" svg:y="6.35cm">
            <text:p text:style-name="P1"/>
          </draw:rect>
          <draw:frame draw:style-name="gr4" draw:layer="layout" svg:width="2.12cm" svg:height="0.617cm" svg:x="8.38cm" svg:y="6.45cm">
            <draw:object xlink:href="./Object 179" xlink:type="simple" xlink:show="embed" xlink:actuate="onLoad"/>
            <draw:image xlink:href="./ObjectReplacements/Object 179" xlink:type="simple" xlink:show="embed" xlink:actuate="onLoad"/>
          </draw:frame>
        </draw:g>
        <draw:g>
          <draw:rect draw:style-name="алгоритм" draw:layer="layout" svg:width="5cm" svg:height="1.628cm" svg:x="4cm" svg:y="8.6cm">
            <text:p text:style-name="P1"/>
          </draw:rect>
          <draw:frame draw:style-name="gr4" draw:layer="layout" svg:width="3.871cm" svg:height="1.121cm" svg:x="4.429cm" svg:y="8.725cm">
            <draw:object xlink:href="./Object 180" xlink:type="simple" xlink:show="embed" xlink:actuate="onLoad"/>
            <draw:image xlink:href="./ObjectReplacements/Object 180" xlink:type="simple" xlink:show="embed" xlink:actuate="onLoad"/>
          </draw:frame>
        </draw:g>
        <draw:connector draw:style-name="алгоритм" draw:layer="layout" svg:x1="3.2cm" svg:y1="7.2cm" svg:x2="6.3cm" svg:y2="7.7cm" draw:start-shape="id214" draw:start-glue-point="2" draw:end-shape="id215" draw:end-glue-point="3">
          <text:p text:style-name="P1"/>
        </draw:connector>
        <draw:rect draw:style-name="подблок" draw:id="id219" draw:layer="layout" svg:width="3cm" svg:height="1cm" svg:x="1.95cm" svg:y="13.4cm">
          <text:p text:style-name="P1">Подблок E</text:p>
        </draw:rect>
        <draw:connector draw:style-name="алгоритм" draw:layer="layout" svg:x1="6.5cm" svg:y1="10.228cm" svg:x2="6.5cm" svg:y2="10.75cm" draw:end-shape="id216" draw:end-glue-point="0">
          <text:p text:style-name="P1"/>
        </draw:connector>
        <draw:rect draw:style-name="алгоритм" draw:id="id218" draw:layer="layout" svg:width="2.4cm" svg:height="0.9cm" svg:x="8.15cm" svg:y="15.7cm" draw:corner-radius="0.5cm">
          <text:p text:style-name="P1"><text:span text:style-name="T1">Конец</text:span></text:p>
        </draw:rect>
        <draw:connector draw:style-name="алгоритм" draw:layer="layout" svg:x1="9.35cm" svg:y1="15.2cm" svg:x2="9.35cm" svg:y2="15.7cm" draw:start-shape="id217" draw:start-glue-point="2" draw:end-shape="id218" draw:end-glue-point="0">
          <text:p text:style-name="P1"/>
        </draw:connector>
        <draw:circle draw:style-name="алгоритм" draw:id="id217" draw:layer="layout" svg:width="0.4cm" svg:height="0.4cm" svg:x="9.15cm" svg:y="14.8cm">
          <text:p text:style-name="P1"/>
        </draw:circle>
        <draw:connector draw:style-name="алгоритм" draw:layer="layout" svg:x1="3.45cm" svg:y1="14.4cm" svg:x2="9.15cm" svg:y2="15cm" draw:start-shape="id219" draw:start-glue-point="2" draw:end-shape="id217" draw:end-glue-point="3">
          <text:p text:style-name="P1"/>
        </draw:connector>
        <draw:connector draw:style-name="алгоритм" draw:layer="layout" svg:x1="11.8cm" svg:y1="4.325cm" svg:x2="12.35cm" svg:y2="11.15cm" draw:start-shape="id212" draw:start-glue-point="1" draw:end-shape="id220" draw:end-glue-point="0">
          <text:p text:style-name="P1"/>
        </draw:connector>
        <draw:connector draw:style-name="алгоритм" draw:layer="layout" svg:x1="12.35cm" svg:y1="14.3cm" svg:x2="9.55cm" svg:y2="15cm" draw:start-shape="id221" draw:start-glue-point="2" draw:end-shape="id217" draw:end-glue-point="1">
          <text:p text:style-name="P1"/>
        </draw:connector>
        <draw:g draw:id="id221">
          <draw:polygon draw:style-name="вывод" draw:layer="layout" svg:width="2.9cm" svg:height="0.8cm" svg:x="10.9cm" svg:y="13.5cm" svg:viewBox="0 0 2901 801" draw:points="0,800 425,0 2900,0 2471,800">
            <text:p text:style-name="P1">A = NULL</text:p>
          </draw:polygon>
        </draw:g>
        <draw:frame draw:style-name="gr5" draw:layer="layout" svg:width="1cm" svg:height="0.398cm" svg:x="11.45cm" svg:y="3.654cm">
          <draw:text-box>
            <text:p text:style-name="P1"><text:span text:style-name="T2">Нет</text:span></text:p>
          </draw:text-box>
        </draw:frame>
        <draw:frame draw:style-name="gr5" draw:layer="layout" svg:width="1cm" svg:height="0.398cm" svg:x="6.65cm" svg:y="3.654cm">
          <draw:text-box>
            <text:p text:style-name="P1"><text:span text:style-name="T2">Да</text:span></text:p>
          </draw:text-box>
        </draw:frame>
        <draw:rect draw:style-name="голова" draw:layer="layout" svg:width="17cm" svg:height="0.65cm" svg:x="1.95cm" svg:y="17.1cm">
          <text:p text:style-name="P1">Подблок E блока расчета зольности </text:p>
        </draw:rect>
        <draw:rect draw:style-name="objectwithoutfill" draw:text-style-name="P1" draw:id="id222" draw:layer="layout" svg:width="2cm" svg:height="1cm" svg:x="8.4cm" svg:y="18.6cm" draw:corner-radius="0.5cm">
          <text:p text:style-name="P1"><text:span text:style-name="T1">Начало</text:span></text:p>
        </draw:rect>
        <draw:connector draw:style-name="gr2" draw:text-style-name="P2" draw:layer="layout" svg:x1="9.4cm" svg:y1="19.6cm" svg:x2="9.425cm" svg:y2="20.35cm" draw:start-shape="id222" draw:start-glue-point="2" draw:end-shape="id223" draw:end-glue-point="0">
          <text:p text:style-name="P1"/>
        </draw:connector>
        <draw:g draw:id="id223">
          <draw:rect draw:style-name="gr7" draw:layer="layout" svg:width="4.45cm" svg:height="0.8cm" svg:x="7.2cm" svg:y="20.35cm">
            <text:p text:style-name="P1"/>
          </draw:rect>
          <draw:frame draw:style-name="gr6" draw:layer="layout" svg:width="4.086cm" svg:height="0.609cm" svg:x="7.35cm" svg:y="20.441cm">
            <draw:object xlink:href="./Object 182" xlink:type="simple" xlink:show="embed" xlink:actuate="onLoad"/>
            <draw:image xlink:href="./ObjectReplacements/Object 182" xlink:type="simple" xlink:show="embed" xlink:actuate="onLoad"/>
          </draw:frame>
        </draw:g>
        <draw:g draw:id="id224">
          <draw:polygon draw:style-name="вывод" draw:layer="layout" svg:width="3.05cm" svg:height="1.1cm" svg:x="7.9cm" svg:y="21.8cm" svg:viewBox="0 0 3051 1101" draw:points="0,1100 447,0 3050,0 2598,1100">
            <text:p text:style-name="P1">В мин. арх.</text:p>
            <text:p text:style-name="P1">A</text:p>
          </draw:polygon>
        </draw:g>
        <draw:connector draw:style-name="gr2" draw:text-style-name="P2" draw:layer="layout" svg:x1="9.425cm" svg:y1="21.15cm" svg:x2="9.425cm" svg:y2="21.8cm" draw:start-shape="id223" draw:start-glue-point="2" draw:end-shape="id224" draw:end-glue-point="0">
          <text:p text:style-name="P1"/>
        </draw:connector>
        <draw:connector draw:style-name="gr2" draw:text-style-name="P2" draw:layer="layout" svg:x1="9.425cm" svg:y1="22.9cm" svg:x2="9.4cm" svg:y2="23.6cm" draw:start-shape="id224" draw:start-glue-point="2" draw:end-shape="id225" draw:end-glue-point="0">
          <text:p text:style-name="P1"/>
        </draw:connector>
        <draw:rect draw:style-name="objectwithoutfill" draw:text-style-name="P1" draw:id="id225" draw:layer="layout" svg:width="2.4cm" svg:height="0.9cm" svg:x="8.2cm" svg:y="23.6cm" draw:corner-radius="0.5cm">
          <text:p text:style-name="P1"><text:span text:style-name="T1">Конец</text:span></text:p>
        </draw:rect>
        <draw:polygon draw:style-name="вывод" draw:id="id226" draw:layer="layout" svg:width="2.6cm" svg:height="0.65cm" svg:x="11.05cm" svg:y="12.15cm" svg:viewBox="0 0 2601 651" draw:points="0,650 381,0 2600,0 2215,650">
          <text:p text:style-name="P1"><text:span text:style-name="T5">БД </text:span><text:span text:style-name="T6">A</text:span><text:span text:style-name="T7"> &lt;</text:span></text:p>
        </draw:polygon>
        <draw:connector draw:style-name="алгоритм" draw:layer="layout" svg:x1="12.35cm" svg:y1="12.8cm" svg:x2="12.35cm" svg:y2="13.5cm" draw:start-shape="id226" draw:start-glue-point="2" draw:end-shape="id221" draw:end-glue-point="0">
          <text:p text:style-name="P1"/>
        </draw:connector>
        <draw:polygon draw:style-name="алгоритм" draw:id="id216" draw:layer="layout" svg:width="4cm" svg:height="1.2cm" svg:x="4.5cm" svg:y="10.75cm" svg:viewBox="0 0 4001 1201" draw:points="0,600 2001,0 4000,600 2001,1200">
          <text:p text:style-name="P1">t &gt;1 И z&lt;0</text:p>
        </draw:polygon>
        <draw:frame draw:style-name="gr5" draw:layer="layout" svg:width="1cm" svg:height="0.398cm" svg:x="4cm" svg:y="10.854cm">
          <draw:text-box>
            <text:p text:style-name="P1"><text:span text:style-name="T2">Да</text:span></text:p>
          </draw:text-box>
        </draw:frame>
        <draw:frame draw:style-name="gr5" draw:layer="layout" svg:width="1cm" svg:height="0.398cm" svg:x="8cm" svg:y="10.847cm">
          <draw:text-box>
            <text:p text:style-name="P1"><text:span text:style-name="T2">Нет</text:span></text:p>
          </draw:text-box>
        </draw:frame>
        <draw:circle draw:style-name="алгоритм" draw:id="id220" draw:layer="layout" svg:width="0.4cm" svg:height="0.4cm" svg:x="12.15cm" svg:y="11.15cm">
          <text:p text:style-name="P1"/>
        </draw:circle>
        <draw:connector draw:style-name="алгоритм" draw:layer="layout" svg:x1="8.5cm" svg:y1="11.35cm" svg:x2="12.15cm" svg:y2="11.35cm" draw:start-shape="id216" draw:start-glue-point="1" draw:end-shape="id220" draw:end-glue-point="3">
          <text:p text:style-name="P1"/>
        </draw:connector>
        <draw:connector draw:style-name="алгоритм" draw:layer="layout" svg:x1="12.35cm" svg:y1="11.55cm" svg:x2="12.35cm" svg:y2="12.15cm" draw:start-shape="id220" draw:start-glue-point="2" draw:end-shape="id226" draw:end-glue-point="0">
          <text:p text:style-name="P1"/>
        </draw:connector>
        <draw:connector draw:style-name="алгоритм" draw:layer="layout" svg:x1="4.5cm" svg:y1="11.35cm" svg:x2="3.45cm" svg:y2="11.9cm" draw:start-shape="id216" draw:start-glue-point="3" draw:end-shape="id227" draw:end-glue-point="0">
          <text:p text:style-name="P1"/>
        </draw:connector>
        <draw:connector draw:style-name="алгоритм" draw:layer="layout" svg:x1="3.45cm" svg:y1="12.9cm" svg:x2="3.45cm" svg:y2="13.4cm" draw:start-shape="id227" draw:start-glue-point="2" draw:end-shape="id219" draw:end-glue-point="0">
          <text:p text:style-name="P1"/>
        </draw:connector>
        <draw:g>
          <draw:rect draw:style-name="алгоритм" draw:id="id227" draw:layer="layout" svg:width="3cm" svg:height="1cm" svg:x="1.95cm" svg:y="11.9cm">
            <text:p text:style-name="P1"/>
          </draw:rect>
          <draw:frame draw:style-name="gr4" draw:layer="layout" svg:width="2.805cm" svg:height="0.617cm" svg:x="1.95cm" svg:y="12.133cm">
            <draw:object xlink:href="./Object 208" xlink:type="simple" xlink:show="embed" xlink:actuate="onLoad"/>
            <draw:image xlink:href="./ObjectReplacements/Object 208" xlink:type="simple" xlink:show="embed" xlink:actuate="onLoad"/>
          </draw:frame>
        </draw:g>
        <draw:polygon draw:style-name="алгоритм" draw:id="id213" draw:layer="layout" svg:width="4cm" svg:height="1.2cm" svg:x="4.4cm" svg:y="5.05cm" svg:viewBox="0 0 4001 1201" draw:points="0,600 2001,0 4000,600 2001,1200">
          <text:p text:style-name="P1"/>
        </draw:polygon>
        <draw:frame draw:style-name="gr4" draw:layer="layout" svg:width="1.179cm" svg:height="0.558cm" svg:x="5.75cm" svg:y="5.392cm">
          <draw:object xlink:href="./Object 420" xlink:type="simple" xlink:show="embed" xlink:actuate="onLoad"/>
          <draw:image xlink:href="./ObjectReplacements/Object 420" xlink:type="simple" xlink:show="embed" xlink:actuate="onLoad"/>
        </draw:frame>
        <draw:frame draw:style-name="gr5" draw:layer="layout" svg:width="1cm" svg:height="0.398cm" svg:x="3.95cm" svg:y="5.004cm">
          <draw:text-box>
            <text:p text:style-name="P1"><text:span text:style-name="T2">Да</text:span></text:p>
          </draw:text-box>
        </draw:frame>
        <draw:frame draw:style-name="gr5" draw:layer="layout" svg:width="1cm" svg:height="0.398cm" svg:x="7.9cm" svg:y="5.104cm">
          <draw:text-box>
            <text:p text:style-name="P1"><text:span text:style-name="T2">Нет</text:span></text:p>
          </draw:text-box>
        </draw:frame>
        <draw:g draw:id="id214">
          <draw:rect draw:style-name="алгоритм" draw:layer="layout" svg:width="2.2cm" svg:height="0.8cm" svg:x="2.1cm" svg:y="6.4cm">
            <text:p text:style-name="P1"/>
          </draw:rect>
          <draw:frame draw:style-name="gr4" draw:layer="layout" svg:width="1.994cm" svg:height="0.617cm" svg:x="2.15cm" svg:y="6.483cm">
            <draw:object xlink:href="./Object 523" xlink:type="simple" xlink:show="embed" xlink:actuate="onLoad"/>
            <draw:image xlink:href="./ObjectReplacements/Object 523" xlink:type="simple" xlink:show="embed" xlink:actuate="onLoad"/>
          </draw:frame>
        </draw:g>
        <draw:circle draw:style-name="алгоритм" draw:id="id215" draw:layer="layout" svg:width="0.4cm" svg:height="0.4cm" svg:x="6.3cm" svg:y="7.5cm">
          <text:p text:style-name="P1"/>
        </draw:circle>
        <draw:connector draw:style-name="алгоритм" draw:layer="layout" svg:x1="9.39cm" svg:y1="7.15cm" svg:x2="6.7cm" svg:y2="7.7cm" draw:start-shape="id228" draw:start-glue-point="2" draw:end-shape="id215" draw:end-glue-point="1">
          <text:p text:style-name="P1"/>
        </draw:connector>
        <draw:connector draw:style-name="алгоритм" draw:layer="layout" svg:x1="6.5cm" svg:y1="7.9cm" svg:x2="6.5cm" svg:y2="8.6cm" draw:start-shape="id215" draw:start-glue-point="2">
          <text:p text:style-name="P1"/>
        </draw:connector>
        <draw:connector draw:style-name="алгоритм" draw:layer="layout" svg:x1="4.4cm" svg:y1="5.65cm" svg:x2="3.2cm" svg:y2="6.4cm" draw:start-shape="id213" draw:start-glue-point="3" draw:end-shape="id214" draw:end-glue-point="0">
          <text:p text:style-name="P1"/>
        </draw:connector>
        <draw:connector draw:style-name="алгоритм" draw:layer="layout" svg:x1="8.4cm" svg:y1="5.65cm" svg:x2="9.39cm" svg:y2="6.35cm" draw:start-shape="id213" draw:start-glue-point="1" draw:end-shape="id228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ru" fo:country="RU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="Arrow" draw:marker-end-width="0.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24pt" fo:letter-spacing="normal" fo:language="ru" fo:country="RU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none" draw:fill-gradient-name="Gradient_20_1" draw:fill-hatch-name="Hatch_20_1" draw:textarea-horizontal-align="center" draw:textarea-vertical-align="middle"/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Courier New'" style:font-style-name="Обычный" style:font-family-generic="modern" style:font-pitch="fixed" fo:font-size="9pt" fo:letter-spacing="normal" fo:language="ru" fo:country="RU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алгоритм" style:family="graphic" style:parent-style-name="objectwithoutfill">
      <style:paragraph-properties>
        <style:tab-stops/>
      </style:paragraph-properties>
    </style:style>
    <style:style style:name="голова" style:family="graphic" style:parent-style-name="title1">
      <style:graphic-properties draw:stroke-dash="Dash_20_1" draw:fill="solid" draw:fill-color="#cccccc" draw:fill-gradient-name="Gradient_20_2" draw:fill-hatch-name="Hatch_20_1" draw:fit-to-size="false"/>
      <style:paragraph-properties>
        <style:tab-stops/>
      </style:paragraph-properties>
      <style:text-properties fo:color="#000000" style:text-outline="false" fo:font-family="Arial" style:font-style-name="Полужирный" style:font-family-generic="swiss" style:font-pitch="variable" fo:font-style="normal" fo:font-weight="bold"/>
    </style:style>
    <style:style style:name="да_5f_нет" style:display-name="да_нет" style:family="graphic" style:parent-style-name="алгоритм">
      <style:graphic-properties draw:stroke="none"/>
      <style:text-properties fo:color="#808080" fo:font-size="8pt"/>
    </style:style>
    <style:style style:name="комментарий" style:family="graphic" style:parent-style-name="алгоритм">
      <style:graphic-properties draw:fill="solid" draw:fill-color="#e6e6e6" draw:shadow="visible" draw:shadow-offset-x="0.1cm" draw:shadow-offset-y="0.1cm" draw:shadow-color="#cccccc"/>
      <style:paragraph-properties fo:text-align="justify"/>
      <style:text-properties fo:font-size="8pt" fo:font-style="normal"/>
    </style:style>
    <style:style style:name="подблок" style:family="graphic" style:parent-style-name="алгоритм">
      <style:graphic-properties draw:fill="none" draw:fill-color="#ffffff" draw:shadow="visible" draw:shadow-offset-x="0.05cm" draw:shadow-offset-y="0.05cm" draw:shadow-color="#cccccc"/>
      <style:text-properties fo:font-weight="bold"/>
    </style:style>
    <style:style style:name="вывод" style:family="graphic" style:parent-style-name="подблок">
      <style:graphic-properties draw:fill="solid" draw:fill-color="#e6e6e6" draw:shadow="hidden"/>
      <style:text-properties fo:font-weight="normal"/>
    </style:style>
    <style:style style:name="рамка" style:family="graphic" style:parent-style-name="алгоритм">
      <style:graphic-properties draw:stroke="dash" draw:stroke-dash="Ultrafine_20_Dashed"/>
      <style:paragraph-properties fo:text-align="end"/>
    </style:style>
    <style:style style:name="стрелка" style:family="graphic" style:parent-style-name="алгоритм"/>
    <style:style style:name="комментарий_5f_лево" style:display-name="комментарий_лево" style:family="graphic" style:parent-style-name="комментарий">
      <style:paragraph-properties fo:text-align="start"/>
      <style:text-properties fo:font-size="9pt"/>
    </style:style>
  </office:styles>
  <office:automatic-styles>
    <style:page-layout style:name="PM0">
      <style:page-layout-properties fo:margin-top="0cm" fo:margin-bottom="0cm" fo:margin-left="0cm" fo:margin-right="0cm" fo:page-width="29.669cm" fo:page-height="20.997cm" style:print-orientation="landscape"/>
    </style:page-layout>
    <style:page-layout style:name="PM1">
      <style:page-layout-properties fo:margin-top="0cm" fo:margin-bottom="0cm" fo:margin-left="0cm" fo:margin-right="0cm" fo:page-width="20.997cm" fo:page-height="29.68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Стандарт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Ru.OpenOffice.org/2.0$Win32 OpenOffice.org_project/680m3$Build-8968
  </meta:generator>
    <meta:creation-date>2002-09-18T18:06:49</meta:creation-date>
    <dc:creator>Руслан Кеба</dc:creator>
    <dc:date>2006-03-24T11:09:25</dc:date>
    <meta:printed-by>Руслан Кеба</meta:printed-by>
    <meta:print-date>2006-03-24T10:43:33</meta:print-date>
    <dc:language>ru-RU</dc:language>
    <meta:editing-cycles>386</meta:editing-cycles>
    <meta:editing-duration>P3DT13H50M44S</meta:editing-duration>
    <meta:user-defined meta:name="Info 1"/>
    <meta:user-defined meta:name="Info 2"/>
    <meta:user-defined meta:name="Info 3"/>
    <meta:user-defined meta:name="Info 4"/>
    <meta:document-statistic meta:object-count="80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sup>
      <math:mi>F</math:mi>
      <math:mi>P</math:mi>
      <math:mi>П</math:mi>
    </math:msubsup>
    <math:annotation math:encoding="StarMath 5.0">F^П_P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</math:mo>
          <math:mrow>
            <math:msubsup>
              <math:mi>F</math:mi>
              <math:mi>a</math:mi>
              <math:mi>П</math:mi>
            </math:msubsup>
            <math:mo math:stretchy="false">=</math:mo>
            <math:mrow>
              <math:msubsup>
                <math:munder>
                  <math:mi>F</math:mi>
                  <math:mi math:fontstyle="italic">новое</math:mi>
                </math:munder>
                <math:mi>A</math:mi>
                <math:mi>П</math:mi>
              </math:msubsup>
              <math:mo math:stretchy="false">−</math:mo>
              <math:msubsup>
                <math:mi>F</math:mi>
                <math:mi>A</math:mi>
                <math:mi>П</math:mi>
              </math:msubsup>
            </math:mrow>
          </math:mrow>
        </math:mrow>
      </math:mtr>
      <math:mtr>
        <math:mrow>
          <math:mrow>
            <math:munder>
              <math:mi>b</math:mi>
              <math:mi math:fontstyle="italic">новое</math:mi>
            </math:munder>
            <math:mo math:stretchy="false">=</math:mo>
            <math:mrow>
              <math:mi>b</math:mi>
              <math:mo math:stretchy="false">−</math:mo>
              <math:mn>2</math:mn>
            </math:mrow>
          </math:mrow>
          <math:mi>a</math:mi>
          <math:mo math:stretchy="false"></math:mo>
          <math:msubsup>
            <math:mi>F</math:mi>
            <math:mi>a</math:mi>
            <math:mi>П</math:mi>
          </math:msubsup>
        </math:mrow>
      </math:mtr>
      <math:mtr>
        <math:mrow>
          <math:mrow>
            <math:munder>
              <math:mi>с</math:mi>
              <math:mi math:fontstyle="italic">новое</math:mi>
            </math:munder>
            <math:mo math:stretchy="false">=</math:mo>
            <math:mi>a</math:mi>
          </math:mrow>
          <math:mrow>
            <math:msup>
              <math:mrow>
                <math:mo math:stretchy="false"></math:mo>
                <math:mrow>
                  <math:mo math:stretchy="false"></math:mo>
                  <math:msubsup>
                    <math:mi>F</math:mi>
                    <math:mi>a</math:mi>
                    <math:mi>П</math:mi>
                  </math:msubsup>
                </math:mrow>
                <math:mo math:stretchy="false"></math:mo>
              </math:mrow>
              <math:mn>2</math:mn>
            </math:msup>
            <math:mo math:stretchy="false">−</math:mo>
            <math:mi>b</math:mi>
          </math:mrow>
          <math:mo math:stretchy="false"></math:mo>
          <math:mrow>
            <math:msubsup>
              <math:mi>F</math:mi>
              <math:mi>a</math:mi>
              <math:mi>П</math:mi>
            </math:msubsup>
            <math:mo math:stretchy="false"></math:mo>
            <math:mi>c</math:mi>
          </math:mrow>
        </math:mrow>
      </math:mtr>
    </math:mtable>
    <math:annotation math:encoding="StarMath 5.0">%DELTA F_a^П =  F^П_A csub новое - F^П_A newline
b csub новое = b -2 a %DELTA F_a^П newline
с csub новое = a (%DELTA F_a^П)^2 - b %DELTA F_a^П + c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F</math:mi>
            <math:mo>¯</math:mo>
          </math:mover>
          <math:mrow>
            <math:mi>P</math:mi>
            <math:mi>j</math:mi>
          </math:mrow>
          <math:mi>R</math:mi>
        </math:msubsup>
        <math:mo math:stretchy="false"></math:mo>
        <math:mrow>
          <math:msubsup>
            <math:mi>F</math:mi>
            <math:mi>P</math:mi>
            <math:mi>П</math:mi>
          </math:msubsup>
          <math:mo math:stretchy="false"></math:mo>
          <math:mo math:stretchy="false"></math:mo>
        </math:mrow>
      </math:mrow>
      <math:msubsup>
        <math:mi>F</math:mi>
        <math:mi>P</math:mi>
        <math:mi>П</math:mi>
      </math:msubsup>
    </math:mrow>
    <math:annotation math:encoding="StarMath 5.0">{overline F}^{R}_{P j} &gt; F^П_P + %DELTA F^П_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P</math:mi>
            <math:mrow>
              <math:mo math:stretchy="false">¬</math:mo>
              <math:mi>W</math:mi>
            </math:mrow>
          </math:msubsup>
          <math:mo math:stretchy="false"></math:mo>
          <math:mn>0,</math:mn>
          <math:msubsup>
            <math:mi>S</math:mi>
            <math:mi>P</math:mi>
            <math:mi>L</math:mi>
          </math:msubsup>
          <math:mo math:stretchy="false"></math:mo>
          <math:mn>0,</math:mn>
          <math:msub>
            <math:mi>S</math:mi>
            <math:mi>P</math:mi>
          </math:msub>
          <math:mo math:stretchy="false"></math:mo>
          <math:mn>0,</math:mn>
          <math:msubsup>
            <math:mi>S</math:mi>
            <math:mi>P</math:mi>
            <math:mi>R</math:mi>
          </math:msubsup>
          <math:mo math:stretchy="false"></math:mo>
          <math:mn>0,</math:mn>
        </math:mrow>
      </math:mtr>
      <math:mtr>
        <math:mrow>
          <math:msubsup>
            <math:mi>m</math:mi>
            <math:mi>P</math:mi>
            <math:mi>L</math:mi>
          </math:msubsup>
          <math:mo math:stretchy="false"></math:mo>
          <math:mn>0,</math:mn>
          <math:msubsup>
            <math:mi>m</math:mi>
            <math:mi>P</math:mi>
            <math:mi>R</math:mi>
          </math:msubsup>
          <math:mo math:stretchy="false"></math:mo>
          <math:mn>0,</math:mn>
          <math:msub>
            <math:mi>m</math:mi>
            <math:mi>P</math:mi>
          </math:msub>
          <math:mo math:stretchy="false"></math:mo>
          <math:mn>0,</math:mn>
        </math:mrow>
      </math:mtr>
      <math:mtr>
        <math:mrow>
          <math:msubsup>
            <math:mover math:accent="true">
              <math:mi>F</math:mi>
              <math:mo>¯</math:mo>
            </math:mover>
            <math:mrow>
              <math:mi>P</math:mi>
              <math:mi>j</math:mi>
            </math:mrow>
            <math:mrow>
              <math:mo math:stretchy="false">¬</math:mo>
              <math:mi>W</math:mi>
            </math:mrow>
          </math:msubsup>
          <math:mo math:stretchy="false"></math:mo>
          <math:mn>0,</math:mn>
          <math:msubsup>
            <math:mover math:accent="true">
              <math:mi>F</math:mi>
              <math:mo>¯</math:mo>
            </math:mover>
            <math:mrow>
              <math:mi>P</math:mi>
              <math:mi>j</math:mi>
            </math:mrow>
            <math:mi>L</math:mi>
          </math:msubsup>
          <math:mo math:stretchy="false"></math:mo>
          <math:mn>0,</math:mn>
          <math:msub>
            <math:mover math:accent="true">
              <math:mi>F</math:mi>
              <math:mo>¯</math:mo>
            </math:mover>
            <math:mrow>
              <math:mi>P</math:mi>
              <math:mi>j</math:mi>
            </math:mrow>
          </math:msub>
          <math:mo math:stretchy="false"></math:mo>
          <math:mn>0,</math:mn>
          <math:msubsup>
            <math:mover math:accent="true">
              <math:mi>F</math:mi>
              <math:mo>¯</math:mo>
            </math:mover>
            <math:mrow>
              <math:mi>P</math:mi>
              <math:mi>j</math:mi>
            </math:mrow>
            <math:mi>R</math:mi>
          </math:msubsup>
          <math:mo math:stretchy="false"></math:mo>
          <math:mn>0</math:mn>
        </math:mrow>
      </math:mtr>
    </math:mtable>
    <math:annotation math:encoding="StarMath 5.0">S^{neg W}_P leftarrow 0, ~
S^L_P leftarrow 0, ~
S_P leftarrow 0, ~
S^R_P leftarrow 0,
newline
m^L_P leftarrow 0, ~
m^R_P leftarrow 0, ~
m_P leftarrow 0,
newline
{overline F}^{neg W}_{P j} leftarrow 0, ~
{overline F}^L_{P j} leftarrow 0, ~
{overline F}_{P j} leftarrow 0, ~
{overline F}^R_{P j} leftarrow 0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F</math:mi>
            <math:mo>¯</math:mo>
          </math:mover>
          <math:mrow>
            <math:mi>P</math:mi>
            <math:mi>j</math:mi>
          </math:mrow>
          <math:mi>R</math:mi>
        </math:msubsup>
        <math:mo math:stretchy="false"></math:mo>
        <math:mrow>
          <math:msubsup>
            <math:mi>F</math:mi>
            <math:mi>P</math:mi>
            <math:mi>П</math:mi>
          </math:msubsup>
          <math:mo math:stretchy="false">−</math:mo>
          <math:mo math:stretchy="false"></math:mo>
        </math:mrow>
      </math:mrow>
      <math:msubsup>
        <math:mi>F</math:mi>
        <math:mi>P</math:mi>
        <math:mi>П</math:mi>
      </math:msubsup>
    </math:mrow>
    <math:annotation math:encoding="StarMath 5.0">{overline F}^{R}_{P j} &lt; F^П_P - %DELTA F^П_P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n>1</math:mn>
        <math:mo math:stretchy="false">÷</math:mo>
        <math:mi>n</math:mi>
      </math:mrow>
    </math:mrow>
    <math:annotation math:encoding="StarMath 5.0">i=1 div 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row>
          <math:mi>P</math:mi>
          <math:mi>i</math:mi>
        </math:mrow>
      </math:msub>
      <math:mo math:stretchy="false"></math:mo>
      <math:msub>
        <math:mi>F</math:mi>
        <math:mrow>
          <math:mi>x</math:mi>
          <math:mi>P</math:mi>
        </math:mrow>
      </math:msub>
    </math:mrow>
    <math:annotation math:encoding="StarMath 5.0">F_{P i} leslant F_{x P}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A</math:mi>
        <math:mi>W</math:mi>
      </math:msubsup>
      <math:mo math:stretchy="false">≤</math:mo>
      <math:msubsup>
        <math:mi>F</math:mi>
        <math:mi>A</math:mi>
        <math:mi>Ф</math:mi>
      </math:msubsup>
    </math:mrow>
    <math:annotation math:encoding="StarMath 5.0">F^W_A &lt;= F^Ф_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row>
          <math:mi>P</math:mi>
          <math:mi>i</math:mi>
        </math:mrow>
      </math:msub>
      <math:mo math:stretchy="false"></math:mo>
      <math:msub>
        <math:mi>F</math:mi>
        <math:mrow>
          <math:mi>m</math:mi>
          <math:mi>P</math:mi>
        </math:mrow>
      </math:msub>
    </math:mrow>
    <math:annotation math:encoding="StarMath 5.0">F_{P i} geslant F_{m P}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P</math:mi>
            <math:mrow>
              <math:mo math:stretchy="false">¬</math:mo>
              <math:mi>W</math:mi>
            </math:mrow>
          </math:msubsup>
          <math:mo math:stretchy="false"></math:mo>
          <math:mrow>
            <math:msubsup>
              <math:mi>S</math:mi>
              <math:mi>P</math:mi>
              <math:mrow>
                <math:mo math:stretchy="false">¬</math:mo>
                <math:mi>W</math:mi>
              </math:mrow>
            </math:msubsup>
            <math:mo math:stretchy="false"></math:mo>
            <math:msub>
              <math:mi>F</math:mi>
              <math:mrow>
                <math:mi>P</math:mi>
                <math:mi>i</math:mi>
              </math:mrow>
            </math:msub>
          </math:mrow>
          <math:mi>,</math:mi>
        </math:mrow>
      </math:mtr>
      <math:mtr>
        <math:mrow>
          <math:msubsup>
            <math:mi>m</math:mi>
            <math:mi>P</math:mi>
            <math:mrow>
              <math:mo math:stretchy="false">¬</math:mo>
              <math:mi>W</math:mi>
            </math:mrow>
          </math:msubsup>
          <math:mo math:stretchy="false"></math:mo>
          <math:mrow>
            <math:msubsup>
              <math:mi>m</math:mi>
              <math:mi>P</math:mi>
              <math:mrow>
                <math:mo math:stretchy="false">¬</math:mo>
                <math:mi>W</math:mi>
              </math:mrow>
            </math:msubsup>
            <math:mo math:stretchy="false"></math:mo>
            <math:mn>1</math:mn>
          </math:mrow>
        </math:mrow>
      </math:mtr>
    </math:mtable>
    <math:annotation math:encoding="StarMath 5.0">S^{neg W}_P leftarrow S^{neg W}_P + F_{P i}, newline
m^{neg W}_P leftarrow m^{neg W}_P + 1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∣" math:close="∣">
              <math:mrow>
                <math:msubsup>
                  <math:mover math:accent="true">
                    <math:mi>F</math:mi>
                    <math:mo>¯</math:mo>
                  </math:mover>
                  <math:mi>A</math:mi>
                  <math:mi>L</math:mi>
                </math:msubsup>
                <math:mo math:stretchy="false">−</math:mo>
                <math:msubsup>
                  <math:mi>F</math:mi>
                  <math:mi>A</math:mi>
                  <math:mi>П</math:mi>
                </math:msubsup>
              </math:mrow>
            </math:mfenced>
            <math:mo math:stretchy="false">≤</math:mo>
            <math:mo math:stretchy="false"></math:mo>
          </math:mrow>
          <math:msubsup>
            <math:mi>F</math:mi>
            <math:mi>A</math:mi>
            <math:mi>П</math:mi>
          </math:msubsup>
        </math:mrow>
      </math:mtr>
      <math:mtr>
        <math:mrow>
          <math:mi>и</math:mi>
          <math:mrow>
            <math:msubsup>
              <math:mi>l</math:mi>
              <math:mi>A</math:mi>
              <math:mi>L</math:mi>
            </math:msubsup>
            <math:mo math:stretchy="false"></math:mo>
            <math:mn>0</math:mn>
          </math:mrow>
          <math:mi>и</math:mi>
          <math:mrow>
            <math:msub>
              <math:mi>l</math:mi>
              <math:mi>A</math:mi>
            </math:msub>
            <math:mo math:stretchy="false">=</math:mo>
            <math:mn>0</math:mn>
          </math:mrow>
          <math:mi>и</math:mi>
          <math:mrow>
            <math:msubsup>
              <math:mi>l</math:mi>
              <math:mi>A</math:mi>
              <math:mi>R</math:mi>
            </math:msubsup>
            <math:mo math:stretchy="false">=</math:mo>
            <math:mn>0</math:mn>
          </math:mrow>
        </math:mrow>
      </math:mtr>
    </math:mtable>
    <math:annotation math:encoding="StarMath 5.0">abs{{overline F}_A^L - F^П_A} &lt;= %DELTA F^П_A newline
и l_A^L&gt;0 и l_A=0 и l_A^R=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P</math:mi>
            <math:mi>R</math:mi>
          </math:msubsup>
          <math:mo math:stretchy="false"></math:mo>
          <math:mrow>
            <math:msubsup>
              <math:mi>S</math:mi>
              <math:mi>P</math:mi>
              <math:mi>R</math:mi>
            </math:msubsup>
            <math:mo math:stretchy="false"></math:mo>
            <math:msub>
              <math:mi>F</math:mi>
              <math:mrow>
                <math:mi>P</math:mi>
                <math:mi>i</math:mi>
              </math:mrow>
            </math:msub>
          </math:mrow>
        </math:mrow>
      </math:mtr>
      <math:mtr>
        <math:mrow>
          <math:msubsup>
            <math:mi>m</math:mi>
            <math:mi>P</math:mi>
            <math:mi>R</math:mi>
          </math:msubsup>
          <math:mo math:stretchy="false"></math:mo>
          <math:mrow>
            <math:msubsup>
              <math:mi>m</math:mi>
              <math:mi>P</math:mi>
              <math:mi>R</math:mi>
            </math:msubsup>
            <math:mo math:stretchy="false"></math:mo>
            <math:mn>1</math:mn>
          </math:mrow>
        </math:mrow>
      </math:mtr>
    </math:mtable>
    <math:annotation math:encoding="StarMath 5.0">S^R_P leftarrow S^R_P + F_{P i} 
newline
~ m^R_P leftarrow m^R_P + 1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A</math:mi>
          <math:mi>j</math:mi>
        </math:mrow>
        <math:mi math:fontstyle="italic">МН</math:mi>
      </math:msubsup>
      <math:mo math:stretchy="false"></math:mo>
      <math:msub>
        <math:mover math:accent="true">
          <math:mi>F</math:mi>
          <math:mo>¯</math:mo>
        </math:mover>
        <math:mrow>
          <math:mi>A</math:mi>
          <math:mi>j</math:mi>
        </math:mrow>
      </math:msub>
    </math:mrow>
    <math:annotation math:encoding="StarMath 5.0">{overline F}^МН_{A j} leftarrow {overline F}_{A j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sup>
        <math:mi>j</math:mi>
        <math:mi>P</math:mi>
        <math:mi>П</math:mi>
      </math:msubsup>
      <math:mo math:stretchy="false">≥</math:mo>
      <math:msubsup>
        <math:mi>n</math:mi>
        <math:mi>P</math:mi>
        <math:mi>П</math:mi>
      </math:msubsup>
    </math:mrow>
    <math:annotation math:encoding="StarMath 5.0">j^П_P &gt;= n^П_P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t</math:mi>
            <math:mo math:stretchy="false">=</math:mo>
            <math:mrow>
              <math:msub>
                <math:mo math:stretchy="false"></math:mo>
                <math:mn>1</math:mn>
              </math:msub>
              <math:mo math:stretchy="false"></math:mo>
              <math:msub>
                <math:mo math:stretchy="false"></math:mo>
                <math:mn>1</math:mn>
              </math:msub>
            </math:mrow>
          </math:mrow>
          <math:mrow>
            <math:msub>
              <math:mi>P</math:mi>
              <math:mi>j</math:mi>
            </math:msub>
            <math:mo math:stretchy="false"></math:mo>
            <math:msub>
              <math:mo math:stretchy="false"></math:mo>
              <math:mn>1</math:mn>
            </math:msub>
          </math:mrow>
          <math:msubsup>
            <math:mi>P</math:mi>
            <math:mi>j</math:mi>
            <math:mn>2</math:mn>
          </math:msubsup>
        </math:mrow>
      </math:mtr>
      <math:mtr>
        <math:mrow>
          <math:mrow>
            <math:mi>z</math:mi>
            <math:mo math:stretchy="false">=</math:mo>
            <math:mrow>
              <math:msub>
                <math:mo math:stretchy="false"></math:mo>
                <math:mn>2</math:mn>
              </math:msub>
              <math:mo math:stretchy="false"></math:mo>
              <math:msub>
                <math:mo math:stretchy="false"></math:mo>
                <math:mn>2</math:mn>
              </math:msub>
            </math:mrow>
          </math:mrow>
          <math:mrow>
            <math:msub>
              <math:mi>P</math:mi>
              <math:mi>j</math:mi>
            </math:msub>
            <math:mo math:stretchy="false"></math:mo>
            <math:msub>
              <math:mo math:stretchy="false"></math:mo>
              <math:mn>2</math:mn>
            </math:msub>
          </math:mrow>
          <math:msubsup>
            <math:mi>P</math:mi>
            <math:mi>j</math:mi>
            <math:mn>2</math:mn>
          </math:msubsup>
        </math:mrow>
      </math:mtr>
    </math:mtable>
    <math:annotation math:encoding="StarMath 5.0">t=%alpha_1+%beta_1  P_j + %gamma_1  P_j^2 newline
z=%alpha_2+%beta_2  P_j + %gamma_2 P_j^2 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row>
        <math:mrow>
          <math:mrow>
            <math:mi>a</math:mi>
            <math:mo math:stretchy="false">⋅</math:mo>
            <math:msubsup>
              <math:mi>F</math:mi>
              <math:mi>A</math:mi>
              <math:mn>2</math:mn>
            </math:msubsup>
          </math:mrow>
          <math:mo math:stretchy="false"></math:mo>
          <math:mrow>
            <math:mi>b</math:mi>
            <math:mo math:stretchy="false">⋅</math:mo>
            <math:msub>
              <math:mi>F</math:mi>
              <math:mi>A</math:mi>
            </math:msub>
          </math:mrow>
        </math:mrow>
        <math:mo math:stretchy="false"></math:mo>
        <math:mi>c</math:mi>
      </math:mrow>
    </math:mrow>
    <math:annotation math:encoding="StarMath 5.0">A =a cdot  F_A^2 + b cdot F_A + c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S</math:mi>
            <math:mi>P</math:mi>
          </math:msub>
          <math:mo math:stretchy="false"></math:mo>
          <math:mrow>
            <math:msub>
              <math:mi>S</math:mi>
              <math:mi>P</math:mi>
            </math:msub>
            <math:mo math:stretchy="false"></math:mo>
            <math:msub>
              <math:mi>F</math:mi>
              <math:mrow>
                <math:mi>P</math:mi>
                <math:mi>i</math:mi>
              </math:mrow>
            </math:msub>
          </math:mrow>
          <math:mi>,</math:mi>
        </math:mrow>
      </math:mtr>
      <math:mtr>
        <math:mrow>
          <math:msub>
            <math:mi>m</math:mi>
            <math:mi>P</math:mi>
          </math:msub>
          <math:mo math:stretchy="false"></math:mo>
          <math:mrow>
            <math:msub>
              <math:mi>m</math:mi>
              <math:mi>P</math:mi>
            </math:msub>
            <math:mo math:stretchy="false"></math:mo>
            <math:mn>1</math:mn>
          </math:mrow>
        </math:mrow>
      </math:mtr>
    </math:mtable>
    <math:annotation math:encoding="StarMath 5.0">S_P leftarrow S_P + F_{P i},
newline
m_P leftarrow m_P + 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row>
              <math:mo math:stretchy="false">¬</math:mo>
              <math:mi>W</math:mi>
            </math:mrow>
          </math:msubsup>
          <math:mo math:stretchy="false"></math:mo>
          <math:mn>0,</math:mn>
          <math:msubsup>
            <math:mi>S</math:mi>
            <math:mi>A</math:mi>
            <math:mi>L</math:mi>
          </math:msubsup>
          <math:mo math:stretchy="false"></math:mo>
          <math:mn>0,</math:mn>
          <math:msub>
            <math:mi>S</math:mi>
            <math:mi>A</math:mi>
          </math:msub>
          <math:mo math:stretchy="false"></math:mo>
          <math:mn>0,</math:mn>
          <math:msubsup>
            <math:mi>S</math:mi>
            <math:mi>A</math:mi>
            <math:mi>R</math:mi>
          </math:msubsup>
          <math:mo math:stretchy="false"></math:mo>
          <math:mn>0,</math:mn>
        </math:mrow>
      </math:mtr>
      <math:mtr>
        <math:mrow>
          <math:msubsup>
            <math:mi>m</math:mi>
            <math:mi>A</math:mi>
            <math:mi>L</math:mi>
          </math:msubsup>
          <math:mo math:stretchy="false"></math:mo>
          <math:mn>0,</math:mn>
          <math:msubsup>
            <math:mi>m</math:mi>
            <math:mi>A</math:mi>
            <math:mi>R</math:mi>
          </math:msubsup>
          <math:mo math:stretchy="false"></math:mo>
          <math:mn>0,</math:mn>
          <math:msub>
            <math:mi>m</math:mi>
            <math:mi>A</math:mi>
          </math:msub>
          <math:mo math:stretchy="false"></math:mo>
          <math:mn>0,</math:mn>
        </math:mrow>
      </math:mtr>
      <math:mtr>
        <math:mrow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row>
              <math:mo math:stretchy="false">¬</math:mo>
              <math:mi>W</math:mi>
            </math:mrow>
          </math:msubsup>
          <math:mo math:stretchy="false"></math:mo>
          <math:mn>0,</math:mn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L</math:mi>
          </math:msubsup>
          <math:mo math:stretchy="false"></math:mo>
          <math:mn>0,</math:mn>
          <math:msub>
            <math:mover math:accent="true">
              <math:mi>F</math:mi>
              <math:mo>¯</math:mo>
            </math:mover>
            <math:mrow>
              <math:mi>A</math:mi>
              <math:mi>j</math:mi>
            </math:mrow>
          </math:msub>
          <math:mo math:stretchy="false"></math:mo>
          <math:mn>0,</math:mn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R</math:mi>
          </math:msubsup>
          <math:mo math:stretchy="false"></math:mo>
          <math:mn>0</math:mn>
        </math:mrow>
      </math:mtr>
    </math:mtable>
    <math:annotation math:encoding="StarMath 5.0">S^{neg W}_A leftarrow 0, ~
S^L_A leftarrow 0, ~
S_A leftarrow 0, ~
S^R_A leftarrow 0,
newline
m^L_A leftarrow 0, ~
m^R_A leftarrow 0, ~
m_A leftarrow 0,
newline
{overline F}^{neg W}_{A j} leftarrow 0, ~
{overline F}^L_{A j} leftarrow 0, ~
{overline F}_{A j} leftarrow 0, ~
{overline F}^R_{A j} leftarrow 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если</math:mi>
          <math:mrow>
            <math:msubsup>
              <math:mi>m</math:mi>
              <math:mi>P</math:mi>
              <math:mrow>
                <math:mo math:stretchy="false">¬</math:mo>
                <math:mi>W</math:mi>
              </math:mrow>
            </math:msubsup>
            <math:mo math:stretchy="false">≠</math:mo>
            <math:mn>0,</math:mn>
          </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P</math:mi>
              <math:mi>j</math:mi>
            </math:mrow>
            <math:mrow>
              <math:mo math:stretchy="false">¬</math:mo>
              <math:mi>W</math:mi>
            </math:mrow>
          </math:msubsup>
          <math:mo math:stretchy="false"></math:mo>
          <math:mfrac>
            <math:msubsup>
              <math:mi>S</math:mi>
              <math:mi>P</math:mi>
              <math:mrow>
                <math:mo math:stretchy="false">¬</math:mo>
                <math:mi>W</math:mi>
              </math:mrow>
            </math:msubsup>
            <math:msubsup>
              <math:mi>m</math:mi>
              <math:mi>P</math:mi>
              <math:mrow>
                <math:mo math:stretchy="false">¬</math:mo>
                <math:mi>W</math:mi>
              </math:mrow>
            </math:msubsup>
          </math:mfrac>
          <math:mi>;</math:mi>
        </math:mrow>
      </math:mtr>
      <math:mtr>
        <math:mrow>
          <math:mi math:fontstyle="italic">если</math:mi>
          <math:mrow>
            <math:msubsup>
              <math:mi>m</math:mi>
              <math:mi>P</math:mi>
              <math:mi>L</math:mi>
            </math:msubsup>
            <math:mo math:stretchy="false">≠</math:mo>
            <math:mn>0,</math:mn>
          </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P</math:mi>
              <math:mi>j</math:mi>
            </math:mrow>
            <math:mi>L</math:mi>
          </math:msubsup>
          <math:mo math:stretchy="false"></math:mo>
          <math:mfrac>
            <math:msubsup>
              <math:mi>S</math:mi>
              <math:mi>P</math:mi>
              <math:mi>L</math:mi>
            </math:msubsup>
            <math:msubsup>
              <math:mi>m</math:mi>
              <math:mi>P</math:mi>
              <math:mi>L</math:mi>
            </math:msubsup>
          </math:mfrac>
          <math:mi>;</math:mi>
        </math:mrow>
      </math:mtr>
      <math:mtr>
        <math:mrow>
          <math:mi math:fontstyle="italic">если</math:mi>
          <math:mrow>
            <math:msub>
              <math:mi>m</math:mi>
              <math:mi>P</math:mi>
            </math:msub>
            <math:mo math:stretchy="false">≠</math:mo>
            <math:mn>0,</math:mn>
          </math:mrow>
          <math:mi math:fontstyle="italic">то</math:mi>
          <math:msub>
            <math:mover math:accent="true">
              <math:mi>F</math:mi>
              <math:mo>¯</math:mo>
            </math:mover>
            <math:mrow>
              <math:mi>P</math:mi>
              <math:mi>j</math:mi>
            </math:mrow>
          </math:msub>
          <math:mo math:stretchy="false"></math:mo>
          <math:mfrac>
            <math:msub>
              <math:mi>S</math:mi>
              <math:mi>P</math:mi>
            </math:msub>
            <math:msub>
              <math:mi>m</math:mi>
              <math:mi>P</math:mi>
            </math:msub>
          </math:mfrac>
          <math:mi>;</math:mi>
        </math:mrow>
      </math:mtr>
      <math:mtr>
        <math:mrow>
          <math:mi math:fontstyle="italic">если</math:mi>
          <math:mrow>
            <math:msubsup>
              <math:mi>m</math:mi>
              <math:mi>P</math:mi>
              <math:mi>R</math:mi>
            </math:msubsup>
            <math:mo math:stretchy="false">≠</math:mo>
            <math:mn>0,</math:mn>
          </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P</math:mi>
              <math:mi>j</math:mi>
            </math:mrow>
            <math:mi>R</math:mi>
          </math:msubsup>
          <math:mo math:stretchy="false"></math:mo>
          <math:mfrac>
            <math:msubsup>
              <math:mi>S</math:mi>
              <math:mi>P</math:mi>
              <math:mi>R</math:mi>
            </math:msubsup>
            <math:msubsup>
              <math:mi>m</math:mi>
              <math:mi>P</math:mi>
              <math:mi>R</math:mi>
            </math:msubsup>
          </math:mfrac>
          <math:mi>;</math:mi>
        </math:mrow>
      </math:mtr>
      <math:mtr>
        <math:mrow>
          <math:mo math:stretchy="false"></math:mo>
          <math:mrow>
            <math:msubsup>
              <math:mi>F</math:mi>
              <math:mi>P</math:mi>
              <math:mi>П</math:mi>
            </math:msubsup>
            <math:mo math:stretchy="false">=</math:mo>
            <math:mi>q</math:mi>
          </math:mrow>
          <math:msqrt>
            <math:msubsup>
              <math:mi>F</math:mi>
              <math:mi>P</math:mi>
              <math:mi>П</math:mi>
            </math:msubsup>
          </math:msqrt>
        </math:mrow>
      </math:mtr>
    </math:mtable>
    <math:annotation math:encoding="StarMath 5.0">если ~ m^{neg W}_P &lt;&gt;0, ~ то ~ {overline F} ^{neg W} _{ P j } leftarrow S^{neg W}_P over  m^{neg W}_P;
newline
если ~ m^L_P&lt;&gt;0, ~ то ~ {overline F} ^{L} _{ P j } leftarrow S^L_P over  m^L_P; newline
если ~ m_P&lt;&gt;0, ~ то ~ {overline F}_{P j} leftarrow S_P over m_P; newline
если ~ m^R_P&lt;&gt;0, ~ то ~ {overline F} ^{R} _{ P j } leftarrow S^R_P over  m^R_P;newline
%DELTA F^П_P=q sqrt{F^П_P}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subsup>
        <math:mi>l</math:mi>
        <math:mi>A</math:mi>
        <math:mi>W</math:mi>
      </math:msubsup>
      <math:mo math:stretchy="false"></math:mo>
      <math:msubsup>
        <math:mi>m</math:mi>
        <math:mi>A</math:mi>
        <math:mi>W</math:mi>
      </math:msubsup>
    </math:mrow>
    <math:annotation math:encoding="StarMath 5.0">l^W_A leftarrow m^W_A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F</math:mi>
          <math:mo>¯</math:mo>
        </math:mover>
        <math:mi math:fontstyle="italic">Aj</math:mi>
      </math:msub>
      <math:mo math:stretchy="false"></math:mo>
      <math:mi>t</math:mi>
      <math:mrow>
        <math:msubsup>
          <math:mover math:accent="true">
            <math:mi>F</math:mi>
            <math:mo>¯</math:mo>
          </math:mover>
          <math:mi math:fontstyle="italic">Aj</math:mi>
          <math:mi math:fontstyle="italic">МН</math:mi>
        </math:msubsup>
        <math:mo math:stretchy="false"></math:mo>
        <math:mi>z</math:mi>
      </math:mrow>
    </math:mrow>
    <math:annotation math:encoding="StarMath 5.0">{overline F}_Aj leftarrow t {overline F}^МН_Aj + z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sup>
        <math:mi>j</math:mi>
        <math:mi>P</math:mi>
        <math:mi>П</math:mi>
      </math:msubsup>
      <math:mo math:stretchy="false"></math:mo>
      <math:mrow>
        <math:msubsup>
          <math:mi>j</math:mi>
          <math:mi>P</math:mi>
          <math:mi>П</math:mi>
        </math:msubsup>
        <math:mo math:stretchy="false"></math:mo>
        <math:mn>1</math:mn>
      </math:mrow>
    </math:mrow>
    <math:annotation math:encoding="StarMath 5.0">j^П_P leftarrow j^П_P + 1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P</math:mi>
        <math:mi>П</math:mi>
      </math:msubsup>
      <math:mo math:stretchy="false"></math:mo>
      <math:mfrac>
        <math:msubsup>
          <math:mi>S</math:mi>
          <math:mi>P</math:mi>
          <math:mi>П</math:mi>
        </math:msubsup>
        <math:msubsup>
          <math:mi>n</math:mi>
          <math:mi>P</math:mi>
          <math:mi>П</math:mi>
        </math:msubsup>
      </math:mfrac>
      <math:mi>,</math:mi>
      <math:msubsup>
        <math:mi>j</math:mi>
        <math:mi>P</math:mi>
        <math:mi>П</math:mi>
      </math:msubsup>
      <math:mo math:stretchy="false"></math:mo>
      <math:mn>0,</math:mn>
      <math:msubsup>
        <math:mi>S</math:mi>
        <math:mi>P</math:mi>
        <math:mi>П</math:mi>
      </math:msubsup>
      <math:mo math:stretchy="false"></math:mo>
      <math:mn>0</math:mn>
    </math:mrow>
    <math:annotation math:encoding="StarMath 5.0">F^П_P leftarrow S^П_P over n^П_P,
j^П_P leftarrow 0, S^П_P leftarrow 0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/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sup>
              <math:mi>F</math:mi>
              <math:mi>P</math:mi>
              <math:mi>W</math:mi>
            </math:msubsup>
            <math:mo math:stretchy="false">≤</math:mo>
            <math:msubsup>
              <math:mi>F</math:mi>
              <math:mi>P</math:mi>
              <math:mi>Ф</math:mi>
            </math:msubsup>
          </math:mrow>
          <math:mi>и</math:mi>
        </math:mrow>
      </math:mtr>
      <math:mtr>
        <math:mrow>
          <math:msubsup>
            <math:mi>F</math:mi>
            <math:mi>A</math:mi>
            <math:mi>W</math:mi>
          </math:msubsup>
          <math:mo math:stretchy="false">≤</math:mo>
          <math:msubsup>
            <math:mi>F</math:mi>
            <math:mi>A</math:mi>
            <math:mi>Ф</math:mi>
          </math:msubsup>
        </math:mrow>
      </math:mtr>
    </math:mtable>
    <math:annotation math:encoding="StarMath 5.0">F^W_P &lt;= F^Ф_P и newline
F^W_A &lt;= F^Ф_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P</math:mi>
        <math:mi>W</math:mi>
      </math:msubsup>
      <math:mo math:stretchy="false">=</math:mo>
      <math:mn>0</math:mn>
    </math:mrow>
    <math:annotation math:encoding="StarMath 5.0">F^W_P = 0</math:annotation>
  </math:semantics>
</math:math>
</file>

<file path=Object 256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A</math:mi>
        <math:mi>W</math:mi>
      </math:msubsup>
      <math:mo math:stretchy="false">=</math:mo>
      <math:mn>0</math:mn>
    </math:mrow>
    <math:annotation math:encoding="StarMath 5.0">F^W_A = 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sup>
      <math:mi>W</math:mi>
      <math:mi>i</math:mi>
      <math:mi>'</math:mi>
    </math:msubsup>
    <math:annotation math:encoding="StarMath 5.0">W^'_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i>F</math:mi>
            <math:mo>¯</math:mo>
          </math:mover>
          <math:mrow>
            <math:msub>
              <math:mi>'</math:mi>
              <math:mrow>
                <math:mi>P</math:mi>
                <math:mi>j</math:mi>
              </math:mrow>
            </math:msub>
            <math:mo math:stretchy="false">=</math:mo>
            <math:mfrac>
              <math:mrow>
                <math:msub>
                  <math:mi>S</math:mi>
                  <math:mi>P</math:mi>
                </math:msub>
                <math:mo math:stretchy="false"></math:mo>
                <math:msubsup>
                  <math:mi>S</math:mi>
                  <math:mi>P</math:mi>
                  <math:mi>R</math:mi>
                </math:msubsup>
              </math:mrow>
              <math:mrow>
                <math:msub>
                  <math:mi>m</math:mi>
                  <math:mi>P</math:mi>
                </math:msub>
                <math:mo math:stretchy="false"></math:mo>
                <math:msubsup>
                  <math:mi>m</math:mi>
                  <math:mi>P</math:mi>
                  <math:mi>R</math:mi>
                </math:msubsup>
              </math:mrow>
            </math:mfrac>
          </math:mrow>
        </math:mrow>
      </math:mtr>
      <math:mtr>
        <math:mrow>
          <math:mrow>
            <math:msub>
              <math:mi>P</math:mi>
              <math:mi>j</math:mi>
            </math:msub>
            <math:mo math:stretchy="false">=</math:mo>
            <math:mfrac>
              <math:mrow>
                <math:msub>
                  <math:mi>m</math:mi>
                  <math:mi>P</math:mi>
                </math:msub>
                <math:mo math:stretchy="false"></math:mo>
                <math:msubsup>
                  <math:mi>m</math:mi>
                  <math:mi>P</math:mi>
                  <math:mi>R</math:mi>
                </math:msubsup>
              </math:mrow>
              <math:mn>1800</math:mn>
            </math:mfrac>
          </math:mrow>
          <math:mrow>
            <math:mo math:stretchy="false"></math:mo>
            <math:mrow>
              <math:mrow>
                <math:mo math:stretchy="false">−</math:mo>
                <math:mo math:stretchy="false"></math:mo>
              </math:mrow>
              <math:mi>ln</math:mi>
              <math:mover math:accent="true">
                <math:mi>F</math:mi>
                <math:mo>¯</math:mo>
              </math:mover>
              <math:mrow>
                <math:msub>
                  <math:mi>'</math:mi>
                  <math:mrow>
                    <math:mi>P</math:mi>
                    <math:mi>j</math:mi>
                  </math:mrow>
                </math:msub>
                <math:mo math:stretchy="false"></math:mo>
                <math:mo math:stretchy="false"></math:mo>
              </math:mrow>
            </math:mrow>
            <math:mo math:stretchy="false"></math:mo>
          </math:mrow>
        </math:mrow>
      </math:mtr>
    </math:mtable>
    <math:annotation math:encoding="StarMath 5.0">{overline F}' _{P j} = {S_P + S^R_P} over {m_P + m^R_P}
newline
P_{j} = {{m_P + m^R_P} over 1800} (- %alpha ln {overline F}' _{P j} + %beta)</math:annotation>
  </math:semantics>
</math:math>
</file>

<file path=Object 270/content.xml><?xml version="1.0" encoding="utf-8"?>
<!DOCTYPE math  PUBLIC '-//OpenOffice.org//DTD Modified W3C MathML 1.01//EN'  'math.dtd'>
<math:math xmlns:math="http://www.w3.org/1998/Math/MathML">
  <math:semantics>
    <math:mrow>
      <math:msubsup>
        <math:mi>l</math:mi>
        <math:mi>A</math:mi>
        <math:mi>W</math:mi>
      </math:msubsup>
      <math:mo math:stretchy="false">=</math:mo>
      <math:mi>k</math:mi>
    </math:mrow>
    <math:annotation math:encoding="StarMath 5.0">l^W_A = k</math:annotation>
  </math:semantics>
</math:math>
</file>

<file path=Object 273/content.xml><?xml version="1.0" encoding="utf-8"?>
<!DOCTYPE math  PUBLIC '-//OpenOffice.org//DTD Modified W3C MathML 1.01//EN'  'math.dtd'>
<math:math xmlns:math="http://www.w3.org/1998/Math/MathML">
  <math:semantics>
    <math:mrow>
      <math:msubsup>
        <math:mi>m</math:mi>
        <math:mi>P</math:mi>
        <math:mi>W</math:mi>
      </math:msubsup>
      <math:mo math:stretchy="false">=</math:mo>
      <math:mi>n</math:mi>
    </math:mrow>
    <math:annotation math:encoding="StarMath 5.0">m^W_P = n</math:annotation>
  </math:semantics>
</math:math>
</file>

<file path=Object 274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i>P</math:mi>
      </math:msub>
      <math:mo math:stretchy="false"></math:mo>
      <math:mn>0</math:mn>
    </math:mrow>
    <math:annotation math:encoding="StarMath 5.0">m_P &gt; 0</math:annotation>
  </math:semantics>
</math:math>
</file>

<file path=Object 275/content.xml><?xml version="1.0" encoding="utf-8"?>
<!DOCTYPE math  PUBLIC '-//OpenOffice.org//DTD Modified W3C MathML 1.01//EN'  'math.dtd'>
<math:math xmlns:math="http://www.w3.org/1998/Math/MathML">
  <math:semantics>
    <math:mrow>
      <math:msubsup>
        <math:mi>m</math:mi>
        <math:mi>P</math:mi>
        <math:mi>L</math:mi>
      </math:msubsup>
      <math:mo math:stretchy="false"></math:mo>
      <math:mn>0</math:mn>
    </math:mrow>
    <math:annotation math:encoding="StarMath 5.0">m^L_P &gt; 0</math:annotation>
  </math:semantics>
</math:math>
</file>

<file path=Object 276/content.xml><?xml version="1.0" encoding="utf-8"?>
<!DOCTYPE math  PUBLIC '-//OpenOffice.org//DTD Modified W3C MathML 1.01//EN'  'math.dtd'>
<math:math xmlns:math="http://www.w3.org/1998/Math/MathML">
  <math:semantics>
    <math:mrow>
      <math:msubsup>
        <math:mi>m</math:mi>
        <math:mi>P</math:mi>
        <math:mi>R</math:mi>
      </math:msubsup>
      <math:mo math:stretchy="false"></math:mo>
      <math:mn>0</math:mn>
    </math:mrow>
    <math:annotation math:encoding="StarMath 5.0">m^R_P &gt; 0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A</math:mi>
      </math:msub>
      <math:mo math:stretchy="false"></math:mo>
      <math:mn>0</math:mn>
    </math:mrow>
    <math:annotation math:encoding="StarMath 5.0"> l_A &gt; 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P</math:mi>
            <math:mi>L</math:mi>
          </math:msubsup>
          <math:mo math:stretchy="false"></math:mo>
          <math:mrow>
            <math:msubsup>
              <math:mi>S</math:mi>
              <math:mi>P</math:mi>
              <math:mi>L</math:mi>
            </math:msubsup>
            <math:mo math:stretchy="false"></math:mo>
            <math:msub>
              <math:mi>F</math:mi>
              <math:mrow>
                <math:mi>P</math:mi>
                <math:mi>i</math:mi>
              </math:mrow>
            </math:msub>
          </math:mrow>
          <math:mi>,</math:mi>
        </math:mrow>
      </math:mtr>
      <math:mtr>
        <math:mrow>
          <math:msubsup>
            <math:mi>m</math:mi>
            <math:mi>P</math:mi>
            <math:mi>L</math:mi>
          </math:msubsup>
          <math:mo math:stretchy="false"></math:mo>
          <math:mrow>
            <math:msubsup>
              <math:mi>m</math:mi>
              <math:mi>P</math:mi>
              <math:mi>L</math:mi>
            </math:msubsup>
            <math:mo math:stretchy="false"></math:mo>
            <math:mn>1</math:mn>
          </math:mrow>
        </math:mrow>
      </math:mtr>
    </math:mtable>
    <math:annotation math:encoding="StarMath 5.0">S^L_P leftarrow S^L_P + F_{P i}, 
newline
m^L_P leftarrow m^L_P + 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P</math:mi>
          <math:mi>j</math:mi>
        </math:mrow>
        <math:mtext>*</math:mtext>
      </math:msubsup>
      <math:mo math:stretchy="false">=</math:mo>
      <math:mfrac>
        <math:mrow>
          <math:msubsup>
            <math:mi>S</math:mi>
            <math:mi>P</math:mi>
            <math:mi>L</math:mi>
          </math:msubsup>
          <math:mo math:stretchy="false"></math:mo>
          <math:msubsup>
            <math:mi>S</math:mi>
            <math:mi>P</math:mi>
            <math:mrow>
              <math:mo math:stretchy="false">¬</math:mo>
              <math:mi>W</math:mi>
            </math:mrow>
          </math:msubsup>
        </math:mrow>
        <math:mrow>
          <math:msubsup>
            <math:mi>m</math:mi>
            <math:mi>P</math:mi>
            <math:mi>L</math:mi>
          </math:msubsup>
          <math:mo math:stretchy="false"></math:mo>
          <math:msubsup>
            <math:mi>m</math:mi>
            <math:mi>P</math:mi>
            <math:mrow>
              <math:mo math:stretchy="false">¬</math:mo>
              <math:mi>W</math:mi>
            </math:mrow>
          </math:msubsup>
        </math:mrow>
      </math:mfrac>
    </math:mrow>
    <math:annotation math:encoding="StarMath 5.0">{overline F}^"*"_{P j} = {{S^L_P} + S^{neg W}_P } over {m^L_P + m^{neg W}_P}
 </math:annotation>
  </math:semantics>
</math:math>
</file>

<file path=Object 308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A</math:mi>
        <math:mi>'</math:mi>
      </math:msubsup>
      <math:mi>,</math:mi>
      <math:msup>
        <math:mi>W</math:mi>
        <math:mi>'</math:mi>
      </math:msup>
    </math:mrow>
    <math:annotation math:encoding="StarMath 5.0">F^{'}_A, W^{'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bsup>
        <math:mi>l</math:mi>
        <math:mi>A</math:mi>
        <math:mi>R</math:mi>
      </math:msubsup>
      <math:mo math:stretchy="false"></math:mo>
      <math:mn>0</math:mn>
    </math:mrow>
    <math:annotation math:encoding="StarMath 5.0">l^R_A &gt;  0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∣</math:mo>
            <math:mrow>
              <math:msubsup>
                <math:mover math:accent="true">
                  <math:mi>F</math:mi>
                  <math:mo>¯</math:mo>
                </math:mover>
                <math:mrow>
                  <math:mi>P</math:mi>
                  <math:mi>j</math:mi>
                </math:mrow>
                <math:mi>R</math:mi>
              </math:msubsup>
              <math:mo math:stretchy="false">−</math:mo>
              <math:msubsup>
                <math:mi>F</math:mi>
                <math:mi>P</math:mi>
                <math:mi>П</math:mi>
              </math:msubsup>
            </math:mrow>
            <math:mo math:stretchy="false">∣</math:mo>
          </math:mrow>
          <math:mo math:stretchy="false">≤</math:mo>
          <math:mfrac>
            <math:mrow>
              <math:mo math:stretchy="false"></math:mo>
              <math:msubsup>
                <math:mi>F</math:mi>
                <math:mi>P</math:mi>
                <math:mi>П</math:mi>
              </math:msubsup>
            </math:mrow>
            <math:msqrt>
              <math:mi math:fontstyle="italic">NdP</math:mi>
            </math:msqrt>
          </math:mfrac>
        </math:mrow>
      </math:mtr>
      <math:mtr>
        <math:mrow>
          <math:mi>и</math:mi>
          <math:mrow>
            <math:msubsup>
              <math:mi>m</math:mi>
              <math:mi>P</math:mi>
              <math:mi>R</math:mi>
            </math:msubsup>
            <math:mo math:stretchy="false"></math:mo>
            <math:mn>0</math:mn>
          </math:mrow>
          <math:mi>и</math:mi>
          <math:mrow>
            <math:msub>
              <math:mi>m</math:mi>
              <math:mi>P</math:mi>
            </math:msub>
            <math:mo math:stretchy="false">=</math:mo>
            <math:mn>0</math:mn>
          </math:mrow>
          <math:mi>и</math:mi>
          <math:mrow>
            <math:msubsup>
              <math:mi>m</math:mi>
              <math:mi>P</math:mi>
              <math:mi>L</math:mi>
            </math:msubsup>
            <math:mo math:stretchy="false">=</math:mo>
            <math:mn>0</math:mn>
          </math:mrow>
        </math:mrow>
      </math:mtr>
    </math:mtable>
    <math:annotation math:encoding="StarMath 5.0">lline {overline F}^R_{P j} -  F^П_P rline &lt;=  {%DELTA F^П_P} over {sqrt {NdP}}newline
и m_P^R&gt;0 и m_P=0 и m_P^L=0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n>1</math:mn>
        <math:mo math:stretchy="false">÷</math:mo>
        <math:mi>k</math:mi>
      </math:mrow>
    </math:mrow>
    <math:annotation math:encoding="StarMath 5.0">i = 1 div k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>m</math:mi>
            <math:mi>A</math:mi>
            <math:mi>L</math:mi>
          </math:msubsup>
          <math:mo math:stretchy="false"></math:mo>
          <math:msub>
            <math:mi>m</math:mi>
            <math:mi>A</math:mi>
          </math:msub>
        </math:mrow>
        <math:mo math:stretchy="false"></math:mo>
        <math:msubsup>
          <math:mi>m</math:mi>
          <math:mi>A</math:mi>
          <math:mi>R</math:mi>
        </math:msubsup>
      </math:mrow>
      <math:mo math:stretchy="false">=</math:mo>
      <math:mn>0</math:mn>
    </math:mrow>
    <math:annotation math:encoding="StarMath 5.0">m^L_A + m_A + m^R_A = 0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 math:fontstyle="italic">Ai</math:mi>
        <math:mi>'</math:mi>
      </math:msubsup>
      <math:mo math:stretchy="false">≤</math:mo>
      <math:msub>
        <math:mi>F</math:mi>
        <math:mi math:fontstyle="italic">mA</math:mi>
      </math:msub>
    </math:mrow>
    <math:annotation math:encoding="StarMath 5.0">F^'_Ai&lt;=F_mA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 math:fontstyle="italic">Ai</math:mi>
        <math:mi>'</math:mi>
      </math:msubsup>
      <math:mo math:stretchy="false">≤</math:mo>
      <math:msub>
        <math:mi>F</math:mi>
        <math:mi math:fontstyle="italic">xA</math:mi>
      </math:msub>
    </math:mrow>
    <math:annotation math:encoding="StarMath 5.0">F^'_Ai&lt;=F_x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P</math:mi>
          <math:mi>j</math:mi>
        </math:mrow>
        <math:mtext>*</math:mtext>
      </math:msubsup>
      <math:mo math:stretchy="false">=</math:mo>
      <math:mn>0</math:mn>
    </math:mrow>
    <math:annotation math:encoding="StarMath 5.0">{overline F}^"*"_{P j} = 0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l</math:mi>
            <math:mi>A</math:mi>
            <math:mi>L</math:mi>
          </math:msubsup>
          <math:mo math:stretchy="false"></math:mo>
          <math:mn>0,</math:mn>
          <math:msub>
            <math:mi>l</math:mi>
            <math:mi>A</math:mi>
          </math:msub>
          <math:mo math:stretchy="false"></math:mo>
          <math:mn>0,</math:mn>
          <math:msubsup>
            <math:mi>l</math:mi>
            <math:mi>A</math:mi>
            <math:mi>R</math:mi>
          </math:msubsup>
          <math:mo math:stretchy="false"></math:mo>
          <math:mn>0,</math:mn>
        </math:mrow>
      </math:mtr>
      <math:mtr>
        <math:mrow>
          <math:msubsup>
            <math:mi>S</math:mi>
            <math:mi>A</math:mi>
            <math:mrow>
              <math:mtext>*</math:mtext>
              <math:mi>L</math:mi>
            </math:mrow>
          </math:msubsup>
          <math:mo math:stretchy="false"></math:mo>
          <math:mn>0,</math:mn>
          <math:msubsup>
            <math:mi>S</math:mi>
            <math:mi>A</math:mi>
            <math:mtext>*</math:mtext>
          </math:msubsup>
          <math:mo math:stretchy="false"></math:mo>
          <math:mn>0,</math:mn>
          <math:msubsup>
            <math:mi>S</math:mi>
            <math:mi>A</math:mi>
            <math:mrow>
              <math:mtext>*</math:mtext>
              <math:mi>R</math:mi>
            </math:mrow>
          </math:msubsup>
          <math:mo math:stretchy="false"></math:mo>
          <math:mn>0</math:mn>
        </math:mrow>
      </math:mtr>
    </math:mtable>
    <math:annotation math:encoding="StarMath 5.0">l^L_A leftarrow 0, ~ l_A leftarrow 0, ~ l^R_A leftarrow 0,
newline
S^{"*" L}_A leftarrow 0, ~ S^"*"_A leftarrow 0, ~ S^{"*" R}_A leftarrow 0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sup>
              <math:mover math:accent="true">
                <math:mi>F</math:mi>
                <math:mo>¯</math:mo>
              </math:mover>
              <math:mrow>
                <math:mi>A</math:mi>
                <math:mi>j</math:mi>
              </math:mrow>
              <math:mi>L</math:mi>
            </math:msubsup>
            <math:mo math:stretchy="false">−</math:mo>
            <math:mo math:stretchy="false"></math:mo>
          </math:mrow>
          <math:mrow>
            <math:msubsup>
              <math:mi>F</math:mi>
              <math:mi>A</math:mi>
              <math:mi>L</math:mi>
            </math:msubsup>
            <math:mo math:stretchy="false">≤</math:mo>
            <math:mi>F</math:mi>
          </math:mrow>
          <math:mrow>
            <math:msub>
              <math:mi>'</math:mi>
              <math:mrow>
                <math:mi>A</math:mi>
                <math:mi>i</math:mi>
              </math:mrow>
            </math:msub>
            <math:mo math:stretchy="false">≤</math:mo>
            <math:mrow/>
          </math:mrow>
        </math:mrow>
      </math:mtr>
      <math:mtr>
        <math:mrow>
          <math:mrow>
            <math:mrow/>
            <math:mo math:stretchy="false">≤</math:mo>
            <math:mrow>
              <math:msubsup>
                <math:mover math:accent="true">
                  <math:mi>F</math:mi>
                  <math:mo>¯</math:mo>
                </math:mover>
                <math:mrow>
                  <math:mi>A</math:mi>
                  <math:mi>j</math:mi>
                </math:mrow>
                <math:mi>L</math:mi>
              </math:msubsup>
              <math:mo math:stretchy="false"></math:mo>
              <math:mo math:stretchy="false"></math:mo>
            </math:mrow>
          </math:mrow>
          <math:msubsup>
            <math:mi>F</math:mi>
            <math:mi>A</math:mi>
            <math:mi>L</math:mi>
          </math:msubsup>
        </math:mrow>
      </math:mtr>
    </math:mtable>
    <math:annotation math:encoding="StarMath 5.0">{overline F}^L_{A j} - %DELTA F ^L_A  &lt;= F' _{A i} &lt;= {}
newline
{} &lt;=  {overline F}^L_{A j} + %DELTA F ^L_A</math:annotation>
  </math:semantics>
</math:math>
</file>

<file path=Object 411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A</math:mi>
        <math:mi>'</math:mi>
      </math:msubsup>
      <math:mi>,</math:mi>
      <math:msup>
        <math:mi>W</math:mi>
        <math:mi>'</math:mi>
      </math:msup>
    </math:mrow>
    <math:annotation math:encoding="StarMath 5.0">F^{'}_A, W^{'}</math:annotation>
  </math:semantics>
</math:math>
</file>

<file path=Object 420/content.xml><?xml version="1.0" encoding="utf-8"?>
<!DOCTYPE math  PUBLIC '-//OpenOffice.org//DTD Modified W3C MathML 1.01//EN'  'math.dtd'>
<math:math xmlns:math="http://www.w3.org/1998/Math/MathML">
  <math:semantics>
    <math:mrow>
      <math:msub>
        <math:mi>l</math:mi>
        <math:mi>A</math:mi>
      </math:msub>
      <math:mo math:stretchy="false">=</math:mo>
      <math:mn>0</math:mn>
    </math:mrow>
    <math:annotation math:encoding="StarMath 5.0">l_A = 0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row>
              <math:mtext>*</math:mtext>
              <math:mi>L</math:mi>
            </math:mrow>
          </math:msubsup>
          <math:mo math:stretchy="false"></math:mo>
          <math:mrow>
            <math:msubsup>
              <math:mi>S</math:mi>
              <math:mi>A</math:mi>
              <math:mrow>
                <math:mtext>*</math:mtext>
                <math:mi>L</math:mi>
              </math:mrow>
            </math:msubsup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sup>
            <math:mi>l</math:mi>
            <math:mi>A</math:mi>
            <math:mi>L</math:mi>
          </math:msubsup>
          <math:mo math:stretchy="false"></math:mo>
          <math:mrow>
            <math:msubsup>
              <math:mi>l</math:mi>
              <math:mi>A</math:mi>
              <math:mi>L</math:mi>
            </math:msubsup>
            <math:mo math:stretchy="false"></math:mo>
            <math:mn>1</math:mn>
          </math:mrow>
        </math:mrow>
      </math:mtr>
    </math:mtable>
    <math:annotation math:encoding="StarMath 5.0">S^{"*"L}_A leftarrow S^{"*"L}_A + F'_{A i},
newline
l^L_A leftarrow l^L_A + 1</math:annotation>
  </math:semantics>
</math:math>
</file>

<file path=Object 455/content.xml><?xml version="1.0" encoding="utf-8"?>
<!DOCTYPE math  PUBLIC '-//OpenOffice.org//DTD Modified W3C MathML 1.01//EN'  'math.dtd'>
<math:math xmlns:math="http://www.w3.org/1998/Math/MathML">
  <math:semantics>
    <math:mrow>
      <math:mi>F</math:mi>
      <math:msub>
        <math:mi>'</math:mi>
        <math:mi>A</math:mi>
      </math:msub>
      <math:mo math:stretchy="false"></math:mo>
      <math:msub>
        <math:mi>F</math:mi>
        <math:mi>A</math:mi>
      </math:msub>
      <math:mi>,</math:mi>
      <math:mi>W</math:mi>
      <math:mi>'</math:mi>
      <math:mo math:stretchy="false"></math:mo>
      <math:mi>W</math:mi>
    </math:mrow>
    <math:annotation math:encoding="StarMath 5.0">F'_A leftarrow F_A, ~ W' leftarrow W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over math:accent="true">
                <math:mi>F</math:mi>
                <math:mo>¯</math:mo>
              </math:mover>
              <math:mrow>
                <math:mi>A</math:mi>
                <math:mi>j</math:mi>
              </math:mrow>
            </math:msub>
            <math:mo math:stretchy="false">−</math:mo>
            <math:mo math:stretchy="false"></math:mo>
          </math:mrow>
          <math:mrow>
            <math:msub>
              <math:mi>F</math:mi>
              <math:mi>A</math:mi>
            </math:msub>
            <math:mo math:stretchy="false">≤</math:mo>
            <math:mi>F</math:mi>
          </math:mrow>
          <math:mrow>
            <math:msub>
              <math:mi>'</math:mi>
              <math:mrow>
                <math:mi>A</math:mi>
                <math:mi>i</math:mi>
              </math:mrow>
            </math:msub>
            <math:mo math:stretchy="false">≤</math:mo>
            <math:mrow/>
          </math:mrow>
        </math:mrow>
      </math:mtr>
      <math:mtr>
        <math:mrow>
          <math:mrow>
            <math:mrow/>
            <math:mo math:stretchy="false">≤</math:mo>
            <math:mrow>
              <math:msub>
                <math:mover math:accent="true">
                  <math:mi>F</math:mi>
                  <math:mo>¯</math:mo>
                </math:mover>
                <math:mrow>
                  <math:mi>A</math:mi>
                  <math:mi>j</math:mi>
                </math:mrow>
              </math:msub>
              <math:mo math:stretchy="false"></math:mo>
              <math:mo math:stretchy="false"></math:mo>
            </math:mrow>
          </math:mrow>
          <math:msub>
            <math:mi>F</math:mi>
            <math:mi>A</math:mi>
          </math:msub>
        </math:mrow>
      </math:mtr>
    </math:mtable>
    <math:annotation math:encoding="StarMath 5.0">{overline F}_{A j} - %DELTA F_A &lt;= F' _{A i} &lt;= {}
newline
{} &lt;= {overline F}_{A j} + %DELTA F_A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text>*</math:mtext>
          </math:msubsup>
          <math:mo math:stretchy="false"></math:mo>
          <math:mrow>
            <math:msubsup>
              <math:mi>S</math:mi>
              <math:mi>A</math:mi>
              <math:mtext>*</math:mtext>
            </math:msubsup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>
            <math:mi>l</math:mi>
            <math:mi>A</math:mi>
          </math:msub>
          <math:mo math:stretchy="false"></math:mo>
          <math:mrow>
            <math:msub>
              <math:mi>l</math:mi>
              <math:mi>A</math:mi>
            </math:msub>
            <math:mo math:stretchy="false"></math:mo>
            <math:mn>1</math:mn>
          </math:mrow>
        </math:mrow>
      </math:mtr>
    </math:mtable>
    <math:annotation math:encoding="StarMath 5.0">S^"*"_A leftarrow S^"*"_A + F'_{A i},
newline
l_A leftarrow l_A + 1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sup>
              <math:mover math:accent="true">
                <math:mi>F</math:mi>
                <math:mo>¯</math:mo>
              </math:mover>
              <math:mrow>
                <math:mi>A</math:mi>
                <math:mi>j</math:mi>
              </math:mrow>
              <math:mi>R</math:mi>
            </math:msubsup>
            <math:mo math:stretchy="false">−</math:mo>
            <math:mo math:stretchy="false"></math:mo>
          </math:mrow>
          <math:mrow>
            <math:msubsup>
              <math:mi>F</math:mi>
              <math:mi>A</math:mi>
              <math:mi>R</math:mi>
            </math:msubsup>
            <math:mo math:stretchy="false">≤</math:mo>
            <math:mi>F</math:mi>
          </math:mrow>
          <math:mrow>
            <math:msub>
              <math:mi>'</math:mi>
              <math:mrow>
                <math:mi>A</math:mi>
                <math:mi>i</math:mi>
              </math:mrow>
            </math:msub>
            <math:mo math:stretchy="false">≤</math:mo>
            <math:mrow/>
          </math:mrow>
        </math:mrow>
      </math:mtr>
      <math:mtr>
        <math:mrow>
          <math:mrow>
            <math:mrow/>
            <math:mo math:stretchy="false">≤</math:mo>
            <math:mrow>
              <math:msubsup>
                <math:mover math:accent="true">
                  <math:mi>F</math:mi>
                  <math:mo>¯</math:mo>
                </math:mover>
                <math:mrow>
                  <math:mi>A</math:mi>
                  <math:mi>j</math:mi>
                </math:mrow>
                <math:mi>R</math:mi>
              </math:msubsup>
              <math:mo math:stretchy="false"></math:mo>
              <math:mo math:stretchy="false"></math:mo>
            </math:mrow>
          </math:mrow>
          <math:msubsup>
            <math:mi>F</math:mi>
            <math:mi>A</math:mi>
            <math:mi>R</math:mi>
          </math:msubsup>
        </math:mrow>
      </math:mtr>
    </math:mtable>
    <math:annotation math:encoding="StarMath 5.0">{overline F}^R_{A j} - %DELTA F ^R_A  &lt;= F' _{A i} &lt;= {}
newline
{} &lt;=  {overline F}^R_{A j} + %DELTA F ^R_A</math:annotation>
  </math:semantics>
</math:math>
</file>

<file path=Object 48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F</math:mi>
          <math:mi>A</math:mi>
          <math:mi>R</math:mi>
        </math:msubsup>
        <math:mo math:stretchy="false"></math:mo>
        <math:mrow>
          <math:msub>
            <math:mi>F</math:mi>
            <math:mi math:fontstyle="italic">xA</math:mi>
          </math:msub>
          <math:mo math:stretchy="false"></math:mo>
          <math:mi>q</math:mi>
        </math:mrow>
      </math:mrow>
      <math:mover math:accent="true">
        <math:msqrt>
          <math:msub>
            <math:mi>F</math:mi>
            <math:mi math:fontstyle="italic">xA</math:mi>
          </math:msub>
        </math:msqrt>
        <math:mo math:stretchy="false">˙</math:mo>
      </math:mover>
    </math:mrow>
    <math:annotation math:encoding="StarMath 5.0">F^R_A &gt; F_xA + q dot sqrt{F_xA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row>
              <math:mtext>*</math:mtext>
              <math:mi>R</math:mi>
            </math:mrow>
          </math:msubsup>
          <math:mo math:stretchy="false"></math:mo>
          <math:mrow>
            <math:msubsup>
              <math:mi>S</math:mi>
              <math:mi>A</math:mi>
              <math:mrow>
                <math:mtext>*</math:mtext>
                <math:mi>R</math:mi>
              </math:mrow>
            </math:msubsup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sup>
            <math:mi>l</math:mi>
            <math:mi>A</math:mi>
            <math:mi>R</math:mi>
          </math:msubsup>
          <math:mo math:stretchy="false"></math:mo>
          <math:mrow>
            <math:msubsup>
              <math:mi>l</math:mi>
              <math:mi>A</math:mi>
              <math:mi>R</math:mi>
            </math:msubsup>
            <math:mo math:stretchy="false"></math:mo>
            <math:mn>1</math:mn>
          </math:mrow>
        </math:mrow>
      </math:mtr>
    </math:mtable>
    <math:annotation math:encoding="StarMath 5.0">S^{"*"R}_A leftarrow S^{"*"R}_A + F'_{A i},
newline
l^R_A leftarrow l^R_A + 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∣" math:close="∣">
              <math:mrow>
                <math:msubsup>
                  <math:mi>F</math:mi>
                  <math:mi>A</math:mi>
                  <math:mi>П</math:mi>
                </math:msubsup>
                <math:mo math:stretchy="false">−</math:mo>
                <math:msubsup>
                  <math:mover math:accent="true">
                    <math:mi>F</math:mi>
                    <math:mo>¯</math:mo>
                  </math:mover>
                  <math:mi>A</math:mi>
                  <math:mi>L</math:mi>
                </math:msubsup>
              </math:mrow>
            </math:mfenced>
            <math:mo math:stretchy="false">≤</math:mo>
            <math:mo math:stretchy="false"></math:mo>
          </math:mrow>
          <math:msubsup>
            <math:mi>F</math:mi>
            <math:mi>A</math:mi>
            <math:mi>П</math:mi>
          </math:msubsup>
        </math:mrow>
      </math:mtr>
      <math:mtr>
        <math:mrow>
          <math:mi>и</math:mi>
          <math:mrow>
            <math:msubsup>
              <math:mi>l</math:mi>
              <math:mi>A</math:mi>
              <math:mi>L</math:mi>
            </math:msubsup>
            <math:mo math:stretchy="false"></math:mo>
            <math:mn>0</math:mn>
          </math:mrow>
          <math:mi>и</math:mi>
          <math:mrow>
            <math:msub>
              <math:mi>l</math:mi>
              <math:mi>A</math:mi>
            </math:msub>
            <math:mo math:stretchy="false">=</math:mo>
            <math:mn>0</math:mn>
          </math:mrow>
          <math:mi>и</math:mi>
          <math:mrow>
            <math:msubsup>
              <math:mi>l</math:mi>
              <math:mi>A</math:mi>
              <math:mi>R</math:mi>
            </math:msubsup>
            <math:mo math:stretchy="false">=</math:mo>
            <math:mn>0</math:mn>
          </math:mrow>
        </math:mrow>
      </math:mtr>
    </math:mtable>
    <math:annotation math:encoding="StarMath 5.0">abs{F^П_A - {overline F}_A^L} &lt;= %DELTA F^П_A newline
и l_A^L&gt;0 и l_A=0 и l_A^R=0</math:annotation>
  </math:semantics>
</math:math>
</file>

<file path=Object 518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P</math:mi>
        <math:mi>R</math:mi>
      </math:msubsup>
      <math:mo math:stretchy="false"></math:mo>
      <math:msubsup>
        <math:mi>F</math:mi>
        <math:mi>P</math:mi>
        <math:mi>K</math:mi>
      </math:msubsup>
    </math:mrow>
    <math:annotation math:encoding="StarMath 5.0">F^R_P &lt; F^K_P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если</math:mi>
          <math:mrow>
            <math:msubsup>
              <math:mi>l</math:mi>
              <math:mi>A</math:mi>
              <math:mi>L</math:mi>
            </math:msubsup>
            <math:mo math:stretchy="false">≠</math:mo>
            <math:mn>0,</math:mn>
          </math:mrow>
        </math:mrow>
      </math:mtr>
      <math:mtr>
        <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L</math:mi>
          </math:msubsup>
          <math:mo math:stretchy="false"></math:mo>
          <math:mfrac>
            <math:msubsup>
              <math:mi>S</math:mi>
              <math:mi>A</math:mi>
              <math:mrow>
                <math:mtext>*</math:mtext>
                <math:mi>L</math:mi>
              </math:mrow>
            </math:msubsup>
            <math:msubsup>
              <math:mi>l</math:mi>
              <math:mi>A</math:mi>
              <math:mi>L</math:mi>
            </math:msubsup>
          </math:mfrac>
          <math:mi>;</math:mi>
        </math:mrow>
      </math:mtr>
      <math:mtr>
        <math:mrow>
          <math:mi math:fontstyle="italic">если</math:mi>
          <math:mrow>
            <math:msub>
              <math:mi>l</math:mi>
              <math:mi>A</math:mi>
            </math:msub>
            <math:mo math:stretchy="false">≠</math:mo>
            <math:mn>0,</math:mn>
          </math:mrow>
        </math:mrow>
      </math:mtr>
      <math:mtr>
        <math:mrow>
          <math:mi math:fontstyle="italic">то</math:mi>
          <math:msub>
            <math:mover math:accent="true">
              <math:mi>F</math:mi>
              <math:mo>¯</math:mo>
            </math:mover>
            <math:mrow>
              <math:mi>A</math:mi>
              <math:mi>j</math:mi>
            </math:mrow>
          </math:msub>
          <math:mo math:stretchy="false"></math:mo>
          <math:mfrac>
            <math:msubsup>
              <math:mi>S</math:mi>
              <math:mi>A</math:mi>
              <math:mtext>*</math:mtext>
            </math:msubsup>
            <math:msub>
              <math:mi>l</math:mi>
              <math:mi>A</math:mi>
            </math:msub>
          </math:mfrac>
          <math:mi>;</math:mi>
        </math:mrow>
      </math:mtr>
      <math:mtr>
        <math:mrow>
          <math:mi math:fontstyle="italic">если</math:mi>
          <math:mrow>
            <math:msubsup>
              <math:mi>l</math:mi>
              <math:mi>A</math:mi>
              <math:mi>R</math:mi>
            </math:msubsup>
            <math:mo math:stretchy="false">≠</math:mo>
            <math:mn>0,</math:mn>
          </math:mrow>
        </math:mrow>
      </math:mtr>
      <math:mtr>
        <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R</math:mi>
          </math:msubsup>
          <math:mo math:stretchy="false"></math:mo>
          <math:mfrac>
            <math:msubsup>
              <math:mi>S</math:mi>
              <math:mi>A</math:mi>
              <math:mrow>
                <math:mtext>*</math:mtext>
                <math:mi>R</math:mi>
              </math:mrow>
            </math:msubsup>
            <math:msubsup>
              <math:mi>l</math:mi>
              <math:mi>A</math:mi>
              <math:mi>R</math:mi>
            </math:msubsup>
          </math:mfrac>
          <math:mi>;</math:mi>
        </math:mrow>
      </math:mtr>
    </math:mtable>
    <math:annotation math:encoding="StarMath 5.0">если ~ l^L_A&lt;&gt;0, newline ~ то ~ {overline F} ^{L} _{A j} leftarrow S^{"*" L}_A over l^L_A; 
newline
если ~ l_A&lt;&gt;0, newline ~ то ~ {overline F}_{A j} leftarrow S^"*"_A over l_A;
newline
если ~ l^R_A&lt;&gt;0, newline ~ то ~ {overline F} ^{R} _{A j} leftarrow S^{"*"R}_A over  l^R_A;
</math:annotation>
  </math:semantics>
</math:math>
</file>

<file path=Object 523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i math:fontstyle="italic">Aj</math:mi>
        <math:mi math:fontstyle="italic">МН</math:mi>
      </math:msubsup>
      <math:mo math:stretchy="false"></math:mo>
      <math:msubsup>
        <math:mover math:accent="true">
          <math:mi>F</math:mi>
          <math:mo>¯</math:mo>
        </math:mover>
        <math:mi math:fontstyle="italic">Aj</math:mi>
        <math:mi>L</math:mi>
      </math:msubsup>
    </math:mrow>
    <math:annotation math:encoding="StarMath 5.0">{overline F}^МН_Aj leftarrow { overline F}^L_Aj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A</math:mi>
          <math:mi>j</math:mi>
        </math:mrow>
        <math:mtext>*</math:mtext>
      </math:msubsup>
      <math:mo math:stretchy="false">=</math:mo>
      <math:mfrac>
        <math:mrow>
          <math:mrow>
            <math:msubsup>
              <math:mover math:accent="true">
                <math:mi>F</math:mi>
                <math:mo>¯</math:mo>
              </math:mover>
              <math:mrow>
                <math:mi>A</math:mi>
                <math:mi>j</math:mi>
              </math:mrow>
              <math:mi>L</math:mi>
            </math:msubsup>
            <math:mo math:stretchy="false">⋅</math:mo>
            <math:msubsup>
              <math:mi>l</math:mi>
              <math:mi>A</math:mi>
              <math:mi>L</math:mi>
            </math:msubsup>
          </math:mrow>
          <math:mo math:stretchy="false"></math:mo>
          <math:mrow>
            <math:msubsup>
              <math:mover math:accent="true">
                <math:mi>F</math:mi>
                <math:mo>¯</math:mo>
              </math:mover>
              <math:mrow>
                <math:mi>A</math:mi>
                <math:mi>j</math:mi>
              </math:mrow>
              <math:mrow>
                <math:mo math:stretchy="false">¬</math:mo>
                <math:mi>W</math:mi>
              </math:mrow>
            </math:msubsup>
            <math:mo math:stretchy="false">⋅</math:mo>
            <math:msubsup>
              <math:mi>l</math:mi>
              <math:mi>A</math:mi>
              <math:mrow>
                <math:mo math:stretchy="false">¬</math:mo>
                <math:mi>W</math:mi>
              </math:mrow>
            </math:msubsup>
          </math:mrow>
        </math:mrow>
        <math:mrow>
          <math:msubsup>
            <math:mi>l</math:mi>
            <math:mi>A</math:mi>
            <math:mi>L</math:mi>
          </math:msubsup>
          <math:mo math:stretchy="false"></math:mo>
          <math:msubsup>
            <math:mi>l</math:mi>
            <math:mi>A</math:mi>
            <math:mrow>
              <math:mo math:stretchy="false">¬</math:mo>
              <math:mi>W</math:mi>
            </math:mrow>
          </math:msubsup>
        </math:mrow>
      </math:mfrac>
    </math:mrow>
    <math:annotation math:encoding="StarMath 5.0">{{overline F}^"*"_{A j}} =
{{overline F}^L_{A j} cdot l^L_A + {overline F}^{neg W}_{A j} cdot l^{neg W}_A}
over
{l^L_A + l^{neg W}_A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row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L</math:mi>
          </math:msubsup>
          <math:mo math:stretchy="false">−</math:mo>
          <math:msubsup>
            <math:mi>F</math:mi>
            <math:mi>A</math:mi>
            <math:mi>П</math:mi>
          </math:msubsup>
        </math:mrow>
        <math:mo math:stretchy="false">∣</math:mo>
      </math:mrow>
      <math:mo math:stretchy="false">≤</math:mo>
      <math:mrow>
        <math:mo math:stretchy="false"></math:mo>
        <math:msubsup>
          <math:mi>F</math:mi>
          <math:mi>A</math:mi>
          <math:mi>П</math:mi>
        </math:msubsup>
      </math:mrow>
    </math:mrow>
    <math:annotation math:encoding="StarMath 5.0">lline {overline F}^L_{A j} - F^П_A rline &lt;={ %DELTA F^П_A}</math:annotation>
  </math:semantics>
</math:math>
</file>

<file path=Object 55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если</math:mi>
          <math:mi>U</math:mi>
          <math:mi>,</math:mi>
        </math:mrow>
      </math:mtr>
      <math:mtr>
        <math:mrow>
          <math:mi math:fontstyle="italic">то</math:mi>
          <math:mi math:fontstyle="italic">проверка</math:mi>
          <math:mi>F</math:mi>
          <math:mrow>
            <math:msub>
              <math:mi>'</math:mi>
              <math:mrow>
                <math:mi>A</math:mi>
                <math:mi>i</math:mi>
              </math:mrow>
            </math:msub>
            <math:mo math:stretchy="false">≤</math:mo>
            <math:mrow>
              <math:msubsup>
                <math:mi>F</math:mi>
                <math:mrow>
                  <math:mi>A</math:mi>
                  <math:mi>i</math:mi>
                </math:mrow>
                <math:mi math:fontstyle="italic">min</math:mi>
              </math:msubsup>
              <math:mo math:stretchy="false"></math:mo>
              <math:mrow>
                <math:mo math:stretchy="false"></math:mo>
                <math:mo math:stretchy="false">⋅</math:mo>
                <math:msubsup>
                  <math:mi>F</math:mi>
                  <math:mrow>
                    <math:mi>A</math:mi>
                    <math:mi>i</math:mi>
                  </math:mrow>
                  <math:mi math:fontstyle="italic">min</math:mi>
                </math:msubsup>
              </math:mrow>
            </math:mrow>
          </math:mrow>
          <math:mi>,</math:mi>
        </math:mrow>
      </math:mtr>
      <math:mtr>
        <math:mrow>
          <math:mi math:fontstyle="italic">инача</math:mi>
          <math:mi math:fontstyle="italic">проверка</math:mi>
          <math:mi>F</math:mi>
          <math:mrow>
            <math:msub>
              <math:mi>'</math:mi>
              <math:mrow>
                <math:mi>A</math:mi>
                <math:mi>i</math:mi>
              </math:mrow>
            </math:msub>
            <math:mo math:stretchy="false">≥</math:mo>
            <math:mrow>
              <math:msubsup>
                <math:mi>F</math:mi>
                <math:mrow>
                  <math:mi>A</math:mi>
                  <math:mi>i</math:mi>
                </math:mrow>
                <math:mi math:fontstyle="italic">max</math:mi>
              </math:msubsup>
              <math:mo math:stretchy="false">−</math:mo>
              <math:mrow>
                <math:mo math:stretchy="false"></math:mo>
                <math:mo math:stretchy="false">⋅</math:mo>
                <math:msubsup>
                  <math:mi>F</math:mi>
                  <math:mrow>
                    <math:mi>A</math:mi>
                    <math:mi>i</math:mi>
                  </math:mrow>
                  <math:mi math:fontstyle="italic">max</math:mi>
                </math:msubsup>
              </math:mrow>
            </math:mrow>
          </math:mrow>
        </math:mrow>
      </math:mtr>
    </math:mtable>
    <math:annotation math:encoding="StarMath 5.0">если U, newline
то проверка ~ F'_{A i} &lt;= F^min_{A i} + %DELTA cdot  F^min_{A i}, newline
инача проверка ~ F'_{A i} &gt;= F^max_{A i} - %DELTA cdot  F^max_{A i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A</math:mi>
          <math:mi>j</math:mi>
        </math:mrow>
        <math:mtext>*</math:mtext>
      </math:msubsup>
      <math:mo math:stretchy="false">≤</math:mo>
      <math:msub>
        <math:mi>F</math:mi>
        <math:mrow>
          <math:mi>A</math:mi>
          <math:mi>ф</math:mi>
        </math:mrow>
      </math:msub>
    </math:mrow>
    <math:annotation math:encoding="StarMath 5.0">{overline F}^"*"_{A j} &lt;= F_{A ф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A</math:mi>
          <math:mi>j</math:mi>
        </math:mrow>
        <math:mtext>*</math:mtext>
      </math:msubsup>
      <math:mo math:stretchy="false">=</math:mo>
      <math:mn>0</math:mn>
    </math:mrow>
    <math:annotation math:encoding="StarMath 5.0">{overline F}^"*"_{A j} = 0</math:annotation>
  </math:semantics>
</math:math>
</file>

<file path=Object 582/content.xml><?xml version="1.0" encoding="utf-8"?>
<!DOCTYPE math  PUBLIC '-//OpenOffice.org//DTD Modified W3C MathML 1.01//EN'  'math.dtd'>
<math:math xmlns:math="http://www.w3.org/1998/Math/MathML">
  <math:semantics>
    <math:mrow>
      <math:msubsup>
        <math:mi>j</math:mi>
        <math:mi>A</math:mi>
        <math:mi>П</math:mi>
      </math:msubsup>
      <math:mo math:stretchy="false"></math:mo>
      <math:mrow>
        <math:msubsup>
          <math:mi>j</math:mi>
          <math:mi>A</math:mi>
          <math:mi>П</math:mi>
        </math:msubsup>
        <math:mo math:stretchy="false"></math:mo>
        <math:mn>1</math:mn>
      </math:mrow>
    </math:mrow>
    <math:annotation math:encoding="StarMath 5.0">j^П_A leftarrow j^П_A + 1</math:annotation>
  </math:semantics>
</math:math>
</file>

<file path=Object 583/content.xml><?xml version="1.0" encoding="utf-8"?>
<!DOCTYPE math  PUBLIC '-//OpenOffice.org//DTD Modified W3C MathML 1.01//EN'  'math.dtd'>
<math:math xmlns:math="http://www.w3.org/1998/Math/MathML">
  <math:semantics>
    <math:mrow>
      <math:msubsup>
        <math:mi>j</math:mi>
        <math:mi>A</math:mi>
        <math:mi>П</math:mi>
      </math:msubsup>
      <math:mo math:stretchy="false">≥</math:mo>
      <math:msubsup>
        <math:mi>n</math:mi>
        <math:mi>A</math:mi>
        <math:mi>П</math:mi>
      </math:msubsup>
    </math:mrow>
    <math:annotation math:encoding="StarMath 5.0">j^П_A &gt;= n^П_A</math:annotation>
  </math:semantics>
</math:math>
</file>

<file path=Object 584/content.xml><?xml version="1.0" encoding="utf-8"?>
<!DOCTYPE math  PUBLIC '-//OpenOffice.org//DTD Modified W3C MathML 1.01//EN'  'math.dtd'>
<math:math xmlns:math="http://www.w3.org/1998/Math/MathML">
  <math:semantics>
    <math:mrow>
      <math:msubsup>
        <math:mi>S</math:mi>
        <math:mi>A</math:mi>
        <math:mi>П</math:mi>
      </math:msubsup>
      <math:mo math:stretchy="false"></math:mo>
      <math:mrow>
        <math:msubsup>
          <math:mi>S</math:mi>
          <math:mi>A</math:mi>
          <math:mi>П</math:mi>
        </math:msubsup>
        <math:mo math:stretchy="false"></math:mo>
        <math:msubsup>
          <math:mover math:accent="true">
            <math:mi>F</math:mi>
            <math:mo>¯</math:mo>
          </math:mover>
          <math:mrow>
            <math:mi>A</math:mi>
            <math:mi>j</math:mi>
          </math:mrow>
          <math:mi>L</math:mi>
        </math:msubsup>
      </math:mrow>
    </math:mrow>
    <math:annotation math:encoding="StarMath 5.0">S^П_A leftarrow S^П_A + {overline F} ^ L _ {A j}
</math:annotation>
  </math:semantics>
</math:math>
</file>

<file path=Object 585/content.xml><?xml version="1.0" encoding="utf-8"?>
<!DOCTYPE math  PUBLIC '-//OpenOffice.org//DTD Modified W3C MathML 1.01//EN'  'math.dtd'>
<math:math xmlns:math="http://www.w3.org/1998/Math/MathML">
  <math:semantics>
    <math:mrow>
      <math:msubsup>
        <math:munder>
          <math:mi>F</math:mi>
          <math:mi math:fontstyle="italic">новое</math:mi>
        </math:munder>
        <math:mi>A</math:mi>
        <math:mi>П</math:mi>
      </math:msubsup>
      <math:mo math:stretchy="false"></math:mo>
      <math:mfrac>
        <math:msubsup>
          <math:mi>S</math:mi>
          <math:mi>A</math:mi>
          <math:mi>П</math:mi>
        </math:msubsup>
        <math:msubsup>
          <math:mi>n</math:mi>
          <math:mi>A</math:mi>
          <math:mi>П</math:mi>
        </math:msubsup>
      </math:mfrac>
      <math:mi>,</math:mi>
      <math:msubsup>
        <math:mi>j</math:mi>
        <math:mi>A</math:mi>
        <math:mi>П</math:mi>
      </math:msubsup>
      <math:mo math:stretchy="false"></math:mo>
      <math:mn>0</math:mn>
    </math:mrow>
    <math:annotation math:encoding="StarMath 5.0">F csub{новое}^П_A leftarrow S^П_A over n^П_A,
~
j^П_A leftarrow 0</math:annotation>
  </math:semantics>
</math:math>
</file>

<file path=Object 586/content.xml><?xml version="1.0" encoding="utf-8"?>
<!DOCTYPE math  PUBLIC '-//OpenOffice.org//DTD Modified W3C MathML 1.01//EN'  'math.dtd'>
<math:math xmlns:math="http://www.w3.org/1998/Math/MathML">
  <math:semantics>
    <math:msubsup>
      <math:munder>
        <math:mi>F</math:mi>
        <math:mi math:fontstyle="italic">новое</math:mi>
      </math:munder>
      <math:mi>A</math:mi>
      <math:mi>П</math:mi>
    </math:msubsup>
    <math:annotation math:encoding="StarMath 5.0">F csub{новое}^П_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sup>
        <math:mover math:accent="true">
          <math:mi>F</math:mi>
          <math:mo>¯</math:mo>
        </math:mover>
        <math:mrow>
          <math:mi>P</math:mi>
          <math:mi>j</math:mi>
        </math:mrow>
        <math:mtext>*</math:mtext>
      </math:msubsup>
      <math:mo math:stretchy="false">≤</math:mo>
      <math:msub>
        <math:mi>F</math:mi>
        <math:mrow>
          <math:mi>P</math:mi>
          <math:mtext>ф</math:mtext>
        </math:mrow>
      </math:msub>
    </math:mrow>
    <math:annotation math:encoding="StarMath 5.0">{overline F}^"*"_{P j} &lt;= F_{P "ф"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j</math:mi>
      </math:msub>
      <math:mo math:stretchy="false">=</math:mo>
      <math:mtext>NULL</math:mtext>
    </math:mrow>
    <math:annotation math:encoding="StarMath 5.0">P_j="NULL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с</math:mi>
            <math:mo math:stretchy="false">=</math:mo>
            <math:munder>
              <math:mi>с</math:mi>
              <math:mi math:fontstyle="italic">новое</math:mi>
            </math:munder>
          </math:mrow>
          <math:mi>;</math:mi>
          <math:mrow>
            <math:mi>b</math:mi>
            <math:mo math:stretchy="false">=</math:mo>
            <math:munder>
              <math:mi>b</math:mi>
              <math:mi math:fontstyle="italic">новое</math:mi>
            </math:munder>
          </math:mrow>
        </math:mrow>
      </math:mtr>
      <math:mtr>
        <math:mrow>
          <math:msubsup>
            <math:mi>F</math:mi>
            <math:mi>A</math:mi>
            <math:mi>П</math:mi>
          </math:msubsup>
          <math:mo math:stretchy="false">=</math:mo>
          <math:msubsup>
            <math:munder>
              <math:mi>F</math:mi>
              <math:mi math:fontstyle="italic">новое</math:mi>
            </math:munder>
            <math:mi>A</math:mi>
            <math:mi>П</math:mi>
          </math:msubsup>
        </math:mrow>
      </math:mtr>
    </math:mtable>
    <math:annotation math:encoding="StarMath 5.0">с = с csub{новое}; b = b csub{новое} newline
F^П_A = F^ П_A csub новое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sup>
        <math:mi>S</math:mi>
        <math:mi>P</math:mi>
        <math:mi>П</math:mi>
      </math:msubsup>
      <math:mo math:stretchy="false"></math:mo>
      <math:mrow>
        <math:msubsup>
          <math:mi>S</math:mi>
          <math:mi>P</math:mi>
          <math:mi>П</math:mi>
        </math:msubsup>
        <math:mo math:stretchy="false"></math:mo>
        <math:msubsup>
          <math:mover math:accent="true">
            <math:mi>F</math:mi>
            <math:mo>¯</math:mo>
          </math:mover>
          <math:mrow>
            <math:mi>P</math:mi>
            <math:mi>j</math:mi>
          </math:mrow>
          <math:mi>R</math:mi>
        </math:msubsup>
      </math:mrow>
    </math:mrow>
    <math:annotation math:encoding="StarMath 5.0">S^П_P leftarrow S^П_P + {overline F} ^ R _ {P j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sup>
        <math:mi>F</math:mi>
        <math:mi>A</math:mi>
        <math:mi>L</math:mi>
      </math:msubsup>
      <math:mo math:stretchy="false">≤</math:mo>
      <math:msubsup>
        <math:mi>F</math:mi>
        <math:mi>A</math:mi>
        <math:mi>Ф</math:mi>
      </math:msubsup>
    </math:mrow>
    <math:annotation math:encoding="StarMath 5.0"> F _A ^L &lt;= F^Ф_A</math:annotation>
  </math:semantics>
</math:math>
</file>

<file path=Object 958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n>1</math:mn>
        <math:mo math:stretchy="false">÷</math:mo>
        <math:mi>k</math:mi>
      </math:mrow>
    </math:mrow>
    <math:annotation math:encoding="StarMath 5.0">i=1 div k</math:annotation>
  </math:semantics>
</math:math>
</file>

<file path=Object 959/content.xml><?xml version="1.0" encoding="utf-8"?>
<!DOCTYPE math  PUBLIC '-//OpenOffice.org//DTD Modified W3C MathML 1.01//EN'  'math.dtd'>
<math:math xmlns:math="http://www.w3.org/1998/Math/MathML">
  <math:semantics>
    <math:mrow>
      <math:mi>W</math:mi>
      <math:msub>
        <math:mi>'</math:mi>
        <math:mi>i</math:mi>
      </math:msub>
    </math:mrow>
    <math:annotation math:encoding="StarMath 5.0">W'_i
</math:annotation>
  </math:semantics>
</math:math>
</file>

<file path=Object 96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row>
              <math:mo math:stretchy="false">¬</math:mo>
              <math:mi>W</math:mi>
            </math:mrow>
          </math:msubsup>
          <math:mo math:stretchy="false"></math:mo>
          <math:mrow>
            <math:msubsup>
              <math:mi>S</math:mi>
              <math:mi>A</math:mi>
              <math:mrow>
                <math:mo math:stretchy="false">¬</math:mo>
                <math:mi>W</math:mi>
              </math:mrow>
            </math:msubsup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sup>
            <math:mi>m</math:mi>
            <math:mi>A</math:mi>
            <math:mrow>
              <math:mo math:stretchy="false">¬</math:mo>
              <math:mi>W</math:mi>
            </math:mrow>
          </math:msubsup>
          <math:mo math:stretchy="false"></math:mo>
          <math:mrow>
            <math:msubsup>
              <math:mi>m</math:mi>
              <math:mi>A</math:mi>
              <math:mrow>
                <math:mo math:stretchy="false">¬</math:mo>
                <math:mi>W</math:mi>
              </math:mrow>
            </math:msubsup>
            <math:mo math:stretchy="false"></math:mo>
            <math:mn>1</math:mn>
          </math:mrow>
        </math:mrow>
      </math:mtr>
    </math:mtable>
    <math:annotation math:encoding="StarMath 5.0">S^{neg W}_A leftarrow S^{neg W}_A + F'_{A i}, newline
m^{neg W}_A leftarrow m^{neg W}_A + 1</math:annotation>
  </math:semantics>
</math:math>
</file>

<file path=Object 96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sub>
          <math:mi>'</math:mi>
          <math:mrow>
            <math:mi>A</math:mi>
            <math:mi>i</math:mi>
          </math:mrow>
        </math:msub>
        <math:mo math:stretchy="false">≤</math:mo>
        <math:msub>
          <math:mi>F</math:mi>
          <math:mrow>
            <math:mi>x</math:mi>
            <math:mi>A</math:mi>
          </math:mrow>
        </math:msub>
      </math:mrow>
    </math:mrow>
    <math:annotation math:encoding="StarMath 5.0">F'_{A i} &lt;= F_{x A}</math:annotation>
  </math:semantics>
</math:math>
</file>

<file path=Object 96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sub>
          <math:mi>'</math:mi>
          <math:mrow>
            <math:mi>A</math:mi>
            <math:mi>i</math:mi>
          </math:mrow>
        </math:msub>
        <math:mo math:stretchy="false">≥</math:mo>
        <math:msub>
          <math:mi>F</math:mi>
          <math:mrow>
            <math:mi>m</math:mi>
            <math:mi>A</math:mi>
          </math:mrow>
        </math:msub>
      </math:mrow>
    </math:mrow>
    <math:annotation math:encoding="StarMath 5.0">F'_{A i} &gt;= F_{m A}</math:annotation>
  </math:semantics>
</math:math>
</file>

<file path=Object 96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S</math:mi>
            <math:mi>A</math:mi>
          </math:msub>
          <math:mo math:stretchy="false"></math:mo>
          <math:mrow>
            <math:msub>
              <math:mi>S</math:mi>
              <math:mi>A</math:mi>
            </math:msub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>
            <math:mi>m</math:mi>
            <math:mi>A</math:mi>
          </math:msub>
          <math:mo math:stretchy="false"></math:mo>
          <math:mrow>
            <math:msub>
              <math:mi>m</math:mi>
              <math:mi>A</math:mi>
            </math:msub>
            <math:mo math:stretchy="false"></math:mo>
            <math:mn>1</math:mn>
          </math:mrow>
        </math:mrow>
      </math:mtr>
    </math:mtable>
    <math:annotation math:encoding="StarMath 5.0">S_A leftarrow S_A + F'_{A i}, newline
m_A leftarrow m_A +1</math:annotation>
  </math:semantics>
</math:math>
</file>

<file path=Object 96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i>L</math:mi>
          </math:msubsup>
          <math:mo math:stretchy="false"></math:mo>
          <math:mrow>
            <math:msubsup>
              <math:mi>S</math:mi>
              <math:mi>A</math:mi>
              <math:mi>L</math:mi>
            </math:msubsup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sup>
            <math:mi>m</math:mi>
            <math:mi>A</math:mi>
            <math:mi>L</math:mi>
          </math:msubsup>
          <math:mo math:stretchy="false"></math:mo>
          <math:mrow>
            <math:msubsup>
              <math:mi>m</math:mi>
              <math:mi>A</math:mi>
              <math:mi>L</math:mi>
            </math:msubsup>
            <math:mo math:stretchy="false"></math:mo>
            <math:mn>1</math:mn>
          </math:mrow>
        </math:mrow>
      </math:mtr>
    </math:mtable>
    <math:annotation math:encoding="StarMath 5.0">S^L_A leftarrow S^L_A + F'_{A i}, newline
m^L_A leftarrow m^L_A + 1</math:annotation>
  </math:semantics>
</math:math>
</file>

<file path=Object 96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S</math:mi>
            <math:mi>A</math:mi>
            <math:mi>R</math:mi>
          </math:msubsup>
          <math:mo math:stretchy="false"></math:mo>
          <math:mrow>
            <math:msubsup>
              <math:mi>S</math:mi>
              <math:mi>A</math:mi>
              <math:mi>R</math:mi>
            </math:msubsup>
            <math:mo math:stretchy="false"></math:mo>
            <math:mi>F</math:mi>
          </math:mrow>
          <math:msub>
            <math:mi>'</math:mi>
            <math:mrow>
              <math:mi>A</math:mi>
              <math:mi>i</math:mi>
            </math:mrow>
          </math:msub>
          <math:mi>,</math:mi>
        </math:mrow>
      </math:mtr>
      <math:mtr>
        <math:mrow>
          <math:msubsup>
            <math:mi>m</math:mi>
            <math:mi>A</math:mi>
            <math:mi>R</math:mi>
          </math:msubsup>
          <math:mo math:stretchy="false"></math:mo>
          <math:mrow>
            <math:msubsup>
              <math:mi>m</math:mi>
              <math:mi>A</math:mi>
              <math:mi>R</math:mi>
            </math:msubsup>
            <math:mo math:stretchy="false"></math:mo>
            <math:mn>1</math:mn>
          </math:mrow>
        </math:mrow>
      </math:mtr>
    </math:mtable>
    <math:annotation math:encoding="StarMath 5.0">S^R_A leftarrow S^R_A + F'_{A i}, newline
m^R_A leftarrow m^R_A + 1</math:annotation>
  </math:semantics>
</math:math>
</file>

<file path=Object 96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если</math:mi>
          <math:mrow>
            <math:msubsup>
              <math:mi>m</math:mi>
              <math:mi>A</math:mi>
              <math:mi>W</math:mi>
            </math:msubsup>
            <math:mo math:stretchy="false">≠</math:mo>
            <math:mn>0,</math:mn>
          </math:mrow>
        </math:mrow>
      </math:mtr>
      <math:mtr>
        <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row>
              <math:mo math:stretchy="false">¬</math:mo>
              <math:mi>W</math:mi>
            </math:mrow>
          </math:msubsup>
          <math:mo math:stretchy="false"></math:mo>
          <math:mfrac>
            <math:msubsup>
              <math:mi>S</math:mi>
              <math:mi>A</math:mi>
              <math:mrow>
                <math:mo math:stretchy="false">¬</math:mo>
                <math:mi>W</math:mi>
              </math:mrow>
            </math:msubsup>
            <math:msubsup>
              <math:mi>m</math:mi>
              <math:mi>A</math:mi>
              <math:mrow>
                <math:mo math:stretchy="false">¬</math:mo>
                <math:mi>W</math:mi>
              </math:mrow>
            </math:msubsup>
          </math:mfrac>
          <math:mi>,</math:mi>
          <math:mo math:stretchy="false"></math:mo>
          <math:mrow>
            <math:msubsup>
              <math:mi>F</math:mi>
              <math:mi>A</math:mi>
              <math:mrow>
                <math:mo math:stretchy="false">¬</math:mo>
                <math:mi>W</math:mi>
              </math:mrow>
            </math:msubsup>
            <math:mo math:stretchy="false">=</math:mo>
            <math:mrow>
              <math:msub>
                <math:mi>q</math:mi>
                <math:mn>1</math:mn>
              </math:msub>
              <math:mo math:stretchy="false">⋅</math:mo>
              <math:msqrt>
                <math:msubsup>
                  <math:mover math:accent="true">
                    <math:mi>F</math:mi>
                    <math:mo>¯</math:mo>
                  </math:mover>
                  <math:mrow>
                    <math:mi>A</math:mi>
                    <math:mi>j</math:mi>
                  </math:mrow>
                  <math:mrow>
                    <math:mo math:stretchy="false">¬</math:mo>
                    <math:mi>W</math:mi>
                  </math:mrow>
                </math:msubsup>
              </math:msqrt>
            </math:mrow>
          </math:mrow>
          <math:mi>;</math:mi>
        </math:mrow>
      </math:mtr>
      <math:mtr>
        <math:mrow>
          <math:mi math:fontstyle="italic">если</math:mi>
          <math:mrow>
            <math:msubsup>
              <math:mi>m</math:mi>
              <math:mi>A</math:mi>
              <math:mi>L</math:mi>
            </math:msubsup>
            <math:mo math:stretchy="false">≠</math:mo>
            <math:mn>0,</math:mn>
          </math:mrow>
        </math:mrow>
      </math:mtr>
      <math:mtr>
        <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L</math:mi>
          </math:msubsup>
          <math:mo math:stretchy="false"></math:mo>
          <math:mfrac>
            <math:msubsup>
              <math:mi>S</math:mi>
              <math:mi>A</math:mi>
              <math:mi>L</math:mi>
            </math:msubsup>
            <math:msubsup>
              <math:mi>m</math:mi>
              <math:mi>A</math:mi>
              <math:mi>L</math:mi>
            </math:msubsup>
          </math:mfrac>
          <math:mi>,</math:mi>
          <math:mo math:stretchy="false"></math:mo>
          <math:mrow>
            <math:msubsup>
              <math:mi>F</math:mi>
              <math:mi>A</math:mi>
              <math:mi>L</math:mi>
            </math:msubsup>
            <math:mo math:stretchy="false">=</math:mo>
            <math:mrow>
              <math:msub>
                <math:mi>q</math:mi>
                <math:mn>1</math:mn>
              </math:msub>
              <math:mo math:stretchy="false">⋅</math:mo>
              <math:msqrt>
                <math:msubsup>
                  <math:mover math:accent="true">
                    <math:mi>F</math:mi>
                    <math:mo>¯</math:mo>
                  </math:mover>
                  <math:mrow>
                    <math:mi>A</math:mi>
                    <math:mi>j</math:mi>
                  </math:mrow>
                  <math:mi>L</math:mi>
                </math:msubsup>
              </math:msqrt>
            </math:mrow>
          </math:mrow>
          <math:mi>;</math:mi>
        </math:mrow>
      </math:mtr>
      <math:mtr>
        <math:mrow>
          <math:mi math:fontstyle="italic">если</math:mi>
          <math:mrow>
            <math:msub>
              <math:mi>m</math:mi>
              <math:mi>A</math:mi>
            </math:msub>
            <math:mo math:stretchy="false">≠</math:mo>
            <math:mn>0,</math:mn>
          </math:mrow>
        </math:mrow>
      </math:mtr>
      <math:mtr>
        <math:mrow>
          <math:mi math:fontstyle="italic">то</math:mi>
          <math:msub>
            <math:mover math:accent="true">
              <math:mi>F</math:mi>
              <math:mo>¯</math:mo>
            </math:mover>
            <math:mrow>
              <math:mi>A</math:mi>
              <math:mi>j</math:mi>
            </math:mrow>
          </math:msub>
          <math:mo math:stretchy="false"></math:mo>
          <math:mfrac>
            <math:msub>
              <math:mi>S</math:mi>
              <math:mi>A</math:mi>
            </math:msub>
            <math:msub>
              <math:mi>m</math:mi>
              <math:mi>A</math:mi>
            </math:msub>
          </math:mfrac>
          <math:mi>,</math:mi>
          <math:mo math:stretchy="false"></math:mo>
          <math:mrow>
            <math:msub>
              <math:mi>F</math:mi>
              <math:mi>A</math:mi>
            </math:msub>
            <math:mo math:stretchy="false">=</math:mo>
            <math:mrow>
              <math:msub>
                <math:mi>q</math:mi>
                <math:mn>1</math:mn>
              </math:msub>
              <math:mo math:stretchy="false">⋅</math:mo>
              <math:msqrt>
                <math:msub>
                  <math:mover math:accent="true">
                    <math:mi>F</math:mi>
                    <math:mo>¯</math:mo>
                  </math:mover>
                  <math:mrow>
                    <math:mi>A</math:mi>
                    <math:mi>j</math:mi>
                  </math:mrow>
                </math:msub>
              </math:msqrt>
            </math:mrow>
          </math:mrow>
          <math:mi>;</math:mi>
        </math:mrow>
      </math:mtr>
      <math:mtr>
        <math:mrow>
          <math:mi math:fontstyle="italic">если</math:mi>
          <math:mrow>
            <math:msubsup>
              <math:mi>m</math:mi>
              <math:mi>A</math:mi>
              <math:mi>R</math:mi>
            </math:msubsup>
            <math:mo math:stretchy="false">≠</math:mo>
            <math:mn>0,</math:mn>
          </math:mrow>
        </math:mrow>
      </math:mtr>
      <math:mtr>
        <math:mrow>
          <math:mi math:fontstyle="italic">то</math:mi>
          <math:msubsup>
            <math:mover math:accent="true">
              <math:mi>F</math:mi>
              <math:mo>¯</math:mo>
            </math:mover>
            <math:mrow>
              <math:mi>A</math:mi>
              <math:mi>j</math:mi>
            </math:mrow>
            <math:mi>R</math:mi>
          </math:msubsup>
          <math:mo math:stretchy="false"></math:mo>
          <math:mfrac>
            <math:msubsup>
              <math:mi>S</math:mi>
              <math:mi>A</math:mi>
              <math:mi>R</math:mi>
            </math:msubsup>
            <math:msubsup>
              <math:mi>m</math:mi>
              <math:mi>A</math:mi>
              <math:mi>R</math:mi>
            </math:msubsup>
          </math:mfrac>
          <math:mi>,</math:mi>
          <math:mo math:stretchy="false"></math:mo>
          <math:mrow>
            <math:msubsup>
              <math:mi>F</math:mi>
              <math:mi>A</math:mi>
              <math:mi>R</math:mi>
            </math:msubsup>
            <math:mo math:stretchy="false">=</math:mo>
            <math:mrow>
              <math:msub>
                <math:mi>q</math:mi>
                <math:mn>1</math:mn>
              </math:msub>
              <math:mo math:stretchy="false">⋅</math:mo>
              <math:msqrt>
                <math:msubsup>
                  <math:mover math:accent="true">
                    <math:mi>F</math:mi>
                    <math:mo>¯</math:mo>
                  </math:mover>
                  <math:mrow>
                    <math:mi>A</math:mi>
                    <math:mi>j</math:mi>
                  </math:mrow>
                  <math:mi>R</math:mi>
                </math:msubsup>
              </math:msqrt>
            </math:mrow>
          </math:mrow>
        </math:mrow>
      </math:mtr>
      <math:mtr>
        <math:mrow>
          <math:mo math:stretchy="false"></math:mo>
          <math:mrow>
            <math:msubsup>
              <math:mi>F</math:mi>
              <math:mi math:fontstyle="italic">Aj</math:mi>
              <math:mi>P</math:mi>
            </math:msubsup>
            <math:mo math:stretchy="false">=</math:mo>
            <math:mrow>
              <math:mi>q</math:mi>
              <math:mo math:stretchy="false">⋅</math:mo>
              <math:msqrt>
                <math:msubsup>
                  <math:mover math:accent="true">
                    <math:mi>F</math:mi>
                    <math:mo>¯</math:mo>
                  </math:mover>
                  <math:mrow>
                    <math:mi>A</math:mi>
                    <math:mi>j</math:mi>
                  </math:mrow>
                  <math:mi>P</math:mi>
                </math:msubsup>
              </math:msqrt>
            </math:mrow>
          </math:mrow>
        </math:mrow>
      </math:mtr>
    </math:mtable>
    <math:annotation math:encoding="StarMath 5.0">если ~ m^ W_A &lt;&gt;0, newline ~ то ~ {overline F} ^{neg W} _{ A j } leftarrow S^{neg W}_A over  m^{neg W}_A, ~ %DELTA F^{neg W}_A = q_1 cdot sqrt{{overline F} ^{neg W}_{A j}};
newline
если ~ m^L_A&lt;&gt;0, newline ~ то ~ {overline F} ^{L} _{A j} leftarrow S^L_A over  m^L_A, ~ %DELTA F^L_A = q_1 cdot sqrt{{overline F} ^L_{A j}}; 
newline
если ~ m_A&lt;&gt;0, newline ~ то ~ {overline F}_{A j} leftarrow S_A over m_A, ~ %DELTA F_A = q_1 cdot sqrt{{overline F} _{A j}};
newline
если ~ m^R_A&lt;&gt;0, newline ~ то ~ {overline F} ^{R} _{A j} leftarrow S^R_A over  m^R_A, ~ %DELTA F^R_A = q_1 cdot sqrt{{overline F} ^R_{A j}}
newline
%DELTA F ^{P} _{Aj} = q cdot sqrt{{overline F} ^P_{A j}}
</math:annotation>
  </math:semantics>
</math:math>
</file>